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986cm" fo:margin-left="0cm" fo:margin-top="0cm" fo:margin-bottom="0cm" table:align="left" style:writing-mode="lr-tb"/>
    </style:style>
    <style:style style:name="Tabela1.A" style:family="table-column">
      <style:table-column-properties style:column-width="1.642cm"/>
    </style:style>
    <style:style style:name="Tabela1.B" style:family="table-column">
      <style:table-column-properties style:column-width="8.416cm"/>
    </style:style>
    <style:style style:name="Tabela1.C" style:family="table-column">
      <style:table-column-properties style:column-width="3.466cm"/>
    </style:style>
    <style:style style:name="Tabela1.D" style:family="table-column">
      <style:table-column-properties style:column-width="3.463cm"/>
    </style:style>
    <style:style style:name="Tabela1.1" style:family="table-row">
      <style:table-row-properties style:min-row-height="0.529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B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ela1.C1" style:family="table-cell">
      <style:table-cell-properties fo:background-color="#e7e6e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2" style:family="table-cell">
      <style:table-cell-properties fo:background-color="#d0cece" fo:padding-left="0.191cm" fo:padding-right="0.191cm" fo:padding-top="0cm" fo:padding-bottom="0cm" fo:border="0.5pt solid #000000">
        <style:background-image/>
      </style:table-cell-properties>
    </style:style>
    <style:style style:name="Tabela1.C2" style:family="table-cell">
      <style:table-cell-properties fo:background-color="#d0cec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C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3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4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5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6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7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8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9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0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2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3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4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5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5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5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5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" style:family="table">
      <style:table-properties style:width="15.194cm" fo:margin-top="0cm" fo:margin-bottom="0cm" table:align="left" style:writing-mode="lr-tb"/>
    </style:style>
    <style:style style:name="Tabela2.A" style:family="table-column">
      <style:table-column-properties style:column-width="1.531cm"/>
    </style:style>
    <style:style style:name="Tabela2.B" style:family="table-column">
      <style:table-column-properties style:column-width="8.084cm"/>
    </style:style>
    <style:style style:name="Tabela2.C" style:family="table-column">
      <style:table-column-properties style:column-width="2.688cm"/>
    </style:style>
    <style:style style:name="Tabela2.D" style:family="table-column">
      <style:table-column-properties style:column-width="2.891cm"/>
    </style:style>
    <style:style style:name="Tabela2.1" style:family="table-row">
      <style:table-row-properties style:min-row-height="0.556cm" fo:keep-together="auto"/>
    </style:style>
    <style:style style:name="Tabela2.A1" style:family="table-cell">
      <style:table-cell-properties fo:background-color="#d0cece" fo:padding-left="0.191cm" fo:padding-right="0.191cm" fo:padding-top="0cm" fo:padding-bottom="0cm" fo:border="0.5pt solid #000000">
        <style:background-image/>
      </style:table-cell-properties>
    </style:style>
    <style:style style:name="Tabela2.C1" style:family="table-cell">
      <style:table-cell-properties fo:background-color="#d0cec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A2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ela2.C2" style:family="table-cell">
      <style:table-cell-properties fo:background-color="#e7e6e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A3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C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" style:family="table-cell">
      <style:table-cell-properties fo:padding-left="0.191cm" fo:padding-right="0.191cm" fo:padding-top="0cm" fo:padding-bottom="0cm" fo:border="0.5pt solid #000000"/>
    </style:style>
    <style:style style:name="Tabela2.A4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2.C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" style:family="table-cell">
      <style:table-cell-properties fo:padding-left="0.191cm" fo:padding-right="0.191cm" fo:padding-top="0cm" fo:padding-bottom="0cm" fo:border="0.5pt solid #000000"/>
    </style:style>
    <style:style style:name="Tabela2.A5" style:family="table-cell">
      <style:table-cell-properties fo:padding-left="0.191cm" fo:padding-right="0.191cm" fo:padding-top="0cm" fo:padding-bottom="0cm" fo:border="0.5pt solid #000000"/>
    </style:style>
    <style:style style:name="Tabela2.B5" style:family="table-cell">
      <style:table-cell-properties fo:padding-left="0.191cm" fo:padding-right="0.191cm" fo:padding-top="0cm" fo:padding-bottom="0cm" fo:border="0.5pt solid #000000"/>
    </style:style>
    <style:style style:name="Tabela2.C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" style:family="table-cell">
      <style:table-cell-properties fo:padding-left="0.191cm" fo:padding-right="0.191cm" fo:padding-top="0cm" fo:padding-bottom="0cm" fo:border="0.5pt solid #000000"/>
    </style:style>
    <style:style style:name="Tabela2.A6" style:family="table-cell">
      <style:table-cell-properties fo:padding-left="0.191cm" fo:padding-right="0.191cm" fo:padding-top="0cm" fo:padding-bottom="0cm" fo:border="0.5pt solid #000000"/>
    </style:style>
    <style:style style:name="Tabela2.B6" style:family="table-cell">
      <style:table-cell-properties fo:padding-left="0.191cm" fo:padding-right="0.191cm" fo:padding-top="0cm" fo:padding-bottom="0cm" fo:border="0.5pt solid #000000"/>
    </style:style>
    <style:style style:name="Tabela2.C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" style:family="table-cell">
      <style:table-cell-properties fo:padding-left="0.191cm" fo:padding-right="0.191cm" fo:padding-top="0cm" fo:padding-bottom="0cm" fo:border="0.5pt solid #000000"/>
    </style:style>
    <style:style style:name="Tabela2.A7" style:family="table-cell">
      <style:table-cell-properties fo:padding-left="0.191cm" fo:padding-right="0.191cm" fo:padding-top="0cm" fo:padding-bottom="0cm" fo:border="0.5pt solid #000000"/>
    </style:style>
    <style:style style:name="Tabela2.B7" style:family="table-cell">
      <style:table-cell-properties fo:padding-left="0.191cm" fo:padding-right="0.191cm" fo:padding-top="0cm" fo:padding-bottom="0cm" fo:border="0.5pt solid #000000"/>
    </style:style>
    <style:style style:name="Tabela2.C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" style:family="table-cell">
      <style:table-cell-properties fo:padding-left="0.191cm" fo:padding-right="0.191cm" fo:padding-top="0cm" fo:padding-bottom="0cm" fo:border="0.5pt solid #000000"/>
    </style:style>
    <style:style style:name="Tabela2.A8" style:family="table-cell">
      <style:table-cell-properties fo:padding-left="0.191cm" fo:padding-right="0.191cm" fo:padding-top="0cm" fo:padding-bottom="0cm" fo:border="0.5pt solid #000000"/>
    </style:style>
    <style:style style:name="Tabela2.B8" style:family="table-cell">
      <style:table-cell-properties fo:padding-left="0.191cm" fo:padding-right="0.191cm" fo:padding-top="0cm" fo:padding-bottom="0cm" fo:border="0.5pt solid #000000"/>
    </style:style>
    <style:style style:name="Tabela2.C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8" style:family="table-cell">
      <style:table-cell-properties fo:padding-left="0.191cm" fo:padding-right="0.191cm" fo:padding-top="0cm" fo:padding-bottom="0cm" fo:border="0.5pt solid #000000"/>
    </style:style>
    <style:style style:name="Tabela2.A9" style:family="table-cell">
      <style:table-cell-properties fo:padding-left="0.191cm" fo:padding-right="0.191cm" fo:padding-top="0cm" fo:padding-bottom="0cm" fo:border="0.5pt solid #000000"/>
    </style:style>
    <style:style style:name="Tabela2.B9" style:family="table-cell">
      <style:table-cell-properties fo:padding-left="0.191cm" fo:padding-right="0.191cm" fo:padding-top="0cm" fo:padding-bottom="0cm" fo:border="0.5pt solid #000000"/>
    </style:style>
    <style:style style:name="Tabela2.C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9" style:family="table-cell">
      <style:table-cell-properties fo:padding-left="0.191cm" fo:padding-right="0.191cm" fo:padding-top="0cm" fo:padding-bottom="0cm" fo:border="0.5pt solid #000000"/>
    </style:style>
    <style:style style:name="Tabela2.A11" style:family="table-cell">
      <style:table-cell-properties fo:padding-left="0.191cm" fo:padding-right="0.191cm" fo:padding-top="0cm" fo:padding-bottom="0cm" fo:border="0.5pt solid #000000"/>
    </style:style>
    <style:style style:name="Tabela2.B11" style:family="table-cell">
      <style:table-cell-properties fo:padding-left="0.191cm" fo:padding-right="0.191cm" fo:padding-top="0cm" fo:padding-bottom="0cm" fo:border="0.5pt solid #000000"/>
    </style:style>
    <style:style style:name="Tabela2.C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1" style:family="table-cell">
      <style:table-cell-properties fo:padding-left="0.191cm" fo:padding-right="0.191cm" fo:padding-top="0cm" fo:padding-bottom="0cm" fo:border="0.5pt solid #000000"/>
    </style:style>
    <style:style style:name="Tabela2.A12" style:family="table-cell">
      <style:table-cell-properties fo:padding-left="0.191cm" fo:padding-right="0.191cm" fo:padding-top="0cm" fo:padding-bottom="0cm" fo:border="0.5pt solid #000000"/>
    </style:style>
    <style:style style:name="Tabela2.B12" style:family="table-cell">
      <style:table-cell-properties fo:padding-left="0.191cm" fo:padding-right="0.191cm" fo:padding-top="0cm" fo:padding-bottom="0cm" fo:border="0.5pt solid #000000"/>
    </style:style>
    <style:style style:name="Tabela2.C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2" style:family="table-cell">
      <style:table-cell-properties fo:padding-left="0.191cm" fo:padding-right="0.191cm" fo:padding-top="0cm" fo:padding-bottom="0cm" fo:border="0.5pt solid #000000"/>
    </style:style>
    <style:style style:name="Tabela2.A13" style:family="table-cell">
      <style:table-cell-properties fo:padding-left="0.191cm" fo:padding-right="0.191cm" fo:padding-top="0cm" fo:padding-bottom="0cm" fo:border="0.5pt solid #000000"/>
    </style:style>
    <style:style style:name="Tabela2.B13" style:family="table-cell">
      <style:table-cell-properties fo:padding-left="0.191cm" fo:padding-right="0.191cm" fo:padding-top="0cm" fo:padding-bottom="0cm" fo:border="0.5pt solid #000000"/>
    </style:style>
    <style:style style:name="Tabela2.C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3" style:family="table-cell">
      <style:table-cell-properties fo:padding-left="0.191cm" fo:padding-right="0.191cm" fo:padding-top="0cm" fo:padding-bottom="0cm" fo:border="0.5pt solid #000000"/>
    </style:style>
    <style:style style:name="Tabela2.A14" style:family="table-cell">
      <style:table-cell-properties fo:padding-left="0.191cm" fo:padding-right="0.191cm" fo:padding-top="0cm" fo:padding-bottom="0cm" fo:border="0.5pt solid #000000"/>
    </style:style>
    <style:style style:name="Tabela2.B14" style:family="table-cell">
      <style:table-cell-properties fo:padding-left="0.191cm" fo:padding-right="0.191cm" fo:padding-top="0cm" fo:padding-bottom="0cm" fo:border="0.5pt solid #000000"/>
    </style:style>
    <style:style style:name="Tabela2.C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4" style:family="table-cell">
      <style:table-cell-properties fo:padding-left="0.191cm" fo:padding-right="0.191cm" fo:padding-top="0cm" fo:padding-bottom="0cm" fo:border="0.5pt solid #000000"/>
    </style:style>
    <style:style style:name="Tabela2.A15" style:family="table-cell">
      <style:table-cell-properties fo:padding-left="0.191cm" fo:padding-right="0.191cm" fo:padding-top="0cm" fo:padding-bottom="0cm" fo:border="0.5pt solid #000000"/>
    </style:style>
    <style:style style:name="Tabela2.B15" style:family="table-cell">
      <style:table-cell-properties fo:padding-left="0.191cm" fo:padding-right="0.191cm" fo:padding-top="0cm" fo:padding-bottom="0cm" fo:border="0.5pt solid #000000"/>
    </style:style>
    <style:style style:name="Tabela2.C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5" style:family="table-cell">
      <style:table-cell-properties fo:padding-left="0.191cm" fo:padding-right="0.191cm" fo:padding-top="0cm" fo:padding-bottom="0cm" fo:border="0.5pt solid #000000"/>
    </style:style>
    <style:style style:name="Tabela2.A16" style:family="table-cell">
      <style:table-cell-properties fo:padding-left="0.191cm" fo:padding-right="0.191cm" fo:padding-top="0cm" fo:padding-bottom="0cm" fo:border="0.5pt solid #000000"/>
    </style:style>
    <style:style style:name="Tabela2.B16" style:family="table-cell">
      <style:table-cell-properties fo:padding-left="0.191cm" fo:padding-right="0.191cm" fo:padding-top="0cm" fo:padding-bottom="0cm" fo:border="0.5pt solid #000000"/>
    </style:style>
    <style:style style:name="Tabela2.C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6" style:family="table-cell">
      <style:table-cell-properties fo:padding-left="0.191cm" fo:padding-right="0.191cm" fo:padding-top="0cm" fo:padding-bottom="0cm" fo:border="0.5pt solid #000000"/>
    </style:style>
    <style:style style:name="Tabela2.A17" style:family="table-cell">
      <style:table-cell-properties fo:padding-left="0.191cm" fo:padding-right="0.191cm" fo:padding-top="0cm" fo:padding-bottom="0cm" fo:border="0.5pt solid #000000"/>
    </style:style>
    <style:style style:name="Tabela2.B17" style:family="table-cell">
      <style:table-cell-properties fo:padding-left="0.191cm" fo:padding-right="0.191cm" fo:padding-top="0cm" fo:padding-bottom="0cm" fo:border="0.5pt solid #000000"/>
    </style:style>
    <style:style style:name="Tabela2.C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7" style:family="table-cell">
      <style:table-cell-properties fo:padding-left="0.191cm" fo:padding-right="0.191cm" fo:padding-top="0cm" fo:padding-bottom="0cm" fo:border="0.5pt solid #000000"/>
    </style:style>
    <style:style style:name="Tabela2.A18" style:family="table-cell">
      <style:table-cell-properties fo:padding-left="0.191cm" fo:padding-right="0.191cm" fo:padding-top="0cm" fo:padding-bottom="0cm" fo:border="0.5pt solid #000000"/>
    </style:style>
    <style:style style:name="Tabela2.B18" style:family="table-cell">
      <style:table-cell-properties fo:padding-left="0.191cm" fo:padding-right="0.191cm" fo:padding-top="0cm" fo:padding-bottom="0cm" fo:border="0.5pt solid #000000"/>
    </style:style>
    <style:style style:name="Tabela2.C1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8" style:family="table-cell">
      <style:table-cell-properties fo:padding-left="0.191cm" fo:padding-right="0.191cm" fo:padding-top="0cm" fo:padding-bottom="0cm" fo:border="0.5pt solid #000000"/>
    </style:style>
    <style:style style:name="Tabela2.A19" style:family="table-cell">
      <style:table-cell-properties fo:padding-left="0.191cm" fo:padding-right="0.191cm" fo:padding-top="0cm" fo:padding-bottom="0cm" fo:border="0.5pt solid #000000"/>
    </style:style>
    <style:style style:name="Tabela2.B19" style:family="table-cell">
      <style:table-cell-properties fo:padding-left="0.191cm" fo:padding-right="0.191cm" fo:padding-top="0cm" fo:padding-bottom="0cm" fo:border="0.5pt solid #000000"/>
    </style:style>
    <style:style style:name="Tabela2.C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9" style:family="table-cell">
      <style:table-cell-properties fo:padding-left="0.191cm" fo:padding-right="0.191cm" fo:padding-top="0cm" fo:padding-bottom="0cm" fo:border="0.5pt solid #000000"/>
    </style:style>
    <style:style style:name="Tabela2.A20" style:family="table-cell">
      <style:table-cell-properties fo:padding-left="0.191cm" fo:padding-right="0.191cm" fo:padding-top="0cm" fo:padding-bottom="0cm" fo:border="0.5pt solid #000000"/>
    </style:style>
    <style:style style:name="Tabela2.B20" style:family="table-cell">
      <style:table-cell-properties fo:padding-left="0.191cm" fo:padding-right="0.191cm" fo:padding-top="0cm" fo:padding-bottom="0cm" fo:border="0.5pt solid #000000"/>
    </style:style>
    <style:style style:name="Tabela2.C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0" style:family="table-cell">
      <style:table-cell-properties fo:padding-left="0.191cm" fo:padding-right="0.191cm" fo:padding-top="0cm" fo:padding-bottom="0cm" fo:border="0.5pt solid #000000"/>
    </style:style>
    <style:style style:name="Tabela2.A21" style:family="table-cell">
      <style:table-cell-properties fo:padding-left="0.191cm" fo:padding-right="0.191cm" fo:padding-top="0cm" fo:padding-bottom="0cm" fo:border="0.5pt solid #000000"/>
    </style:style>
    <style:style style:name="Tabela2.B21" style:family="table-cell">
      <style:table-cell-properties fo:padding-left="0.191cm" fo:padding-right="0.191cm" fo:padding-top="0cm" fo:padding-bottom="0cm" fo:border="0.5pt solid #000000"/>
    </style:style>
    <style:style style:name="Tabela2.C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1" style:family="table-cell">
      <style:table-cell-properties fo:padding-left="0.191cm" fo:padding-right="0.191cm" fo:padding-top="0cm" fo:padding-bottom="0cm" fo:border="0.5pt solid #000000"/>
    </style:style>
    <style:style style:name="Tabela2.A22" style:family="table-cell">
      <style:table-cell-properties fo:padding-left="0.191cm" fo:padding-right="0.191cm" fo:padding-top="0cm" fo:padding-bottom="0cm" fo:border="0.5pt solid #000000"/>
    </style:style>
    <style:style style:name="Tabela2.B22" style:family="table-cell">
      <style:table-cell-properties fo:padding-left="0.191cm" fo:padding-right="0.191cm" fo:padding-top="0cm" fo:padding-bottom="0cm" fo:border="0.5pt solid #000000"/>
    </style:style>
    <style:style style:name="Tabela2.C2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2" style:family="table-cell">
      <style:table-cell-properties fo:padding-left="0.191cm" fo:padding-right="0.191cm" fo:padding-top="0cm" fo:padding-bottom="0cm" fo:border="0.5pt solid #000000"/>
    </style:style>
    <style:style style:name="Tabela2.A23" style:family="table-cell">
      <style:table-cell-properties fo:padding-left="0.191cm" fo:padding-right="0.191cm" fo:padding-top="0cm" fo:padding-bottom="0cm" fo:border="0.5pt solid #000000"/>
    </style:style>
    <style:style style:name="Tabela2.B23" style:family="table-cell">
      <style:table-cell-properties fo:padding-left="0.191cm" fo:padding-right="0.191cm" fo:padding-top="0cm" fo:padding-bottom="0cm" fo:border="0.5pt solid #000000"/>
    </style:style>
    <style:style style:name="Tabela2.C2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3" style:family="table-cell">
      <style:table-cell-properties fo:padding-left="0.191cm" fo:padding-right="0.191cm" fo:padding-top="0cm" fo:padding-bottom="0cm" fo:border="0.5pt solid #000000"/>
    </style:style>
    <style:style style:name="Tabela2.A24" style:family="table-cell">
      <style:table-cell-properties fo:padding-left="0.191cm" fo:padding-right="0.191cm" fo:padding-top="0cm" fo:padding-bottom="0cm" fo:border="0.5pt solid #000000"/>
    </style:style>
    <style:style style:name="Tabela2.B24" style:family="table-cell">
      <style:table-cell-properties fo:padding-left="0.191cm" fo:padding-right="0.191cm" fo:padding-top="0cm" fo:padding-bottom="0cm" fo:border="0.5pt solid #000000"/>
    </style:style>
    <style:style style:name="Tabela2.C2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4" style:family="table-cell">
      <style:table-cell-properties fo:padding-left="0.191cm" fo:padding-right="0.191cm" fo:padding-top="0cm" fo:padding-bottom="0cm" fo:border="0.5pt solid #000000"/>
    </style:style>
    <style:style style:name="Tabela2.A25" style:family="table-cell">
      <style:table-cell-properties fo:padding-left="0.191cm" fo:padding-right="0.191cm" fo:padding-top="0cm" fo:padding-bottom="0cm" fo:border="0.5pt solid #000000"/>
    </style:style>
    <style:style style:name="Tabela2.B25" style:family="table-cell">
      <style:table-cell-properties fo:padding-left="0.191cm" fo:padding-right="0.191cm" fo:padding-top="0cm" fo:padding-bottom="0cm" fo:border="0.5pt solid #000000"/>
    </style:style>
    <style:style style:name="Tabela2.C2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5" style:family="table-cell">
      <style:table-cell-properties fo:padding-left="0.191cm" fo:padding-right="0.191cm" fo:padding-top="0cm" fo:padding-bottom="0cm" fo:border="0.5pt solid #000000"/>
    </style:style>
    <style:style style:name="Tabela2.A26" style:family="table-cell">
      <style:table-cell-properties fo:padding-left="0.191cm" fo:padding-right="0.191cm" fo:padding-top="0cm" fo:padding-bottom="0cm" fo:border="0.5pt solid #000000"/>
    </style:style>
    <style:style style:name="Tabela2.B26" style:family="table-cell">
      <style:table-cell-properties fo:padding-left="0.191cm" fo:padding-right="0.191cm" fo:padding-top="0cm" fo:padding-bottom="0cm" fo:border="0.5pt solid #000000"/>
    </style:style>
    <style:style style:name="Tabela2.C2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6" style:family="table-cell">
      <style:table-cell-properties fo:padding-left="0.191cm" fo:padding-right="0.191cm" fo:padding-top="0cm" fo:padding-bottom="0cm" fo:border="0.5pt solid #000000"/>
    </style:style>
    <style:style style:name="Tabela2.A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B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C2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2.D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A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B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C2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2.D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A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B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C2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2.D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A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B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C3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2.D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A31" style:family="table-cell">
      <style:table-cell-properties fo:padding-left="0.191cm" fo:padding-right="0.191cm" fo:padding-top="0cm" fo:padding-bottom="0cm" fo:border="0.5pt solid #000000"/>
    </style:style>
    <style:style style:name="Tabela2.B31" style:family="table-cell">
      <style:table-cell-properties fo:padding-left="0.191cm" fo:padding-right="0.191cm" fo:padding-top="0cm" fo:padding-bottom="0cm" fo:border="0.5pt solid #000000"/>
    </style:style>
    <style:style style:name="Tabela2.C3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1" style:family="table-cell">
      <style:table-cell-properties fo:padding-left="0.191cm" fo:padding-right="0.191cm" fo:padding-top="0cm" fo:padding-bottom="0cm" fo:border="0.5pt solid #000000"/>
    </style:style>
    <style:style style:name="Tabela2.A32" style:family="table-cell">
      <style:table-cell-properties fo:padding-left="0.191cm" fo:padding-right="0.191cm" fo:padding-top="0cm" fo:padding-bottom="0cm" fo:border="0.5pt solid #000000"/>
    </style:style>
    <style:style style:name="Tabela2.B32" style:family="table-cell">
      <style:table-cell-properties fo:padding-left="0.191cm" fo:padding-right="0.191cm" fo:padding-top="0cm" fo:padding-bottom="0cm" fo:border="0.5pt solid #000000"/>
    </style:style>
    <style:style style:name="Tabela2.C3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2" style:family="table-cell">
      <style:table-cell-properties fo:padding-left="0.191cm" fo:padding-right="0.191cm" fo:padding-top="0cm" fo:padding-bottom="0cm" fo:border="0.5pt solid #000000"/>
    </style:style>
    <style:style style:name="Tabela2.A33" style:family="table-cell">
      <style:table-cell-properties fo:padding-left="0.191cm" fo:padding-right="0.191cm" fo:padding-top="0cm" fo:padding-bottom="0cm" fo:border="0.5pt solid #000000"/>
    </style:style>
    <style:style style:name="Tabela2.B33" style:family="table-cell">
      <style:table-cell-properties fo:padding-left="0.191cm" fo:padding-right="0.191cm" fo:padding-top="0cm" fo:padding-bottom="0cm" fo:border="0.5pt solid #000000"/>
    </style:style>
    <style:style style:name="Tabela2.C3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3" style:family="table-cell">
      <style:table-cell-properties fo:padding-left="0.191cm" fo:padding-right="0.191cm" fo:padding-top="0cm" fo:padding-bottom="0cm" fo:border="0.5pt solid #000000"/>
    </style:style>
    <style:style style:name="Tabela2.A34" style:family="table-cell">
      <style:table-cell-properties fo:padding-left="0.191cm" fo:padding-right="0.191cm" fo:padding-top="0cm" fo:padding-bottom="0cm" fo:border="0.5pt solid #000000"/>
    </style:style>
    <style:style style:name="Tabela2.B34" style:family="table-cell">
      <style:table-cell-properties fo:padding-left="0.191cm" fo:padding-right="0.191cm" fo:padding-top="0cm" fo:padding-bottom="0cm" fo:border="0.5pt solid #000000"/>
    </style:style>
    <style:style style:name="Tabela2.C3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4" style:family="table-cell">
      <style:table-cell-properties fo:padding-left="0.191cm" fo:padding-right="0.191cm" fo:padding-top="0cm" fo:padding-bottom="0cm" fo:border="0.5pt solid #000000"/>
    </style:style>
    <style:style style:name="Tabela2.A35" style:family="table-cell">
      <style:table-cell-properties fo:padding-left="0.191cm" fo:padding-right="0.191cm" fo:padding-top="0cm" fo:padding-bottom="0cm" fo:border="0.5pt solid #000000"/>
    </style:style>
    <style:style style:name="Tabela2.B35" style:family="table-cell">
      <style:table-cell-properties fo:padding-left="0.191cm" fo:padding-right="0.191cm" fo:padding-top="0cm" fo:padding-bottom="0cm" fo:border="0.5pt solid #000000"/>
    </style:style>
    <style:style style:name="Tabela2.C3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5" style:family="table-cell">
      <style:table-cell-properties fo:padding-left="0.191cm" fo:padding-right="0.191cm" fo:padding-top="0cm" fo:padding-bottom="0cm" fo:border="0.5pt solid #000000"/>
    </style:style>
    <style:style style:name="Tabela2.A36" style:family="table-cell">
      <style:table-cell-properties fo:padding-left="0.191cm" fo:padding-right="0.191cm" fo:padding-top="0cm" fo:padding-bottom="0cm" fo:border="0.5pt solid #000000"/>
    </style:style>
    <style:style style:name="Tabela2.B36" style:family="table-cell">
      <style:table-cell-properties fo:padding-left="0.191cm" fo:padding-right="0.191cm" fo:padding-top="0cm" fo:padding-bottom="0cm" fo:border="0.5pt solid #000000"/>
    </style:style>
    <style:style style:name="Tabela2.C3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6" style:family="table-cell">
      <style:table-cell-properties fo:padding-left="0.191cm" fo:padding-right="0.191cm" fo:padding-top="0cm" fo:padding-bottom="0cm" fo:border="0.5pt solid #000000"/>
    </style:style>
    <style:style style:name="Tabela2.A37" style:family="table-cell">
      <style:table-cell-properties fo:padding-left="0.191cm" fo:padding-right="0.191cm" fo:padding-top="0cm" fo:padding-bottom="0cm" fo:border="0.5pt solid #000000"/>
    </style:style>
    <style:style style:name="Tabela2.B37" style:family="table-cell">
      <style:table-cell-properties fo:padding-left="0.191cm" fo:padding-right="0.191cm" fo:padding-top="0cm" fo:padding-bottom="0cm" fo:border="0.5pt solid #000000"/>
    </style:style>
    <style:style style:name="Tabela2.C3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7" style:family="table-cell">
      <style:table-cell-properties fo:padding-left="0.191cm" fo:padding-right="0.191cm" fo:padding-top="0cm" fo:padding-bottom="0cm" fo:border="0.5pt solid #000000"/>
    </style:style>
    <style:style style:name="Tabela2.A38" style:family="table-cell">
      <style:table-cell-properties fo:padding-left="0.191cm" fo:padding-right="0.191cm" fo:padding-top="0cm" fo:padding-bottom="0cm" fo:border="0.5pt solid #000000"/>
    </style:style>
    <style:style style:name="Tabela2.B38" style:family="table-cell">
      <style:table-cell-properties fo:padding-left="0.191cm" fo:padding-right="0.191cm" fo:padding-top="0cm" fo:padding-bottom="0cm" fo:border="0.5pt solid #000000"/>
    </style:style>
    <style:style style:name="Tabela2.C3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8" style:family="table-cell">
      <style:table-cell-properties fo:padding-left="0.191cm" fo:padding-right="0.191cm" fo:padding-top="0cm" fo:padding-bottom="0cm" fo:border="0.5pt solid #000000"/>
    </style:style>
    <style:style style:name="Tabela2.A39" style:family="table-cell">
      <style:table-cell-properties fo:padding-left="0.191cm" fo:padding-right="0.191cm" fo:padding-top="0cm" fo:padding-bottom="0cm" fo:border="0.5pt solid #000000"/>
    </style:style>
    <style:style style:name="Tabela2.B39" style:family="table-cell">
      <style:table-cell-properties fo:padding-left="0.191cm" fo:padding-right="0.191cm" fo:padding-top="0cm" fo:padding-bottom="0cm" fo:border="0.5pt solid #000000"/>
    </style:style>
    <style:style style:name="Tabela2.C3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39" style:family="table-cell">
      <style:table-cell-properties fo:padding-left="0.191cm" fo:padding-right="0.191cm" fo:padding-top="0cm" fo:padding-bottom="0cm" fo:border="0.5pt solid #000000"/>
    </style:style>
    <style:style style:name="Tabela2.A40" style:family="table-cell">
      <style:table-cell-properties fo:padding-left="0.191cm" fo:padding-right="0.191cm" fo:padding-top="0cm" fo:padding-bottom="0cm" fo:border="0.5pt solid #000000"/>
    </style:style>
    <style:style style:name="Tabela2.B40" style:family="table-cell">
      <style:table-cell-properties fo:padding-left="0.191cm" fo:padding-right="0.191cm" fo:padding-top="0cm" fo:padding-bottom="0cm" fo:border="0.5pt solid #000000"/>
    </style:style>
    <style:style style:name="Tabela2.C4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0" style:family="table-cell">
      <style:table-cell-properties fo:padding-left="0.191cm" fo:padding-right="0.191cm" fo:padding-top="0cm" fo:padding-bottom="0cm" fo:border="0.5pt solid #000000"/>
    </style:style>
    <style:style style:name="Tabela2.A41" style:family="table-cell">
      <style:table-cell-properties fo:padding-left="0.191cm" fo:padding-right="0.191cm" fo:padding-top="0cm" fo:padding-bottom="0cm" fo:border="0.5pt solid #000000"/>
    </style:style>
    <style:style style:name="Tabela2.B41" style:family="table-cell">
      <style:table-cell-properties fo:padding-left="0.191cm" fo:padding-right="0.191cm" fo:padding-top="0cm" fo:padding-bottom="0cm" fo:border="0.5pt solid #000000"/>
    </style:style>
    <style:style style:name="Tabela2.C4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1" style:family="table-cell">
      <style:table-cell-properties fo:padding-left="0.191cm" fo:padding-right="0.191cm" fo:padding-top="0cm" fo:padding-bottom="0cm" fo:border="0.5pt solid #000000"/>
    </style:style>
    <style:style style:name="Tabela2.A42" style:family="table-cell">
      <style:table-cell-properties fo:padding-left="0.191cm" fo:padding-right="0.191cm" fo:padding-top="0cm" fo:padding-bottom="0cm" fo:border="0.5pt solid #000000"/>
    </style:style>
    <style:style style:name="Tabela2.B42" style:family="table-cell">
      <style:table-cell-properties fo:padding-left="0.191cm" fo:padding-right="0.191cm" fo:padding-top="0cm" fo:padding-bottom="0cm" fo:border="0.5pt solid #000000"/>
    </style:style>
    <style:style style:name="Tabela2.C4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2" style:family="table-cell">
      <style:table-cell-properties fo:padding-left="0.191cm" fo:padding-right="0.191cm" fo:padding-top="0cm" fo:padding-bottom="0cm" fo:border="0.5pt solid #000000"/>
    </style:style>
    <style:style style:name="Tabela2.A43" style:family="table-cell">
      <style:table-cell-properties fo:padding-left="0.191cm" fo:padding-right="0.191cm" fo:padding-top="0cm" fo:padding-bottom="0cm" fo:border="0.5pt solid #000000"/>
    </style:style>
    <style:style style:name="Tabela2.B43" style:family="table-cell">
      <style:table-cell-properties fo:padding-left="0.191cm" fo:padding-right="0.191cm" fo:padding-top="0cm" fo:padding-bottom="0cm" fo:border="0.5pt solid #000000"/>
    </style:style>
    <style:style style:name="Tabela2.C4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3" style:family="table-cell">
      <style:table-cell-properties fo:padding-left="0.191cm" fo:padding-right="0.191cm" fo:padding-top="0cm" fo:padding-bottom="0cm" fo:border="0.5pt solid #000000"/>
    </style:style>
    <style:style style:name="Tabela2.A44" style:family="table-cell">
      <style:table-cell-properties fo:padding-left="0.191cm" fo:padding-right="0.191cm" fo:padding-top="0cm" fo:padding-bottom="0cm" fo:border="0.5pt solid #000000"/>
    </style:style>
    <style:style style:name="Tabela2.B44" style:family="table-cell">
      <style:table-cell-properties fo:padding-left="0.191cm" fo:padding-right="0.191cm" fo:padding-top="0cm" fo:padding-bottom="0cm" fo:border="0.5pt solid #000000"/>
    </style:style>
    <style:style style:name="Tabela2.C4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4" style:family="table-cell">
      <style:table-cell-properties fo:padding-left="0.191cm" fo:padding-right="0.191cm" fo:padding-top="0cm" fo:padding-bottom="0cm" fo:border="0.5pt solid #000000"/>
    </style:style>
    <style:style style:name="Tabela2.A45" style:family="table-cell">
      <style:table-cell-properties fo:padding-left="0.191cm" fo:padding-right="0.191cm" fo:padding-top="0cm" fo:padding-bottom="0cm" fo:border="0.5pt solid #000000"/>
    </style:style>
    <style:style style:name="Tabela2.B45" style:family="table-cell">
      <style:table-cell-properties fo:padding-left="0.191cm" fo:padding-right="0.191cm" fo:padding-top="0cm" fo:padding-bottom="0cm" fo:border="0.5pt solid #000000"/>
    </style:style>
    <style:style style:name="Tabela2.C4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5" style:family="table-cell">
      <style:table-cell-properties fo:padding-left="0.191cm" fo:padding-right="0.191cm" fo:padding-top="0cm" fo:padding-bottom="0cm" fo:border="0.5pt solid #000000"/>
    </style:style>
    <style:style style:name="Tabela2.A46" style:family="table-cell">
      <style:table-cell-properties fo:padding-left="0.191cm" fo:padding-right="0.191cm" fo:padding-top="0cm" fo:padding-bottom="0cm" fo:border="0.5pt solid #000000"/>
    </style:style>
    <style:style style:name="Tabela2.B46" style:family="table-cell">
      <style:table-cell-properties fo:padding-left="0.191cm" fo:padding-right="0.191cm" fo:padding-top="0cm" fo:padding-bottom="0cm" fo:border="0.5pt solid #000000"/>
    </style:style>
    <style:style style:name="Tabela2.C4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6" style:family="table-cell">
      <style:table-cell-properties fo:padding-left="0.191cm" fo:padding-right="0.191cm" fo:padding-top="0cm" fo:padding-bottom="0cm" fo:border="0.5pt solid #000000"/>
    </style:style>
    <style:style style:name="Tabela2.A47" style:family="table-cell">
      <style:table-cell-properties fo:padding-left="0.191cm" fo:padding-right="0.191cm" fo:padding-top="0cm" fo:padding-bottom="0cm" fo:border="0.5pt solid #000000"/>
    </style:style>
    <style:style style:name="Tabela2.B47" style:family="table-cell">
      <style:table-cell-properties fo:padding-left="0.191cm" fo:padding-right="0.191cm" fo:padding-top="0cm" fo:padding-bottom="0cm" fo:border="0.5pt solid #000000"/>
    </style:style>
    <style:style style:name="Tabela2.C4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7" style:family="table-cell">
      <style:table-cell-properties fo:padding-left="0.191cm" fo:padding-right="0.191cm" fo:padding-top="0cm" fo:padding-bottom="0cm" fo:border="0.5pt solid #000000"/>
    </style:style>
    <style:style style:name="Tabela2.48" style:family="table-row">
      <style:table-row-properties style:min-row-height="0.857cm" fo:keep-together="auto"/>
    </style:style>
    <style:style style:name="Tabela2.A48" style:family="table-cell">
      <style:table-cell-properties fo:padding-left="0.191cm" fo:padding-right="0.191cm" fo:padding-top="0cm" fo:padding-bottom="0cm" fo:border="0.5pt solid #000000"/>
    </style:style>
    <style:style style:name="Tabela2.B48" style:family="table-cell">
      <style:table-cell-properties fo:padding-left="0.191cm" fo:padding-right="0.191cm" fo:padding-top="0cm" fo:padding-bottom="0cm" fo:border="0.5pt solid #000000"/>
    </style:style>
    <style:style style:name="Tabela2.C4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8" style:family="table-cell">
      <style:table-cell-properties fo:padding-left="0.191cm" fo:padding-right="0.191cm" fo:padding-top="0cm" fo:padding-bottom="0cm" fo:border="0.5pt solid #000000"/>
    </style:style>
    <style:style style:name="Tabela2.A49" style:family="table-cell">
      <style:table-cell-properties fo:padding-left="0.191cm" fo:padding-right="0.191cm" fo:padding-top="0cm" fo:padding-bottom="0cm" fo:border="0.5pt solid #000000"/>
    </style:style>
    <style:style style:name="Tabela2.B49" style:family="table-cell">
      <style:table-cell-properties fo:padding-left="0.191cm" fo:padding-right="0.191cm" fo:padding-top="0cm" fo:padding-bottom="0cm" fo:border="0.5pt solid #000000"/>
    </style:style>
    <style:style style:name="Tabela2.C4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49" style:family="table-cell">
      <style:table-cell-properties fo:padding-left="0.191cm" fo:padding-right="0.191cm" fo:padding-top="0cm" fo:padding-bottom="0cm" fo:border="0.5pt solid #000000"/>
    </style:style>
    <style:style style:name="Tabela2.A50" style:family="table-cell">
      <style:table-cell-properties fo:padding-left="0.191cm" fo:padding-right="0.191cm" fo:padding-top="0cm" fo:padding-bottom="0cm" fo:border="0.5pt solid #000000"/>
    </style:style>
    <style:style style:name="Tabela2.B50" style:family="table-cell">
      <style:table-cell-properties fo:padding-left="0.191cm" fo:padding-right="0.191cm" fo:padding-top="0cm" fo:padding-bottom="0cm" fo:border="0.5pt solid #000000"/>
    </style:style>
    <style:style style:name="Tabela2.C5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0" style:family="table-cell">
      <style:table-cell-properties fo:padding-left="0.191cm" fo:padding-right="0.191cm" fo:padding-top="0cm" fo:padding-bottom="0cm" fo:border="0.5pt solid #000000"/>
    </style:style>
    <style:style style:name="Tabela2.A51" style:family="table-cell">
      <style:table-cell-properties fo:padding-left="0.191cm" fo:padding-right="0.191cm" fo:padding-top="0cm" fo:padding-bottom="0cm" fo:border="0.5pt solid #000000"/>
    </style:style>
    <style:style style:name="Tabela2.B51" style:family="table-cell">
      <style:table-cell-properties fo:padding-left="0.191cm" fo:padding-right="0.191cm" fo:padding-top="0cm" fo:padding-bottom="0cm" fo:border="0.5pt solid #000000"/>
    </style:style>
    <style:style style:name="Tabela2.C5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1" style:family="table-cell">
      <style:table-cell-properties fo:padding-left="0.191cm" fo:padding-right="0.191cm" fo:padding-top="0cm" fo:padding-bottom="0cm" fo:border="0.5pt solid #000000"/>
    </style:style>
    <style:style style:name="Tabela2.A52" style:family="table-cell">
      <style:table-cell-properties fo:padding-left="0.191cm" fo:padding-right="0.191cm" fo:padding-top="0cm" fo:padding-bottom="0cm" fo:border="0.5pt solid #000000"/>
    </style:style>
    <style:style style:name="Tabela2.B52" style:family="table-cell">
      <style:table-cell-properties fo:padding-left="0.191cm" fo:padding-right="0.191cm" fo:padding-top="0cm" fo:padding-bottom="0cm" fo:border="0.5pt solid #000000"/>
    </style:style>
    <style:style style:name="Tabela2.C5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2" style:family="table-cell">
      <style:table-cell-properties fo:padding-left="0.191cm" fo:padding-right="0.191cm" fo:padding-top="0cm" fo:padding-bottom="0cm" fo:border="0.5pt solid #000000"/>
    </style:style>
    <style:style style:name="Tabela2.A53" style:family="table-cell">
      <style:table-cell-properties fo:padding-left="0.191cm" fo:padding-right="0.191cm" fo:padding-top="0cm" fo:padding-bottom="0cm" fo:border="0.5pt solid #000000"/>
    </style:style>
    <style:style style:name="Tabela2.B53" style:family="table-cell">
      <style:table-cell-properties fo:padding-left="0.191cm" fo:padding-right="0.191cm" fo:padding-top="0cm" fo:padding-bottom="0cm" fo:border="0.5pt solid #000000"/>
    </style:style>
    <style:style style:name="Tabela2.C5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3" style:family="table-cell">
      <style:table-cell-properties fo:padding-left="0.191cm" fo:padding-right="0.191cm" fo:padding-top="0cm" fo:padding-bottom="0cm" fo:border="0.5pt solid #000000"/>
    </style:style>
    <style:style style:name="Tabela2.A54" style:family="table-cell">
      <style:table-cell-properties fo:padding-left="0.191cm" fo:padding-right="0.191cm" fo:padding-top="0cm" fo:padding-bottom="0cm" fo:border="0.5pt solid #000000"/>
    </style:style>
    <style:style style:name="Tabela2.B54" style:family="table-cell">
      <style:table-cell-properties fo:padding-left="0.191cm" fo:padding-right="0.191cm" fo:padding-top="0cm" fo:padding-bottom="0cm" fo:border="0.5pt solid #000000"/>
    </style:style>
    <style:style style:name="Tabela2.C5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4" style:family="table-cell">
      <style:table-cell-properties fo:padding-left="0.191cm" fo:padding-right="0.191cm" fo:padding-top="0cm" fo:padding-bottom="0cm" fo:border="0.5pt solid #000000"/>
    </style:style>
    <style:style style:name="Tabela2.A55" style:family="table-cell">
      <style:table-cell-properties fo:padding-left="0.191cm" fo:padding-right="0.191cm" fo:padding-top="0cm" fo:padding-bottom="0cm" fo:border="0.5pt solid #000000"/>
    </style:style>
    <style:style style:name="Tabela2.B55" style:family="table-cell">
      <style:table-cell-properties fo:padding-left="0.191cm" fo:padding-right="0.191cm" fo:padding-top="0cm" fo:padding-bottom="0cm" fo:border="0.5pt solid #000000"/>
    </style:style>
    <style:style style:name="Tabela2.C5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5" style:family="table-cell">
      <style:table-cell-properties fo:padding-left="0.191cm" fo:padding-right="0.191cm" fo:padding-top="0cm" fo:padding-bottom="0cm" fo:border="0.5pt solid #000000"/>
    </style:style>
    <style:style style:name="Tabela2.A56" style:family="table-cell">
      <style:table-cell-properties fo:padding-left="0.191cm" fo:padding-right="0.191cm" fo:padding-top="0cm" fo:padding-bottom="0cm" fo:border="0.5pt solid #000000"/>
    </style:style>
    <style:style style:name="Tabela2.B56" style:family="table-cell">
      <style:table-cell-properties fo:padding-left="0.191cm" fo:padding-right="0.191cm" fo:padding-top="0cm" fo:padding-bottom="0cm" fo:border="0.5pt solid #000000"/>
    </style:style>
    <style:style style:name="Tabela2.C5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6" style:family="table-cell">
      <style:table-cell-properties fo:padding-left="0.191cm" fo:padding-right="0.191cm" fo:padding-top="0cm" fo:padding-bottom="0cm" fo:border="0.5pt solid #000000"/>
    </style:style>
    <style:style style:name="Tabela2.A57" style:family="table-cell">
      <style:table-cell-properties fo:padding-left="0.191cm" fo:padding-right="0.191cm" fo:padding-top="0cm" fo:padding-bottom="0cm" fo:border="0.5pt solid #000000"/>
    </style:style>
    <style:style style:name="Tabela2.B57" style:family="table-cell">
      <style:table-cell-properties fo:padding-left="0.191cm" fo:padding-right="0.191cm" fo:padding-top="0cm" fo:padding-bottom="0cm" fo:border="0.5pt solid #000000"/>
    </style:style>
    <style:style style:name="Tabela2.C5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7" style:family="table-cell">
      <style:table-cell-properties fo:padding-left="0.191cm" fo:padding-right="0.191cm" fo:padding-top="0cm" fo:padding-bottom="0cm" fo:border="0.5pt solid #000000"/>
    </style:style>
    <style:style style:name="Tabela2.A58" style:family="table-cell">
      <style:table-cell-properties fo:padding-left="0.191cm" fo:padding-right="0.191cm" fo:padding-top="0cm" fo:padding-bottom="0cm" fo:border="0.5pt solid #000000"/>
    </style:style>
    <style:style style:name="Tabela2.B58" style:family="table-cell">
      <style:table-cell-properties fo:padding-left="0.191cm" fo:padding-right="0.191cm" fo:padding-top="0cm" fo:padding-bottom="0cm" fo:border="0.5pt solid #000000"/>
    </style:style>
    <style:style style:name="Tabela2.C5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8" style:family="table-cell">
      <style:table-cell-properties fo:padding-left="0.191cm" fo:padding-right="0.191cm" fo:padding-top="0cm" fo:padding-bottom="0cm" fo:border="0.5pt solid #000000"/>
    </style:style>
    <style:style style:name="Tabela2.A59" style:family="table-cell">
      <style:table-cell-properties fo:padding-left="0.191cm" fo:padding-right="0.191cm" fo:padding-top="0cm" fo:padding-bottom="0cm" fo:border="0.5pt solid #000000"/>
    </style:style>
    <style:style style:name="Tabela2.B59" style:family="table-cell">
      <style:table-cell-properties fo:padding-left="0.191cm" fo:padding-right="0.191cm" fo:padding-top="0cm" fo:padding-bottom="0cm" fo:border="0.5pt solid #000000"/>
    </style:style>
    <style:style style:name="Tabela2.C5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59" style:family="table-cell">
      <style:table-cell-properties fo:padding-left="0.191cm" fo:padding-right="0.191cm" fo:padding-top="0cm" fo:padding-bottom="0cm" fo:border="0.5pt solid #000000"/>
    </style:style>
    <style:style style:name="Tabela2.A60" style:family="table-cell">
      <style:table-cell-properties fo:padding-left="0.191cm" fo:padding-right="0.191cm" fo:padding-top="0cm" fo:padding-bottom="0cm" fo:border="0.5pt solid #000000"/>
    </style:style>
    <style:style style:name="Tabela2.B60" style:family="table-cell">
      <style:table-cell-properties fo:padding-left="0.191cm" fo:padding-right="0.191cm" fo:padding-top="0cm" fo:padding-bottom="0cm" fo:border="0.5pt solid #000000"/>
    </style:style>
    <style:style style:name="Tabela2.C6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0" style:family="table-cell">
      <style:table-cell-properties fo:padding-left="0.191cm" fo:padding-right="0.191cm" fo:padding-top="0cm" fo:padding-bottom="0cm" fo:border="0.5pt solid #000000"/>
    </style:style>
    <style:style style:name="Tabela2.A61" style:family="table-cell">
      <style:table-cell-properties fo:padding-left="0.191cm" fo:padding-right="0.191cm" fo:padding-top="0cm" fo:padding-bottom="0cm" fo:border="0.5pt solid #000000"/>
    </style:style>
    <style:style style:name="Tabela2.B61" style:family="table-cell">
      <style:table-cell-properties fo:padding-left="0.191cm" fo:padding-right="0.191cm" fo:padding-top="0cm" fo:padding-bottom="0cm" fo:border="0.5pt solid #000000"/>
    </style:style>
    <style:style style:name="Tabela2.C6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1" style:family="table-cell">
      <style:table-cell-properties fo:padding-left="0.191cm" fo:padding-right="0.191cm" fo:padding-top="0cm" fo:padding-bottom="0cm" fo:border="0.5pt solid #000000"/>
    </style:style>
    <style:style style:name="Tabela2.A62" style:family="table-cell">
      <style:table-cell-properties fo:padding-left="0.191cm" fo:padding-right="0.191cm" fo:padding-top="0cm" fo:padding-bottom="0cm" fo:border="0.5pt solid #000000"/>
    </style:style>
    <style:style style:name="Tabela2.B62" style:family="table-cell">
      <style:table-cell-properties fo:padding-left="0.191cm" fo:padding-right="0.191cm" fo:padding-top="0cm" fo:padding-bottom="0cm" fo:border="0.5pt solid #000000"/>
    </style:style>
    <style:style style:name="Tabela2.C6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2" style:family="table-cell">
      <style:table-cell-properties fo:padding-left="0.191cm" fo:padding-right="0.191cm" fo:padding-top="0cm" fo:padding-bottom="0cm" fo:border="0.5pt solid #000000"/>
    </style:style>
    <style:style style:name="Tabela2.A63" style:family="table-cell">
      <style:table-cell-properties fo:padding-left="0.191cm" fo:padding-right="0.191cm" fo:padding-top="0cm" fo:padding-bottom="0cm" fo:border="0.5pt solid #000000"/>
    </style:style>
    <style:style style:name="Tabela2.B63" style:family="table-cell">
      <style:table-cell-properties fo:padding-left="0.191cm" fo:padding-right="0.191cm" fo:padding-top="0cm" fo:padding-bottom="0cm" fo:border="0.5pt solid #000000"/>
    </style:style>
    <style:style style:name="Tabela2.C6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3" style:family="table-cell">
      <style:table-cell-properties fo:padding-left="0.191cm" fo:padding-right="0.191cm" fo:padding-top="0cm" fo:padding-bottom="0cm" fo:border="0.5pt solid #000000"/>
    </style:style>
    <style:style style:name="Tabela2.A64" style:family="table-cell">
      <style:table-cell-properties fo:padding-left="0.191cm" fo:padding-right="0.191cm" fo:padding-top="0cm" fo:padding-bottom="0cm" fo:border="0.5pt solid #000000"/>
    </style:style>
    <style:style style:name="Tabela2.B64" style:family="table-cell">
      <style:table-cell-properties fo:padding-left="0.191cm" fo:padding-right="0.191cm" fo:padding-top="0cm" fo:padding-bottom="0cm" fo:border="0.5pt solid #000000"/>
    </style:style>
    <style:style style:name="Tabela2.C6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4" style:family="table-cell">
      <style:table-cell-properties fo:padding-left="0.191cm" fo:padding-right="0.191cm" fo:padding-top="0cm" fo:padding-bottom="0cm" fo:border="0.5pt solid #000000"/>
    </style:style>
    <style:style style:name="Tabela2.A65" style:family="table-cell">
      <style:table-cell-properties fo:padding-left="0.191cm" fo:padding-right="0.191cm" fo:padding-top="0cm" fo:padding-bottom="0cm" fo:border="0.5pt solid #000000"/>
    </style:style>
    <style:style style:name="Tabela2.B65" style:family="table-cell">
      <style:table-cell-properties fo:padding-left="0.191cm" fo:padding-right="0.191cm" fo:padding-top="0cm" fo:padding-bottom="0cm" fo:border="0.5pt solid #000000"/>
    </style:style>
    <style:style style:name="Tabela2.C6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5" style:family="table-cell">
      <style:table-cell-properties fo:padding-left="0.191cm" fo:padding-right="0.191cm" fo:padding-top="0cm" fo:padding-bottom="0cm" fo:border="0.5pt solid #000000"/>
    </style:style>
    <style:style style:name="Tabela2.A66" style:family="table-cell">
      <style:table-cell-properties fo:padding-left="0.191cm" fo:padding-right="0.191cm" fo:padding-top="0cm" fo:padding-bottom="0cm" fo:border="0.5pt solid #000000"/>
    </style:style>
    <style:style style:name="Tabela2.B66" style:family="table-cell">
      <style:table-cell-properties fo:padding-left="0.191cm" fo:padding-right="0.191cm" fo:padding-top="0cm" fo:padding-bottom="0cm" fo:border="0.5pt solid #000000"/>
    </style:style>
    <style:style style:name="Tabela2.C6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6" style:family="table-cell">
      <style:table-cell-properties fo:padding-left="0.191cm" fo:padding-right="0.191cm" fo:padding-top="0cm" fo:padding-bottom="0cm" fo:border="0.5pt solid #000000"/>
    </style:style>
    <style:style style:name="Tabela2.A67" style:family="table-cell">
      <style:table-cell-properties fo:padding-left="0.191cm" fo:padding-right="0.191cm" fo:padding-top="0cm" fo:padding-bottom="0cm" fo:border="0.5pt solid #000000"/>
    </style:style>
    <style:style style:name="Tabela2.B67" style:family="table-cell">
      <style:table-cell-properties fo:padding-left="0.191cm" fo:padding-right="0.191cm" fo:padding-top="0cm" fo:padding-bottom="0cm" fo:border="0.5pt solid #000000"/>
    </style:style>
    <style:style style:name="Tabela2.C6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7" style:family="table-cell">
      <style:table-cell-properties fo:padding-left="0.191cm" fo:padding-right="0.191cm" fo:padding-top="0cm" fo:padding-bottom="0cm" fo:border="0.5pt solid #000000"/>
    </style:style>
    <style:style style:name="Tabela2.A68" style:family="table-cell">
      <style:table-cell-properties fo:padding-left="0.191cm" fo:padding-right="0.191cm" fo:padding-top="0cm" fo:padding-bottom="0cm" fo:border="0.5pt solid #000000"/>
    </style:style>
    <style:style style:name="Tabela2.B68" style:family="table-cell">
      <style:table-cell-properties fo:padding-left="0.191cm" fo:padding-right="0.191cm" fo:padding-top="0cm" fo:padding-bottom="0cm" fo:border="0.5pt solid #000000"/>
    </style:style>
    <style:style style:name="Tabela2.C6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8" style:family="table-cell">
      <style:table-cell-properties fo:padding-left="0.191cm" fo:padding-right="0.191cm" fo:padding-top="0cm" fo:padding-bottom="0cm" fo:border="0.5pt solid #000000"/>
    </style:style>
    <style:style style:name="Tabela2.A69" style:family="table-cell">
      <style:table-cell-properties fo:padding-left="0.191cm" fo:padding-right="0.191cm" fo:padding-top="0cm" fo:padding-bottom="0cm" fo:border="0.5pt solid #000000"/>
    </style:style>
    <style:style style:name="Tabela2.B69" style:family="table-cell">
      <style:table-cell-properties fo:padding-left="0.191cm" fo:padding-right="0.191cm" fo:padding-top="0cm" fo:padding-bottom="0cm" fo:border="0.5pt solid #000000"/>
    </style:style>
    <style:style style:name="Tabela2.C6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69" style:family="table-cell">
      <style:table-cell-properties fo:padding-left="0.191cm" fo:padding-right="0.191cm" fo:padding-top="0cm" fo:padding-bottom="0cm" fo:border="0.5pt solid #000000"/>
    </style:style>
    <style:style style:name="Tabela2.A70" style:family="table-cell">
      <style:table-cell-properties fo:padding-left="0.191cm" fo:padding-right="0.191cm" fo:padding-top="0cm" fo:padding-bottom="0cm" fo:border="0.5pt solid #000000"/>
    </style:style>
    <style:style style:name="Tabela2.B70" style:family="table-cell">
      <style:table-cell-properties fo:padding-left="0.191cm" fo:padding-right="0.191cm" fo:padding-top="0cm" fo:padding-bottom="0cm" fo:border="0.5pt solid #000000"/>
    </style:style>
    <style:style style:name="Tabela2.C7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0" style:family="table-cell">
      <style:table-cell-properties fo:padding-left="0.191cm" fo:padding-right="0.191cm" fo:padding-top="0cm" fo:padding-bottom="0cm" fo:border="0.5pt solid #000000"/>
    </style:style>
    <style:style style:name="Tabela2.A71" style:family="table-cell">
      <style:table-cell-properties fo:padding-left="0.191cm" fo:padding-right="0.191cm" fo:padding-top="0cm" fo:padding-bottom="0cm" fo:border="0.5pt solid #000000"/>
    </style:style>
    <style:style style:name="Tabela2.B71" style:family="table-cell">
      <style:table-cell-properties fo:padding-left="0.191cm" fo:padding-right="0.191cm" fo:padding-top="0cm" fo:padding-bottom="0cm" fo:border="0.5pt solid #000000"/>
    </style:style>
    <style:style style:name="Tabela2.C7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1" style:family="table-cell">
      <style:table-cell-properties fo:padding-left="0.191cm" fo:padding-right="0.191cm" fo:padding-top="0cm" fo:padding-bottom="0cm" fo:border="0.5pt solid #000000"/>
    </style:style>
    <style:style style:name="Tabela2.A72" style:family="table-cell">
      <style:table-cell-properties fo:padding-left="0.191cm" fo:padding-right="0.191cm" fo:padding-top="0cm" fo:padding-bottom="0cm" fo:border="0.5pt solid #000000"/>
    </style:style>
    <style:style style:name="Tabela2.B72" style:family="table-cell">
      <style:table-cell-properties fo:padding-left="0.191cm" fo:padding-right="0.191cm" fo:padding-top="0cm" fo:padding-bottom="0cm" fo:border="0.5pt solid #000000"/>
    </style:style>
    <style:style style:name="Tabela2.C7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2" style:family="table-cell">
      <style:table-cell-properties fo:padding-left="0.191cm" fo:padding-right="0.191cm" fo:padding-top="0cm" fo:padding-bottom="0cm" fo:border="0.5pt solid #000000"/>
    </style:style>
    <style:style style:name="Tabela2.A73" style:family="table-cell">
      <style:table-cell-properties fo:padding-left="0.191cm" fo:padding-right="0.191cm" fo:padding-top="0cm" fo:padding-bottom="0cm" fo:border="0.5pt solid #000000"/>
    </style:style>
    <style:style style:name="Tabela2.B73" style:family="table-cell">
      <style:table-cell-properties fo:padding-left="0.191cm" fo:padding-right="0.191cm" fo:padding-top="0cm" fo:padding-bottom="0cm" fo:border="0.5pt solid #000000"/>
    </style:style>
    <style:style style:name="Tabela2.C7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3" style:family="table-cell">
      <style:table-cell-properties fo:padding-left="0.191cm" fo:padding-right="0.191cm" fo:padding-top="0cm" fo:padding-bottom="0cm" fo:border="0.5pt solid #000000"/>
    </style:style>
    <style:style style:name="Tabela2.A74" style:family="table-cell">
      <style:table-cell-properties fo:padding-left="0.191cm" fo:padding-right="0.191cm" fo:padding-top="0cm" fo:padding-bottom="0cm" fo:border="0.5pt solid #000000"/>
    </style:style>
    <style:style style:name="Tabela2.B74" style:family="table-cell">
      <style:table-cell-properties fo:padding-left="0.191cm" fo:padding-right="0.191cm" fo:padding-top="0cm" fo:padding-bottom="0cm" fo:border="0.5pt solid #000000"/>
    </style:style>
    <style:style style:name="Tabela2.C7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4" style:family="table-cell">
      <style:table-cell-properties fo:padding-left="0.191cm" fo:padding-right="0.191cm" fo:padding-top="0cm" fo:padding-bottom="0cm" fo:border="0.5pt solid #000000"/>
    </style:style>
    <style:style style:name="Tabela2.A75" style:family="table-cell">
      <style:table-cell-properties fo:padding-left="0.191cm" fo:padding-right="0.191cm" fo:padding-top="0cm" fo:padding-bottom="0cm" fo:border="0.5pt solid #000000"/>
    </style:style>
    <style:style style:name="Tabela2.B75" style:family="table-cell">
      <style:table-cell-properties fo:padding-left="0.191cm" fo:padding-right="0.191cm" fo:padding-top="0cm" fo:padding-bottom="0cm" fo:border="0.5pt solid #000000"/>
    </style:style>
    <style:style style:name="Tabela2.C7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5" style:family="table-cell">
      <style:table-cell-properties fo:padding-left="0.191cm" fo:padding-right="0.191cm" fo:padding-top="0cm" fo:padding-bottom="0cm" fo:border="0.5pt solid #000000"/>
    </style:style>
    <style:style style:name="Tabela2.A76" style:family="table-cell">
      <style:table-cell-properties fo:padding-left="0.191cm" fo:padding-right="0.191cm" fo:padding-top="0cm" fo:padding-bottom="0cm" fo:border="0.5pt solid #000000"/>
    </style:style>
    <style:style style:name="Tabela2.B76" style:family="table-cell">
      <style:table-cell-properties fo:padding-left="0.191cm" fo:padding-right="0.191cm" fo:padding-top="0cm" fo:padding-bottom="0cm" fo:border="0.5pt solid #000000"/>
    </style:style>
    <style:style style:name="Tabela2.C7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6" style:family="table-cell">
      <style:table-cell-properties fo:padding-left="0.191cm" fo:padding-right="0.191cm" fo:padding-top="0cm" fo:padding-bottom="0cm" fo:border="0.5pt solid #000000"/>
    </style:style>
    <style:style style:name="Tabela2.A77" style:family="table-cell">
      <style:table-cell-properties fo:padding-left="0.191cm" fo:padding-right="0.191cm" fo:padding-top="0cm" fo:padding-bottom="0cm" fo:border="0.5pt solid #000000"/>
    </style:style>
    <style:style style:name="Tabela2.B77" style:family="table-cell">
      <style:table-cell-properties fo:padding-left="0.191cm" fo:padding-right="0.191cm" fo:padding-top="0cm" fo:padding-bottom="0cm" fo:border="0.5pt solid #000000"/>
    </style:style>
    <style:style style:name="Tabela2.C7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7" style:family="table-cell">
      <style:table-cell-properties fo:padding-left="0.191cm" fo:padding-right="0.191cm" fo:padding-top="0cm" fo:padding-bottom="0cm" fo:border="0.5pt solid #000000"/>
    </style:style>
    <style:style style:name="Tabela2.A78" style:family="table-cell">
      <style:table-cell-properties fo:padding-left="0.191cm" fo:padding-right="0.191cm" fo:padding-top="0cm" fo:padding-bottom="0cm" fo:border="0.5pt solid #000000"/>
    </style:style>
    <style:style style:name="Tabela2.B78" style:family="table-cell">
      <style:table-cell-properties fo:padding-left="0.191cm" fo:padding-right="0.191cm" fo:padding-top="0cm" fo:padding-bottom="0cm" fo:border="0.5pt solid #000000"/>
    </style:style>
    <style:style style:name="Tabela2.C7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8" style:family="table-cell">
      <style:table-cell-properties fo:padding-left="0.191cm" fo:padding-right="0.191cm" fo:padding-top="0cm" fo:padding-bottom="0cm" fo:border="0.5pt solid #000000"/>
    </style:style>
    <style:style style:name="Tabela2.A79" style:family="table-cell">
      <style:table-cell-properties fo:padding-left="0.191cm" fo:padding-right="0.191cm" fo:padding-top="0cm" fo:padding-bottom="0cm" fo:border="0.5pt solid #000000"/>
    </style:style>
    <style:style style:name="Tabela2.B79" style:family="table-cell">
      <style:table-cell-properties fo:padding-left="0.191cm" fo:padding-right="0.191cm" fo:padding-top="0cm" fo:padding-bottom="0cm" fo:border="0.5pt solid #000000"/>
    </style:style>
    <style:style style:name="Tabela2.C7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79" style:family="table-cell">
      <style:table-cell-properties fo:padding-left="0.191cm" fo:padding-right="0.191cm" fo:padding-top="0cm" fo:padding-bottom="0cm" fo:border="0.5pt solid #000000"/>
    </style:style>
    <style:style style:name="Tabela2.A80" style:family="table-cell">
      <style:table-cell-properties fo:padding-left="0.191cm" fo:padding-right="0.191cm" fo:padding-top="0cm" fo:padding-bottom="0cm" fo:border="0.5pt solid #000000"/>
    </style:style>
    <style:style style:name="Tabela2.B80" style:family="table-cell">
      <style:table-cell-properties fo:padding-left="0.191cm" fo:padding-right="0.191cm" fo:padding-top="0cm" fo:padding-bottom="0cm" fo:border="0.5pt solid #000000"/>
    </style:style>
    <style:style style:name="Tabela2.C8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80" style:family="table-cell">
      <style:table-cell-properties fo:padding-left="0.191cm" fo:padding-right="0.191cm" fo:padding-top="0cm" fo:padding-bottom="0cm" fo:border="0.5pt solid #000000"/>
    </style:style>
    <style:style style:name="Tabela2.A81" style:family="table-cell">
      <style:table-cell-properties fo:padding-left="0.191cm" fo:padding-right="0.191cm" fo:padding-top="0cm" fo:padding-bottom="0cm" fo:border="0.5pt solid #000000"/>
    </style:style>
    <style:style style:name="Tabela2.B81" style:family="table-cell">
      <style:table-cell-properties fo:padding-left="0.191cm" fo:padding-right="0.191cm" fo:padding-top="0cm" fo:padding-bottom="0cm" fo:border="0.5pt solid #000000"/>
    </style:style>
    <style:style style:name="Tabela2.C8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8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0.751cm" fo:margin-left="0.593cm" fo:margin-top="0cm" fo:margin-bottom="0cm" table:align="left" style:writing-mode="lr-tb"/>
    </style:style>
    <style:style style:name="Tabela3.A" style:family="table-column">
      <style:table-column-properties style:column-width="0.751cm"/>
    </style:style>
    <style:style style:name="Tabela3.1" style:family="table-row">
      <style:table-row-properties style:min-row-height="1.365cm" fo:keep-together="auto"/>
    </style:style>
    <style:style style:name="Tabela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fo:font-size="7pt" officeooo:paragraph-rsid="001ba677" style:font-size-asian="7pt" style:font-name-complex="Arial1" style:font-size-complex="7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2fc304" officeooo:paragraph-rsid="002fc304" style:font-size-asian="7pt" style:font-name-complex="Arial1" style:font-size-complex="7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01b2a" officeooo:paragraph-rsid="00301b2a" style:font-size-asian="7pt" style:font-name-complex="Arial1" style:font-size-complex="7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0ee78" officeooo:paragraph-rsid="0030ee78" style:font-size-asian="7pt" style:font-name-complex="Arial1" style:font-size-complex="7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2f683" officeooo:paragraph-rsid="0032f683" style:font-size-asian="7pt" style:font-name-complex="Arial1" style:font-size-complex="7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37585" officeooo:paragraph-rsid="00337585" style:font-size-asian="7pt" style:font-name-complex="Arial1" style:font-size-complex="7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41225" officeooo:paragraph-rsid="00341225" style:font-size-asian="7pt" style:font-name-complex="Arial1" style:font-size-complex="7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5911e" officeooo:paragraph-rsid="0035911e" style:font-size-asian="7pt" style:font-name-complex="Arial1" style:font-size-complex="7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71ef7" officeooo:paragraph-rsid="00371ef7" style:font-size-asian="7pt" style:font-name-complex="Arial1" style:font-size-complex="7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7b0b0" officeooo:paragraph-rsid="0037b0b0" style:font-size-asian="7pt" style:font-name-complex="Arial1" style:font-size-complex="7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817e5" officeooo:paragraph-rsid="003817e5" style:font-size-asian="7pt" style:font-name-complex="Arial1" style:font-size-complex="7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a57b1" officeooo:paragraph-rsid="003a57b1" style:font-size-asian="7pt" style:font-name-complex="Arial1" style:font-size-complex="7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3ea429" officeooo:paragraph-rsid="003ea429" style:font-size-asian="7pt" style:font-name-complex="Arial1" style:font-size-complex="7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4b8d89" officeooo:paragraph-rsid="004b8d89" style:font-size-asian="7pt" style:font-name-complex="Arial1" style:font-size-complex="7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505b33" officeooo:paragraph-rsid="00505b33" style:font-size-asian="7pt" style:font-name-complex="Arial1" style:font-size-complex="7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554be3" officeooo:paragraph-rsid="00554be3" style:font-size-asian="7pt" style:font-name-complex="Arial1" style:font-size-complex="7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5869be" officeooo:paragraph-rsid="005869be" style:font-size-asian="7pt" style:font-name-complex="Arial1" style:font-size-complex="7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5b3498" officeooo:paragraph-rsid="005b3498" style:font-size-asian="7pt" style:font-name-complex="Arial1" style:font-size-complex="7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5b3498" officeooo:paragraph-rsid="005d4f7c" style:font-size-asian="7pt" style:font-name-complex="Arial1" style:font-size-complex="7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5b3498" officeooo:paragraph-rsid="005e6798" style:font-size-asian="7pt" style:font-name-complex="Arial1" style:font-size-complex="7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5f1cca" officeooo:paragraph-rsid="005f1cca" style:font-size-asian="7pt" style:font-name-complex="Arial1" style:font-size-complex="7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60cda0" officeooo:paragraph-rsid="0060cda0" style:font-size-asian="7pt" style:font-name-complex="Arial1" style:font-size-complex="7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6af81b" officeooo:paragraph-rsid="006af81b" style:font-size-asian="7pt" style:font-name-complex="Arial1" style:font-size-complex="7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6c39b0" officeooo:paragraph-rsid="006c39b0" style:font-size-asian="7pt" style:font-name-complex="Arial1" style:font-size-complex="7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6d9160" officeooo:paragraph-rsid="006d9160" style:font-size-asian="7pt" style:font-name-complex="Arial1" style:font-size-complex="7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6f56f4" officeooo:paragraph-rsid="006f56f4" style:font-size-asian="7pt" style:font-name-complex="Arial1" style:font-size-complex="7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71e8b4" officeooo:paragraph-rsid="0071e8b4" style:font-size-asian="7pt" style:font-name-complex="Arial1" style:font-size-complex="7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72fb65" officeooo:paragraph-rsid="0072fb65" style:font-size-asian="7pt" style:font-name-complex="Arial1" style:font-size-complex="7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75b24d" officeooo:paragraph-rsid="0075b24d" style:font-size-asian="7pt" style:font-name-complex="Arial1" style:font-size-complex="7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75f141" officeooo:paragraph-rsid="0075f141" style:font-size-asian="7pt" style:font-name-complex="Arial1" style:font-size-complex="7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7955fa" officeooo:paragraph-rsid="007955fa" style:font-size-asian="7pt" style:font-name-complex="Arial1" style:font-size-complex="7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7aa9c4" officeooo:paragraph-rsid="007aa9c4" style:font-size-asian="7pt" style:font-name-complex="Arial1" style:font-size-complex="7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7f3fe2" officeooo:paragraph-rsid="007f3fe2" style:font-size-asian="7pt" style:font-name-complex="Arial1" style:font-size-complex="7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7f7649" officeooo:paragraph-rsid="007f7649" style:font-size-asian="7pt" style:font-name-complex="Arial1" style:font-size-complex="7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7f7649" officeooo:paragraph-rsid="0086d28f" style:font-size-asian="7pt" style:font-name-complex="Arial1" style:font-size-complex="7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815705" officeooo:paragraph-rsid="00815705" style:font-size-asian="7pt" style:font-name-complex="Arial1" style:font-size-complex="7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81ed14" officeooo:paragraph-rsid="0081ed14" style:font-size-asian="7pt" style:font-name-complex="Arial1" style:font-size-complex="7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831352" officeooo:paragraph-rsid="00831352" style:font-size-asian="7pt" style:font-name-complex="Arial1" style:font-size-complex="7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84988e" officeooo:paragraph-rsid="0084988e" style:font-size-asian="7pt" style:font-name-complex="Arial1" style:font-size-complex="7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867b0c" officeooo:paragraph-rsid="00867b0c" style:font-size-asian="7pt" style:font-name-complex="Arial1" style:font-size-complex="7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86d28f" officeooo:paragraph-rsid="0086d28f" style:font-size-asian="7pt" style:font-name-complex="Arial1" style:font-size-complex="7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875eca" officeooo:paragraph-rsid="00875eca" style:font-size-asian="7pt" style:font-name-complex="Arial1" style:font-size-complex="7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8a1280" officeooo:paragraph-rsid="008a1280" style:font-size-asian="7pt" style:font-name-complex="Arial1" style:font-size-complex="7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8b8a61" officeooo:paragraph-rsid="008b8a61" style:font-size-asian="7pt" style:font-name-complex="Arial1" style:font-size-complex="7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93957a" officeooo:paragraph-rsid="0093957a" style:font-size-asian="7pt" style:font-name-complex="Arial1" style:font-size-complex="7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987f9e" officeooo:paragraph-rsid="001ba677" style:font-size-asian="7pt" style:font-name-complex="Arial1" style:font-size-complex="7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95f6a8" officeooo:paragraph-rsid="008a1280" style:font-size-asian="7pt" style:font-name-complex="Arial1" style:font-size-complex="7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9b2d46" officeooo:paragraph-rsid="009b2d46" style:font-size-asian="7pt" style:font-name-complex="Arial1" style:font-size-complex="7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9b384d" officeooo:paragraph-rsid="009b384d" style:font-size-asian="7pt" style:font-name-complex="Arial1" style:font-size-complex="7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9c66be" officeooo:paragraph-rsid="009c66be" style:font-size-asian="7pt" style:font-name-complex="Arial1" style:font-size-complex="7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9c66be" officeooo:paragraph-rsid="009d8144" style:font-size-asian="7pt" style:font-name-complex="Arial1" style:font-size-complex="7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9d8144" officeooo:paragraph-rsid="009d8144" style:font-size-asian="7pt" style:font-name-complex="Arial1" style:font-size-complex="7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9d8144" officeooo:paragraph-rsid="009dc8bb" style:font-size-asian="7pt" style:font-name-complex="Arial1" style:font-size-complex="7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9eb581" officeooo:paragraph-rsid="009eb581" style:font-size-asian="7pt" style:font-name-complex="Arial1" style:font-size-complex="7pt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a26211" officeooo:paragraph-rsid="00a26211" style:font-size-asian="7pt" style:font-name-complex="Arial1" style:font-size-complex="7pt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a289ac" officeooo:paragraph-rsid="00a289ac" style:font-size-asian="7pt" style:font-name-complex="Arial1" style:font-size-complex="7pt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a5ddac" officeooo:paragraph-rsid="00a5ddac" style:font-size-asian="7pt" style:font-name-complex="Arial1" style:font-size-complex="7pt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a6348d" officeooo:paragraph-rsid="00a6348d" style:font-size-asian="7pt" style:font-name-complex="Arial1" style:font-size-complex="7pt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a92205" officeooo:paragraph-rsid="00a92205" style:font-size-asian="7pt" style:font-name-complex="Arial1" style:font-size-complex="7pt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a92e8b" officeooo:paragraph-rsid="00a92e8b" style:font-size-asian="7pt" style:font-name-complex="Arial1" style:font-size-complex="7pt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aafb14" officeooo:paragraph-rsid="00aafb14" style:font-size-asian="7pt" style:font-name-complex="Arial1" style:font-size-complex="7pt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abe1ac" officeooo:paragraph-rsid="00abe1ac" style:font-size-asian="7pt" style:font-name-complex="Arial1" style:font-size-complex="7pt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ac3806" officeooo:paragraph-rsid="00ac3806" style:font-size-asian="7pt" style:font-name-complex="Arial1" style:font-size-complex="7pt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ac6396" officeooo:paragraph-rsid="00ac6396" style:font-size-asian="7pt" style:font-name-complex="Arial1" style:font-size-complex="7pt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acaa0a" officeooo:paragraph-rsid="00acaa0a" style:font-size-asian="7pt" style:font-name-complex="Arial1" style:font-size-complex="7pt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b590f3" officeooo:paragraph-rsid="00b590f3" style:font-size-asian="7pt" style:font-name-complex="Arial1" style:font-size-complex="7pt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b625c2" officeooo:paragraph-rsid="00b625c2" style:font-size-asian="7pt" style:font-name-complex="Arial1" style:font-size-complex="7pt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b7b18d" officeooo:paragraph-rsid="00b7b18d" style:font-size-asian="7pt" style:font-name-complex="Arial1" style:font-size-complex="7pt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b924ca" officeooo:paragraph-rsid="00b924ca" style:font-size-asian="7pt" style:font-name-complex="Arial1" style:font-size-complex="7pt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ba33d3" officeooo:paragraph-rsid="00ba33d3" style:font-size-asian="7pt" style:font-name-complex="Arial1" style:font-size-complex="7pt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baa458" officeooo:paragraph-rsid="00baa458" style:font-size-asian="7pt" style:font-name-complex="Arial1" style:font-size-complex="7pt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bbaa90" officeooo:paragraph-rsid="00bbaa90" style:font-size-asian="7pt" style:font-name-complex="Arial1" style:font-size-complex="7pt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bd06a3" officeooo:paragraph-rsid="00bd06a3" style:font-size-asian="7pt" style:font-name-complex="Arial1" style:font-size-complex="7pt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be6dbb" officeooo:paragraph-rsid="00be6dbb" style:font-size-asian="7pt" style:font-name-complex="Arial1" style:font-size-complex="7pt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becbba" officeooo:paragraph-rsid="00becbba" style:font-size-asian="7pt" style:font-name-complex="Arial1" style:font-size-complex="7pt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c0ee75" officeooo:paragraph-rsid="00c0ee75" style:font-size-asian="7pt" style:font-name-complex="Arial1" style:font-size-complex="7pt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c1cb7d" officeooo:paragraph-rsid="00c1cb7d" style:font-size-asian="7pt" style:font-name-complex="Arial1" style:font-size-complex="7pt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c25173" officeooo:paragraph-rsid="00c25173" style:font-size-asian="7pt" style:font-name-complex="Arial1" style:font-size-complex="7pt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c47774" officeooo:paragraph-rsid="00c47774" style:font-size-asian="7pt" style:font-name-complex="Arial1" style:font-size-complex="7pt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d69b31" officeooo:paragraph-rsid="00d69b31" style:font-size-asian="7pt" style:font-name-complex="Arial1" style:font-size-complex="7pt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e71e68" officeooo:paragraph-rsid="00e71e68" style:font-size-asian="7pt" style:font-name-complex="Arial1" style:font-size-complex="7pt"/>
    </style:style>
    <style:style style:name="P83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e8a463" officeooo:paragraph-rsid="00e8a463" style:font-size-asian="7pt" style:font-name-complex="Arial1" style:font-size-complex="7pt"/>
    </style:style>
    <style:style style:name="P84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ebd6aa" officeooo:paragraph-rsid="00ebd6aa" style:font-size-asian="7pt" style:font-name-complex="Arial1" style:font-size-complex="7pt"/>
    </style:style>
    <style:style style:name="P85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eeae39" officeooo:paragraph-rsid="00eeae39" style:font-size-asian="7pt" style:font-name-complex="Arial1" style:font-size-complex="7pt"/>
    </style:style>
    <style:style style:name="P86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fa3bda" officeooo:paragraph-rsid="00fa3bda" style:font-size-asian="7pt" style:font-name-complex="Arial1" style:font-size-complex="7pt"/>
    </style:style>
    <style:style style:name="P87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0fe04ad" officeooo:paragraph-rsid="00fe04ad" style:font-size-asian="7pt" style:font-name-complex="Arial1" style:font-size-complex="7pt"/>
    </style:style>
    <style:style style:name="P88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108edbb" officeooo:paragraph-rsid="0108edbb" style:font-size-asian="7pt" style:font-name-complex="Arial1" style:font-size-complex="7pt"/>
    </style:style>
    <style:style style:name="P89" style:family="paragraph" style:parent-style-name="Standard">
      <style:text-properties style:font-name="Arial" fo:font-size="7pt" officeooo:paragraph-rsid="001ba677" style:font-size-asian="7pt" style:font-name-complex="Arial1" style:font-size-complex="7pt"/>
    </style:style>
    <style:style style:name="P90" style:family="paragraph" style:parent-style-name="Standard">
      <style:paragraph-properties fo:text-align="center" style:justify-single-word="false"/>
      <style:text-properties style:font-name="Arial" fo:font-size="7pt" officeooo:paragraph-rsid="001ba677" style:font-size-asian="7pt" style:font-name-complex="Arial1" style:font-size-complex="7pt"/>
    </style:style>
    <style:style style:name="P91" style:family="paragraph" style:parent-style-name="Standard">
      <style:text-properties style:font-name="Arial" fo:font-size="7pt" officeooo:paragraph-rsid="00207cc7" style:font-size-asian="7pt" style:font-name-complex="Arial1" style:font-size-complex="7pt"/>
    </style:style>
    <style:style style:name="P92" style:family="paragraph" style:parent-style-name="Standard">
      <style:text-properties style:font-name="Arial" fo:font-size="7pt" officeooo:rsid="00227b1b" officeooo:paragraph-rsid="00227b1b" style:font-size-asian="7pt" style:font-name-complex="Arial1" style:font-size-complex="7pt"/>
    </style:style>
    <style:style style:name="P93" style:family="paragraph" style:parent-style-name="Standard">
      <style:text-properties style:font-name="Arial" fo:font-size="7pt" officeooo:paragraph-rsid="0023f3bf" style:font-size-asian="7pt" style:font-name-complex="Arial1" style:font-size-complex="7pt"/>
    </style:style>
    <style:style style:name="P94" style:family="paragraph" style:parent-style-name="Standard">
      <style:paragraph-properties>
        <style:tab-stops>
          <style:tab-stop style:position="5.345cm"/>
        </style:tab-stops>
      </style:paragraph-properties>
      <style:text-properties style:font-name="Arial" fo:font-size="7pt" officeooo:paragraph-rsid="001ba677" style:font-size-asian="7pt" style:font-name-complex="Arial1" style:font-size-complex="7pt"/>
    </style:style>
    <style:style style:name="P95" style:family="paragraph" style:parent-style-name="Standard">
      <style:text-properties style:font-name="Arial" fo:font-size="7pt" officeooo:rsid="001af2a9" officeooo:paragraph-rsid="001ba677" style:font-size-asian="7pt" style:font-name-complex="Arial1" style:font-size-complex="7pt"/>
    </style:style>
    <style:style style:name="P96" style:family="paragraph" style:parent-style-name="Standard">
      <style:text-properties style:font-name="Arial" fo:font-size="7pt" officeooo:paragraph-rsid="00c873fd" style:font-size-asian="7pt" style:font-name-complex="Arial1" style:font-size-complex="7pt"/>
    </style:style>
    <style:style style:name="P97" style:family="paragraph" style:parent-style-name="Standard">
      <style:text-properties style:font-name="Arial" fo:font-size="7pt" officeooo:rsid="00c873fd" officeooo:paragraph-rsid="00c873fd" style:font-size-asian="7pt" style:font-name-complex="Arial1" style:font-size-complex="7pt"/>
    </style:style>
    <style:style style:name="P98" style:family="paragraph" style:parent-style-name="Standard">
      <style:text-properties style:font-name="Arial" fo:font-size="7pt" officeooo:paragraph-rsid="001ba677" style:font-size-asian="7pt" style:font-size-complex="7pt"/>
    </style:style>
    <style:style style:name="P99" style:family="paragraph" style:parent-style-name="Standard">
      <style:text-properties style:font-name="Arial" fo:font-size="7pt" officeooo:rsid="0016dd8b" officeooo:paragraph-rsid="001ba677" style:font-size-asian="7pt" style:font-size-complex="7pt"/>
    </style:style>
    <style:style style:name="P100" style:family="paragraph" style:parent-style-name="Standard">
      <style:text-properties style:font-name="Arial" fo:font-size="7pt" style:text-underline-style="solid" style:text-underline-width="auto" style:text-underline-color="font-color" fo:font-weight="bold" officeooo:paragraph-rsid="001ba677" style:font-size-asian="7pt" style:font-weight-asian="bold" style:font-name-complex="Arial1" style:font-size-complex="7pt"/>
    </style:style>
    <style:style style:name="P101" style:family="paragraph" style:parent-style-name="Standard">
      <style:text-properties style:font-name="Arial" fo:font-size="7pt" fo:font-weight="bold" officeooo:paragraph-rsid="001ba677" style:font-size-asian="7pt" style:font-weight-asian="bold" style:font-name-complex="Arial1" style:font-size-complex="7pt"/>
    </style:style>
    <style:style style:name="P102" style:family="paragraph" style:parent-style-name="Standard">
      <style:text-properties style:font-name="Arial" fo:font-size="7pt" officeooo:paragraph-rsid="001ba677" style:font-name-asian="Times New Roman" style:font-size-asian="7pt" style:font-name-complex="Times New Roman" style:font-size-complex="7pt"/>
    </style:style>
    <style:style style:name="P103" style:family="paragraph" style:parent-style-name="Standard">
      <style:text-properties style:font-name="Arial" fo:font-size="6pt" officeooo:paragraph-rsid="001ba677" style:font-size-asian="6pt" style:font-name-complex="Arial1" style:font-size-complex="6pt"/>
    </style:style>
    <style:style style:name="P104" style:family="paragraph" style:parent-style-name="Standard">
      <style:paragraph-properties fo:text-align="center" style:justify-single-word="false"/>
      <style:text-properties style:font-name="Arial" fo:font-size="10pt" officeooo:paragraph-rsid="001ba677" style:font-size-asian="10pt" style:font-name-complex="Arial1" style:font-size-complex="10pt"/>
    </style:style>
    <style:style style:name="P105" style:family="paragraph" style:parent-style-name="Standard">
      <style:text-properties style:font-name="Arial" fo:font-size="10pt" officeooo:paragraph-rsid="001ba677" style:font-size-asian="10pt" style:font-name-complex="Arial1" style:font-size-complex="10pt"/>
    </style:style>
    <style:style style:name="P106" style:family="paragraph" style:parent-style-name="Standard">
      <style:paragraph-properties fo:text-align="center" style:justify-single-word="false"/>
      <style:text-properties style:font-name="Arial" fo:font-size="10pt" officeooo:paragraph-rsid="001ba677" style:font-size-asian="10pt" style:font-size-complex="10pt"/>
    </style:style>
    <style:style style:name="P107" style:family="paragraph" style:parent-style-name="Standard">
      <style:paragraph-properties fo:text-align="center" style:justify-single-word="false"/>
      <style:text-properties style:font-name="Arial" fo:font-size="10pt" officeooo:rsid="002c905c" officeooo:paragraph-rsid="002c905c" style:font-size-asian="10pt" style:font-size-complex="10pt"/>
    </style:style>
    <style:style style:name="P108" style:family="paragraph" style:parent-style-name="Standard">
      <style:paragraph-properties fo:text-align="center" style:justify-single-word="false"/>
      <style:text-properties style:font-name="Arial" fo:font-size="10.5pt" officeooo:paragraph-rsid="001ba677" style:font-size-asian="10.5pt" style:font-name-complex="Arial1" style:font-size-complex="10.5pt"/>
    </style:style>
    <style:style style:name="P109" style:family="paragraph" style:parent-style-name="Standard">
      <style:paragraph-properties fo:text-align="center" style:justify-single-word="false"/>
      <style:text-properties style:font-name="Arial" fo:font-size="10.5pt" officeooo:paragraph-rsid="001ba677" style:font-size-asian="10.5pt" style:font-size-complex="10.5pt"/>
    </style:style>
    <style:style style:name="P110" style:family="paragraph" style:parent-style-name="Standard">
      <style:paragraph-properties fo:margin-left="0.042cm" fo:margin-right="0cm" fo:margin-top="0cm" fo:margin-bottom="0.49cm" loext:contextual-spacing="false" fo:text-indent="0cm" style:auto-text-indent="false"/>
      <style:text-properties style:font-name="Arial" fo:font-size="7pt" officeooo:paragraph-rsid="001ba677" style:font-size-asian="7pt" style:font-size-complex="7pt"/>
    </style:style>
    <style:style style:name="P111" style:family="paragraph" style:parent-style-name="Standard">
      <style:paragraph-properties fo:margin-left="1.309cm" fo:margin-right="0cm" fo:text-indent="0cm" style:auto-text-indent="false"/>
      <style:text-properties style:font-name="Arial" fo:font-size="7pt" officeooo:paragraph-rsid="001ba677" style:font-size-asian="7pt" style:font-name-complex="Arial1" style:font-size-complex="7pt"/>
    </style:style>
    <style:style style:name="P112" style:family="paragraph" style:parent-style-name="Standard">
      <style:paragraph-properties fo:margin-top="0cm" fo:margin-bottom="0.353cm" loext:contextual-spacing="false" fo:line-height="100%" fo:text-align="justify" style:justify-single-word="false" fo:orphans="0" fo:widows="0"/>
      <style:text-properties style:font-name="Arial" fo:font-size="7pt" fo:font-weight="bold" officeooo:paragraph-rsid="001ba677" style:font-name-asian="Times New Roman" style:font-size-asian="7pt" style:font-weight-asian="bold" style:font-name-complex="Times New Roman" style:font-size-complex="7pt"/>
    </style:style>
    <style:style style:name="P113" style:family="paragraph" style:parent-style-name="Standard">
      <style:paragraph-properties fo:margin-top="0cm" fo:margin-bottom="0.353cm" loext:contextual-spacing="false" fo:line-height="100%" fo:text-align="justify" style:justify-single-word="false" fo:orphans="0" fo:widows="0"/>
      <style:text-properties style:font-name="Arial" fo:font-size="7pt" officeooo:paragraph-rsid="001ba677" style:font-name-asian="Times New Roman" style:font-size-asian="7pt" style:font-name-complex="Times New Roman" style:font-size-complex="7pt"/>
    </style:style>
    <style:style style:name="P114" style:family="paragraph" style:parent-style-name="Standard">
      <style:paragraph-properties fo:break-before="page"/>
      <style:text-properties style:font-name="Arial" fo:font-size="7pt" officeooo:paragraph-rsid="001ba677" style:font-size-asian="7pt" style:font-name-complex="Arial1" style:font-size-complex="7pt"/>
    </style:style>
    <style:style style:name="P115" style:family="paragraph" style:parent-style-name="Standard">
      <style:paragraph-properties fo:margin-top="0cm" fo:margin-bottom="0cm" loext:contextual-spacing="false" fo:line-height="100%"/>
      <style:text-properties style:font-name="Arial" fo:font-size="7pt" officeooo:rsid="0108edbb" officeooo:paragraph-rsid="00ed3430" style:font-size-asian="7pt" style:font-name-complex="Arial1" style:font-size-complex="7pt"/>
    </style:style>
    <style:style style:name="P116" style:family="paragraph" style:parent-style-name="Standard" style:master-page-name="Converted2">
      <style:paragraph-properties style:page-number="auto"/>
      <style:text-properties style:font-name="Arial" fo:font-size="7pt" officeooo:paragraph-rsid="001ba677" style:font-size-asian="7pt" style:font-name-complex="Arial1" style:font-size-complex="7pt"/>
    </style:style>
    <style:style style:name="P117" style:family="paragraph" style:parent-style-name="Standard" style:master-page-name="Converted4">
      <style:paragraph-properties style:page-number="auto"/>
      <style:text-properties style:font-name="Arial" fo:font-size="7pt" officeooo:paragraph-rsid="001ba677" style:font-size-asian="7pt" style:font-name-complex="Arial1" style:font-size-complex="7pt"/>
    </style:style>
    <style:style style:name="P118" style:family="paragraph" style:parent-style-name="Standard" style:master-page-name="Converted5">
      <style:paragraph-properties style:page-number="auto"/>
      <style:text-properties style:font-name="Arial" fo:font-size="7pt" officeooo:paragraph-rsid="001ba677" style:font-size-asian="7pt" style:font-name-complex="Arial1" style:font-size-complex="7pt"/>
    </style:style>
    <style:style style:name="T1" style:family="text">
      <style:text-properties style:font-name-complex="Arial1"/>
    </style:style>
    <style:style style:name="T2" style:family="text">
      <style:text-properties officeooo:rsid="001a85aa" style:font-name-complex="Arial1"/>
    </style:style>
    <style:style style:name="T3" style:family="text">
      <style:text-properties officeooo:rsid="002167e9" style:font-name-complex="Arial1"/>
    </style:style>
    <style:style style:name="T4" style:family="text">
      <style:text-properties fo:color="#000000" style:font-name-asian="Arial1" style:language-asian="pl" style:country-asian="PL" style:font-name-complex="Arial1"/>
    </style:style>
    <style:style style:name="T5" style:family="text">
      <style:text-properties officeooo:rsid="00301348"/>
    </style:style>
    <style:style style:name="T6" style:family="text">
      <style:text-properties fo:font-weight="bold" style:font-weight-asian="bold" style:font-name-complex="Arial1"/>
    </style:style>
    <style:style style:name="T7" style:family="text">
      <style:text-properties fo:font-weight="bold" officeooo:rsid="00993612" style:font-weight-asian="bold" style:font-name-complex="Arial1"/>
    </style:style>
    <style:style style:name="T8" style:family="text">
      <style:text-properties officeooo:rsid="001ba677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 style:font-name-complex="Arial1"/>
    </style:style>
    <style:style style:name="T11" style:family="text">
      <style:text-properties officeooo:rsid="00207cc7"/>
    </style:style>
    <style:style style:name="T12" style:family="text">
      <style:text-properties officeooo:rsid="00227b1b"/>
    </style:style>
    <style:style style:name="T13" style:family="text">
      <style:text-properties officeooo:rsid="00337585"/>
    </style:style>
    <style:style style:name="T14" style:family="text">
      <style:text-properties officeooo:rsid="0037b0b0"/>
    </style:style>
    <style:style style:name="T15" style:family="text">
      <style:text-properties officeooo:rsid="00462ae3"/>
    </style:style>
    <style:style style:name="T16" style:family="text">
      <style:text-properties officeooo:rsid="005b4ddc"/>
    </style:style>
    <style:style style:name="T17" style:family="text">
      <style:text-properties officeooo:rsid="0074bc2a"/>
    </style:style>
    <style:style style:name="T18" style:family="text">
      <style:text-properties officeooo:rsid="00c0870c"/>
    </style:style>
    <style:style style:name="T19" style:family="text">
      <style:text-properties officeooo:rsid="00c873fd"/>
    </style:style>
    <style:style style:name="T20" style:family="text">
      <style:text-properties officeooo:rsid="00dc074b"/>
    </style:style>
    <style:style style:name="T21" style:family="text">
      <style:text-properties officeooo:rsid="00e0f41d"/>
    </style:style>
    <style:style style:name="T22" style:family="text">
      <style:text-properties officeooo:rsid="00e1a2a5"/>
    </style:style>
    <style:style style:name="T23" style:family="text">
      <style:text-properties officeooo:rsid="00e3d061"/>
    </style:style>
    <style:style style:name="T24" style:family="text">
      <style:text-properties officeooo:rsid="00f8ca2e"/>
    </style:style>
    <style:style style:name="T25" style:family="text">
      <style:text-properties officeooo:rsid="00f96419"/>
    </style:style>
    <style:style style:name="T26" style:family="text">
      <style:text-properties officeooo:rsid="00faf30c"/>
    </style:style>
    <style:style style:name="T27" style:family="text">
      <style:text-properties officeooo:rsid="00fffa70"/>
    </style:style>
    <style:style style:name="T28" style:family="text">
      <style:text-properties officeooo:rsid="0101deb6"/>
    </style:style>
    <style:style style:name="T29" style:family="text">
      <style:text-properties officeooo:rsid="01032858"/>
    </style:style>
    <style:style style:name="T30" style:family="text">
      <style:text-properties officeooo:rsid="01045e15"/>
    </style:style>
    <style:style style:name="T31" style:family="text">
      <style:text-properties officeooo:rsid="0104daec"/>
    </style:style>
    <style:style style:name="T32" style:family="text">
      <style:text-properties officeooo:rsid="0105deb4"/>
    </style:style>
    <style:style style:name="T33" style:family="text">
      <style:text-properties officeooo:rsid="010705a6"/>
    </style:style>
    <style:style style:name="T34" style:family="text">
      <style:text-properties officeooo:rsid="0109a082"/>
    </style:style>
    <style:style style:name="T35" style:family="text">
      <style:text-properties officeooo:rsid="010b02af"/>
    </style:style>
    <style:style style:name="T36" style:family="text">
      <style:text-properties officeooo:rsid="010bf6e2"/>
    </style:style>
    <style:style style:name="T37" style:family="text">
      <style:text-properties officeooo:rsid="010e5822"/>
    </style:style>
    <style:style style:name="T38" style:family="text">
      <style:text-properties officeooo:rsid="010f533e"/>
    </style:style>
    <style:style style:name="T39" style:family="text">
      <style:text-properties officeooo:rsid="01157c0b"/>
    </style:style>
    <style:style style:name="T40" style:family="text">
      <style:text-properties officeooo:rsid="0116fd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04"/>
      <text:p text:style-name="P104">SPRAWOZDANIE FINANSOWE</text:p>
      <text:p text:style-name="P104"/>
      <text:p text:style-name="P104"><text:span text:style-name="T8">Leasingpoint</text:span> <text:s/>Sp. z o.o.</text:p>
      <text:p text:style-name="P104"/>
      <text:p text:style-name="P104"/>
      <text:p text:style-name="P104"/>
      <text:p text:style-name="P104"/>
      <text:p text:style-name="P104">z siedzibą:</text:p>
      <text:p text:style-name="P104"/>
      <text:p text:style-name="P106"><text:span text:style-name="T10">Wrocław</text:span><text:span text:style-name="T1"> 50-078 <text:s/></text:span><text:span text:style-name="T9">Stanisława Leszczyńskiego 4/25</text:span> </text:p>
      <text:p text:style-name="P106"/>
      <text:p text:style-name="P106"/>
      <text:p text:style-name="P106"/>
      <text:p text:style-name="P107">2019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OŚWIADCZENIE</text:p>
      <text:p text:style-name="P89"/>
      <text:p text:style-name="P89">Stosownie do artykułu 52 ustawy o rachunkowości z dnia 29 września 1994 r. <text:s/>z późniejszymi zmianami.</text:p>
      <text:p text:style-name="P98"><text:span text:style-name="T1">Zarząd LEASINGPOINT SP Z O O. przedstawia sprawozdanie finansowe za rok kończący się 31 grudnia 201</text:span><text:span text:style-name="T2">9</text:span><text:span text:style-name="T1"> r. </text:span></text:p>
      <text:p text:style-name="P89">Na które składa się:</text:p>
      <text:p text:style-name="P89">- Wprowadzenie do sprawozdania finansowego</text:p>
      <text:p text:style-name="P98"><text:span text:style-name="T1">- Bilans sporządzony na dzień 31 grudzień 201</text:span><text:span text:style-name="T2">9</text:span><text:span text:style-name="T1"> r.</text:span></text:p>
      <text:p text:style-name="P98"><text:span text:style-name="T1">- Rachunek zysków i strat rodzajowy za okres od 1 stycznia 201</text:span><text:span text:style-name="T2">9</text:span><text:span text:style-name="T1"> do 31 grudnia 201</text:span><text:span text:style-name="T2">9</text:span></text:p>
      <text:p text:style-name="P89">- Informacja dodatkowa, obejmująca wprowadzenie do sprawozdania finansowego </text:p>
      <text:p text:style-name="P89"><text:s text:c="2"/>oraz opis wybranych pozycji.</text:p>
      <text:p text:style-name="P110"><text:span text:style-name="T1">Sprawozdanie finansowe sporządzone zostało zgodnie z przedstawionymi zasadami ustawy o rachunkowości, a także rzetelnie przedstawia sytuację majątkową i finansową LEASINGPOINT SP Z O O.</text:span><text:span text:style-name="T4"> <text:s text:c="47"/><text:tab/><text:tab/><text:tab/><text:tab/><text:tab/><text:tab/> <text:s text:c="5"/>Sprawozdanie finansowe zostało sporządzone przy założeniu kontynuacji działalności gospodarczej przez spółkę, przez co najmniej 12 kolejnych miesięcy.</text:span></text:p>
      <text:p text:style-name="P89"><text:s text:c="49"/></text:p>
      <text:p text:style-name="P89">SPORZĄDZAJĄCY SPRAWOZDANIE </text:p>
      <text:p text:style-name="P89">Artur Hendzel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04"/>
      <text:p text:style-name="P104">Część I</text:p>
      <text:p text:style-name="P104"/>
      <text:p text:style-name="P104">Wprowadzenie</text:p>
      <text:p text:style-name="P104">Do sprawozdania finansowego <text:s/></text:p>
      <text:p text:style-name="P104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Sprawozdanie finansowe dotyczy:</text:p>
      <text:p text:style-name="P91">LEASINGPOINT SP Z O O <text:s/>z siedzibą <text:span text:style-name="T9">Wrocław</text:span> 50-078 <text:s/><text:span text:style-name="T9">Stanisława Leszczyńskiego 4/25</text:span> </text:p>
      <text:p text:style-name="P89"/>
      <text:p text:style-name="P89"/>
      <text:p text:style-name="P89">1. <text:s/>Organ rejestrowy:</text:p>
      <text:p text:style-name="P89"/>
      <text:p text:style-name="P89">SĄD REJONOWY DLA WROCŁAWIA FABRYCZNEJ WE WROCŁAWIU, VI WYDZIAŁ GOSPODARCZY KRAJOWEGO REJESTRU SĄDOWEGO </text:p>
      <text:p text:style-name="P89">Data rejestracji: 2018-01-17</text:p>
      <text:p text:style-name="P89">Nr. KRS: 0000714263</text:p>
      <text:p text:style-name="P89">Regon: 369292212</text:p>
      <text:p text:style-name="P89">NIP: 8971850857</text:p>
      <text:p text:style-name="P89"/>
      <text:p text:style-name="P89"/>
      <text:p text:style-name="P89">2. <text:s text:c="2"/>Dane dotyczące członków zarządu:</text:p>
      <text:p text:style-name="P89"/>
      <text:p text:style-name="P89"><text:span text:style-name="T11">Krupa</text:span> <text:s/>Michał <text:s text:c="5"/>- <text:span text:style-name="T12">Członek Zarządu</text:span></text:p>
      <text:p text:style-name="P92">Maciej Sieczka <text:s text:c="3"/>- Członek Zarządu</text:p>
      <text:p text:style-name="P89"/>
      <text:p text:style-name="P89"/>
      <text:p text:style-name="P89"/>
      <text:p text:style-name="P89">3. <text:s/>Okres objęty sprawozdaniem finansowym</text:p>
      <text:p text:style-name="P89">Przedmiotowe sprawozdanie zawiera dane finansowe za okres obrachunkowy </text:p>
      <text:p text:style-name="P89">Od <text:s text:c="3"/>01.01.201<text:span text:style-name="T11">9</text:span> <text:s text:c="2"/>do <text:s text:c="3"/>31.12.201<text:span text:style-name="T11">9</text:span> r.</text:p>
      <text:p text:style-name="P89"/>
      <text:p text:style-name="P89"/>
      <text:p text:style-name="P89">4. <text:s/>Przedmiot działalności Spółki</text:p>
      <text:p text:style-name="P89"/>
      <text:p text:style-name="P89">Przedmiot głównej działalności:</text:p>
      <text:p text:style-name="P89"/>
      <text:p text:style-name="P103">66, 19, Z, POZOSTAŁA DZIAŁALNOSC WSPOMAGAJACA USŁUGI FINANSOWE, Z</text:p>
      <text:p text:style-name="P103">WYŁACZENIEM UBEZPIECZEN I FUNDUSZÓW EMERYTALNYCH</text:p>
      <text:p text:style-name="P103">82, 99, Z, POZOSTAŁA DZIAŁALNOSC WSPOMAGAJACA PROWADZENIE</text:p>
      <text:p text:style-name="P103">DZIAŁALNOSCI GOSPODARCZEJ, GDZIE INDZIEJ NIESKLASYFIKOWANA</text:p>
      <text:p text:style-name="P103"/>
      <text:p text:style-name="P89">Przedmiot pozostałej działalności:</text:p>
      <text:p text:style-name="P89"/>
      <text:p text:style-name="P103">35, 14, Z, HANDEL ENERGIA ELEKTRYCZNA</text:p>
      <text:p text:style-name="P103">45, 19, Z, SPRZEDAZ HURTOWA I DETALICZNA POZOSTAŁYCH POJAZDÓW</text:p>
      <text:p text:style-name="P103">SAMOCHODOWYCH, Z WYŁACZENIEM MOTOCYKLI</text:p>
      <text:p text:style-name="P103">64, 91, Z, LEASING FINANSOWY</text:p>
      <text:p text:style-name="P103">64, 99, Z, POZOSTAŁA FINANSOWA DZIAŁALNOSC USŁUGOWA, GDZIE INDZIEJ</text:p>
      <text:p text:style-name="P103">NIESKLASYFIKOWANA, Z WYŁACZENIEM UBEZPIECZEN I FUNDUSZÓW</text:p>
      <text:p text:style-name="P103">EMERYTALNYCH</text:p>
      <text:p text:style-name="P103">66, 29, Z, POZOSTAŁA DZIAŁALNOSC WSPOMAGAJACA UBEZPIECZENIA I FUNDUSZE</text:p>
      <text:p text:style-name="P103">EMERYTALNE</text:p>
      <text:p text:style-name="P103">70, 22, Z, POZOSTAŁE DORADZTWO W ZAKRESIE PROWADZENIA DZIAŁALNOSCI</text:p>
      <text:p text:style-name="P103">GOSPODARCZEJ I ZARZADZANIA</text:p>
      <text:p text:style-name="P103">77, 11, Z, WYNAJEM I DZIERZAWA SAMOCHODÓW OSOBOWYCH I FURGONETEK</text:p>
      <text:p text:style-name="P103">77, 12, Z, WYNAJEM I DZIERZAWA POZOSTAŁYCH POJAZDÓW SAMOCHODOWYCH,</text:p>
      <text:p text:style-name="P103">Z WYŁACZENIEM MOTOCYKLI</text:p>
      <text:p text:style-name="P103">82, 99, Z, POZOSTAŁA DZIAŁALNOSC WSPOMAGAJACA PROWADZENIE</text:p>
      <text:p text:style-name="P103">DZIAŁALNOSCI GOSPODARCZEJ, GDZIE INDZIEJ NIESKLASYFIKOWANA</text:p>
      <text:p text:style-name="P103">66, 19, Z, POZOSTAŁA DZIAŁALNOSC WSPOMAGAJACA USŁUGI FINANSOWE, Z</text:p>
      <text:p text:style-name="P103">WYŁACZENIEM UBEZPIECZEN I FUNDUSZÓW EMERYTALNYCH</text:p>
      <text:p text:style-name="P103"/>
      <text:p text:style-name="P89"/>
      <text:p text:style-name="P89"/>
      <text:p text:style-name="P89">5. <text:s/>Dane łączne</text:p>
      <text:p text:style-name="P89">W skład Spółki nie wchodzą wewnętrzne jednostki organizacyjne sporządzające samodzielnie sprawozdania finansowe.</text:p>
      <text:p text:style-name="P89"/>
      <text:p text:style-name="P89"/>
      <text:p text:style-name="P89">6. <text:s/>Sprawozdanie zostało przygotowane zgodnie z wymogami Ustawy z dnia 29 września 1994 roku o rachunkowości.</text:p>
      <text:p text:style-name="P89"/>
      <text:p text:style-name="P89"/>
      <text:p text:style-name="P89">7. <text:s/>Wynik finansowy za dany rok obrotowy obejmuje wszystkie osiągnięte i przypadające na jego rzecz przychody oraz związane z tymi przychodami koszty, zgodnie z zasadami memoriału, współmierności i ostrożnej wyceny. <text:s text:c="28"/></text:p>
      <text:p text:style-name="P93"><text:s/>Po zatwierdzeniu rocznego sprawozdania finansowego wynik finansowy zalicza się do pozycji: </text:p>
      <text:p text:style-name="P93">Zysk lub Strata z lat ubiegłych. </text:p>
      <text:p text:style-name="P89"/>
      <text:p text:style-name="P89"><text:s text:c="125"/></text:p>
      <text:p text:style-name="P89">8. <text:s/>Środki trwałe ujmowane są według ceny nabycia lub kosztów wytworzenia. W przypadku trwałej utraty wartości dokonywane są odpisy z tytułu trwałej utraty wartości.</text:p>
      <text:p text:style-name="P89"/>
      <text:p text:style-name="P89"/>
      <text:p text:style-name="P93">9. <text:s/>Wykazane w bilansie na koniec roku obrotowego aktywa i pasywa wyceniono następującymi metodami, wynikającymi z przyjętych zasad rachunkowości:</text:p>
      <text:p text:style-name="P93"><text:s text:c="2"/>środki pieniężne, należności i inne aktywa, a także fundusze własne według wartości nominalnych.</text:p>
      <text:p text:style-name="P89"/>
      <text:p text:style-name="P89"/>
      <text:p text:style-name="P89"/>
      <text:p text:style-name="P89"><text:soft-page-break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08"/>
      <text:p text:style-name="P108">Część II</text:p>
      <text:p text:style-name="P108"/>
      <text:p text:style-name="P109"><text:span text:style-name="T1">Bilans 201</text:span><text:span text:style-name="T3">9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Segment</text:p>
          </table:table-cell>
          <table:table-cell table:style-name="Tabela1.B1" office:value-type="string">
            <text:p text:style-name="P2">Nazwa</text:p>
          </table:table-cell>
          <table:table-cell table:style-name="Tabela1.C1" office:value-type="string">
            <text:p text:style-name="P2">2018</text:p>
          </table:table-cell>
          <table:table-cell table:style-name="Tabela1.B1" office:value-type="string">
            <text:p text:style-name="P49">2019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B2" office:value-type="string">
            <text:p text:style-name="P2">AKTYWA</text:p>
          </table:table-cell>
          <table:table-cell table:style-name="Tabela1.C2" office:value-type="string">
            <text:p text:style-name="P15">45 247,42</text:p>
          </table:table-cell>
          <table:table-cell table:style-name="Tabela1.B2" office:value-type="string">
            <text:p text:style-name="P49"><text:span text:style-name="T27">78</text:span> 999,49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Aktywa trwałe</text:p>
          </table:table-cell>
          <table:table-cell table:style-name="Tabela1.C3" office:value-type="string">
            <text:p text:style-name="P24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Wartości niematerialne i prawne</text:p>
          </table:table-cell>
          <table:table-cell table:style-name="Tabela1.C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Koszty zakończonych prac rozwojowych</text:p>
          </table:table-cell>
          <table:table-cell table:style-name="Tabela1.C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Wartość firmy</text:p>
          </table:table-cell>
          <table:table-cell table:style-name="Tabela1.C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Inne wartości niematerialne i prawne</text:p>
          </table:table-cell>
          <table:table-cell table:style-name="Tabela1.C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Zaliczki na wartości niematerialne i prawne</text:p>
          </table:table-cell>
          <table:table-cell table:style-name="Tabela1.C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I</text:p>
          </table:table-cell>
          <table:table-cell table:style-name="Tabela1.A1" office:value-type="string">
            <text:p text:style-name="P2">Rzeczowe aktywa trwałe</text:p>
          </table:table-cell>
          <table:table-cell table:style-name="Tabela1.C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Środki trwałe</text:p>
          </table:table-cell>
          <table:table-cell table:style-name="Tabela1.C1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grunty (w tym prawo użytkowania wiecz. gruntu)</text:p>
          </table:table-cell>
          <table:table-cell table:style-name="Tabela1.C1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bud., lok., prawa do lok. i ob. inż. ląd. i wodn.</text:p>
          </table:table-cell>
          <table:table-cell table:style-name="Tabela1.C1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urządzenia techniczne i maszyny</text:p>
          </table:table-cell>
          <table:table-cell table:style-name="Tabela1.C1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środki transportu</text:p>
          </table:table-cell>
          <table:table-cell table:style-name="Tabela1.C1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e</text:p>
          </table:table-cell>
          <table:table-cell table:style-name="Tabela1.A1" office:value-type="string">
            <text:p text:style-name="P2">inne środki trwałe</text:p>
          </table:table-cell>
          <table:table-cell table:style-name="Tabela1.C1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Środki trwałe w budowie</text:p>
          </table:table-cell>
          <table:table-cell table:style-name="Tabela1.C1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Zaliczki na środki trwałe w budowie</text:p>
          </table:table-cell>
          <table:table-cell table:style-name="Tabela1.C1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II</text:p>
          </table:table-cell>
          <table:table-cell table:style-name="Tabela1.A1" office:value-type="string">
            <text:p text:style-name="P2">Należności długoterminowe</text:p>
          </table:table-cell>
          <table:table-cell table:style-name="Tabela1.C1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Od jednostek powiązanych</text:p>
          </table:table-cell>
          <table:table-cell table:style-name="Tabela1.C1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Od poz. jedn., w których jedn. pos. zaang. w kap.</text:p>
          </table:table-cell>
          <table:table-cell table:style-name="Tabela1.C2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Od pozostałych jednostek</text:p>
          </table:table-cell>
          <table:table-cell table:style-name="Tabela1.C21" office:value-type="string">
            <text:p text:style-name="P25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V</text:p>
          </table:table-cell>
          <table:table-cell table:style-name="Tabela1.A1" office:value-type="string">
            <text:p text:style-name="P2">Inwestycje długoterminowe</text:p>
          </table:table-cell>
          <table:table-cell table:style-name="Tabela1.C2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Nieruchomości</text:p>
          </table:table-cell>
          <table:table-cell table:style-name="Tabela1.C2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Wartości niematerialne i prawne</text:p>
          </table:table-cell>
          <table:table-cell table:style-name="Tabela1.C2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Długoterminowe aktywa finansowe</text:p>
          </table:table-cell>
          <table:table-cell table:style-name="Tabela1.C2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w jednostkach powiązanych:</text:p>
          </table:table-cell>
          <table:table-cell table:style-name="Tabela1.C2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ały lub akcje</text:p>
          </table:table-cell>
          <table:table-cell table:style-name="Tabela1.C2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papiery wartościowe</text:p>
          </table:table-cell>
          <table:table-cell table:style-name="Tabela1.C2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elone pożyczki</text:p>
          </table:table-cell>
          <table:table-cell table:style-name="Tabela1.C2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długoterminowe aktywa finansowe</text:p>
          </table:table-cell>
          <table:table-cell table:style-name="Tabela1.C3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w poz. jedn., w których jedn. pos. zaang. w kap.</text:p>
          </table:table-cell>
          <table:table-cell table:style-name="Tabela1.C3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ały lub akcje</text:p>
          </table:table-cell>
          <table:table-cell table:style-name="Tabela1.C3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papiery wartościowe</text:p>
          </table:table-cell>
          <table:table-cell table:style-name="Tabela1.C3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elone pożyczki</text:p>
          </table:table-cell>
          <table:table-cell table:style-name="Tabela1.C3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długoterminowe aktywa finansowe</text:p>
          </table:table-cell>
          <table:table-cell table:style-name="Tabela1.C3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w pozostałych jednostkach:</text:p>
          </table:table-cell>
          <table:table-cell table:style-name="Tabela1.C3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ały lub akcje</text:p>
          </table:table-cell>
          <table:table-cell table:style-name="Tabela1.C3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papiery wartościowe</text:p>
          </table:table-cell>
          <table:table-cell table:style-name="Tabela1.C3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elone pożyczki</text:p>
          </table:table-cell>
          <table:table-cell table:style-name="Tabela1.C3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długoterminowe aktywa finansowe</text:p>
          </table:table-cell>
          <table:table-cell table:style-name="Tabela1.C4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Inne inwestycje długoterminowe</text:p>
          </table:table-cell>
          <table:table-cell table:style-name="Tabela1.C4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V</text:p>
          </table:table-cell>
          <table:table-cell table:style-name="Tabela1.A1" office:value-type="string">
            <text:p text:style-name="P2">Długoterminowe rozliczenia międzyokresowe</text:p>
          </table:table-cell>
          <table:table-cell table:style-name="Tabela1.C4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Aktywa z tytułu odroczonego podatku dochodowego</text:p>
          </table:table-cell>
          <table:table-cell table:style-name="Tabela1.C4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ext:soft-page-break/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Inne rozliczenia międzyokresowe</text:p>
          </table:table-cell>
          <table:table-cell table:style-name="Tabela1.C4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Aktywa obrotowe</text:p>
          </table:table-cell>
          <table:table-cell table:style-name="Tabela1.C45" office:value-type="string">
            <text:p text:style-name="P26">45 247,42</text:p>
          </table:table-cell>
          <table:table-cell table:style-name="Tabela1.A1" office:value-type="string">
            <text:p text:style-name="P50"><text:span text:style-name="T28">78</text:span> 999,49</text:p>
          </table:table-cell>
        </table:table-row>
        <table:table-row table:style-name="Tabela1.1"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Zapasy</text:p>
          </table:table-cell>
          <table:table-cell table:style-name="Tabela1.C46" office:value-type="string">
            <text:p text:style-name="P16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Materiały</text:p>
          </table:table-cell>
          <table:table-cell table:style-name="Tabela1.C4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Półprodukty i produkty w toku</text:p>
          </table:table-cell>
          <table:table-cell table:style-name="Tabela1.C4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Produkty gotowe</text:p>
          </table:table-cell>
          <table:table-cell table:style-name="Tabela1.C4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Towary</text:p>
          </table:table-cell>
          <table:table-cell table:style-name="Tabela1.C50" office:value-type="string">
            <text:p text:style-name="P3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5</text:p>
          </table:table-cell>
          <table:table-cell table:style-name="Tabela1.A1" office:value-type="string">
            <text:p text:style-name="P2">Zaliczki na dostawy i usługi</text:p>
          </table:table-cell>
          <table:table-cell table:style-name="Tabela1.C51" office:value-type="string">
            <text:p text:style-name="P3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I</text:p>
          </table:table-cell>
          <table:table-cell table:style-name="Tabela1.A1" office:value-type="string">
            <text:p text:style-name="P2">Należności krótkoterminowe</text:p>
          </table:table-cell>
          <table:table-cell table:style-name="Tabela1.C52" office:value-type="string">
            <text:p text:style-name="P27">37 547,97</text:p>
          </table:table-cell>
          <table:table-cell table:style-name="Tabela1.A1" office:value-type="string">
            <text:p text:style-name="P51"><text:span text:style-name="T29">52</text:span> 994,03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Należności od jednostek powiązanych</text:p>
          </table:table-cell>
          <table:table-cell table:style-name="Tabela1.C53" office:value-type="string">
            <text:p text:style-name="P28">4 30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z tytułu dostaw i usług, o okresie spłaty:</text:p>
          </table:table-cell>
          <table:table-cell table:style-name="Tabela1.C5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C5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C56" office:value-type="string">
            <text:p text:style-name="P29">4 30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inne</text:p>
          </table:table-cell>
          <table:table-cell table:style-name="Tabela1.C5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Nal. od jedn., w których jedn. pos. zaang. w kap.</text:p>
          </table:table-cell>
          <table:table-cell table:style-name="Tabela1.C5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z tytułu dostaw i usług, o okresie spłaty:</text:p>
          </table:table-cell>
          <table:table-cell table:style-name="Tabela1.C5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C6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C6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inne</text:p>
          </table:table-cell>
          <table:table-cell table:style-name="Tabela1.C6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Należności od pozostałych jednostek</text:p>
          </table:table-cell>
          <table:table-cell table:style-name="Tabela1.C63" office:value-type="string">
            <text:p text:style-name="P8">33 <text:span text:style-name="T17">247,97</text:span></text:p>
          </table:table-cell>
          <table:table-cell table:style-name="Tabela1.A1" office:value-type="string">
            <text:p text:style-name="P52"><text:span text:style-name="T30">52</text:span> 994,03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z tytułu dostaw i usług, o okresie spłaty:</text:p>
          </table:table-cell>
          <table:table-cell table:style-name="Tabela1.C64" office:value-type="string">
            <text:p text:style-name="P2">3<text:span text:style-name="T13">3 112,50</text:span></text:p>
          </table:table-cell>
          <table:table-cell table:style-name="Tabela1.A1" office:value-type="string">
            <text:p text:style-name="P52"><text:span text:style-name="T30">52</text:span> 994,03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C65" office:value-type="string">
            <text:p text:style-name="P7">33 112,50</text:p>
          </table:table-cell>
          <table:table-cell table:style-name="Tabela1.A1" office:value-type="string">
            <text:p text:style-name="P52"><text:span text:style-name="T30">52</text:span> 994,03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C6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z tyt. pod., dot., ceł, ubezp. in. tyt. publ.-praw</text:p>
          </table:table-cell>
          <table:table-cell table:style-name="Tabela1.C67" office:value-type="string">
            <text:p text:style-name="P17">135,47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inne</text:p>
          </table:table-cell>
          <table:table-cell table:style-name="Tabela1.C6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dochodzone na drodze sądowej</text:p>
          </table:table-cell>
          <table:table-cell table:style-name="Tabela1.C6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II</text:p>
          </table:table-cell>
          <table:table-cell table:style-name="Tabela1.A1" office:value-type="string">
            <text:p text:style-name="P2">Inwestycje krótkoterminowe</text:p>
          </table:table-cell>
          <table:table-cell table:style-name="Tabela1.C70" office:value-type="string">
            <text:p text:style-name="P9">6 930,07</text:p>
          </table:table-cell>
          <table:table-cell table:style-name="Tabela1.A1" office:value-type="string">
            <text:p text:style-name="P53">26 005,46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Krótkoterminowe aktywa finansowe</text:p>
          </table:table-cell>
          <table:table-cell table:style-name="Tabela1.C71" office:value-type="string">
            <text:p text:style-name="P10">6 930,07</text:p>
          </table:table-cell>
          <table:table-cell table:style-name="Tabela1.A1" office:value-type="string">
            <text:p text:style-name="P54">26 005,46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w jednostkach powiązanych</text:p>
          </table:table-cell>
          <table:table-cell table:style-name="Tabela1.C7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ały lub akcje</text:p>
          </table:table-cell>
          <table:table-cell table:style-name="Tabela1.C7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papiery wartościowe</text:p>
          </table:table-cell>
          <table:table-cell table:style-name="Tabela1.C7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elone pożyczki</text:p>
          </table:table-cell>
          <table:table-cell table:style-name="Tabela1.C7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krótkoterminowe aktywa finansowe</text:p>
          </table:table-cell>
          <table:table-cell table:style-name="Tabela1.C7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w pozostałych jednostkach</text:p>
          </table:table-cell>
          <table:table-cell table:style-name="Tabela1.C7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ały lub akcje</text:p>
          </table:table-cell>
          <table:table-cell table:style-name="Tabela1.C7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papiery wartościowe</text:p>
          </table:table-cell>
          <table:table-cell table:style-name="Tabela1.C7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dzielone pożyczki</text:p>
          </table:table-cell>
          <table:table-cell table:style-name="Tabela1.C8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krótkoterminowe aktywa finansowe</text:p>
          </table:table-cell>
          <table:table-cell table:style-name="Tabela1.C8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środki pieniężne i inne aktywa pieniężne</text:p>
          </table:table-cell>
          <table:table-cell table:style-name="Tabela1.C82" office:value-type="string">
            <text:p text:style-name="P4">6 930,07</text:p>
          </table:table-cell>
          <table:table-cell table:style-name="Tabela1.A1" office:value-type="string">
            <text:p text:style-name="P54">26 005,46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środki pieniężne w kasie i na rachunkach</text:p>
          </table:table-cell>
          <table:table-cell table:style-name="Tabela1.C83" office:value-type="string">
            <text:p text:style-name="P30">6 351,30</text:p>
          </table:table-cell>
          <table:table-cell table:style-name="Tabela1.A1" office:value-type="string">
            <text:p text:style-name="P54">26 005,46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środki pieniężne</text:p>
          </table:table-cell>
          <table:table-cell table:style-name="Tabela1.C84" office:value-type="string">
            <text:p text:style-name="P31">578,77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inne aktywa pieniężne</text:p>
          </table:table-cell>
          <table:table-cell table:style-name="Tabela1.C8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Inne inwestycje krótkoterminowe</text:p>
          </table:table-cell>
          <table:table-cell table:style-name="Tabela1.C8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V</text:p>
          </table:table-cell>
          <table:table-cell table:style-name="Tabela1.A1" office:value-type="string">
            <text:p text:style-name="P2">Krótkoterminowe rozliczenia międzyokresowe</text:p>
          </table:table-cell>
          <table:table-cell table:style-name="Tabela1.C87" office:value-type="string">
            <text:p text:style-name="P6">769,38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Należne wpłaty na kapitał (fundusz) podstawowy</text:p>
          </table:table-cell>
          <table:table-cell table:style-name="Tabela1.C8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Udziały (akcje) własne</text:p>
          </table:table-cell>
          <table:table-cell table:style-name="Tabela1.C8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B1" office:value-type="string">
            <text:p text:style-name="P2">Aktywa razem</text:p>
          </table:table-cell>
          <table:table-cell table:style-name="Tabela1.C1" office:value-type="string">
            <text:p text:style-name="P5">45 247,42</text:p>
          </table:table-cell>
          <table:table-cell table:style-name="Tabela1.B1" office:value-type="string">
            <text:p text:style-name="P55"><text:span text:style-name="T31">78</text:span> 999,49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B1" office:value-type="string">
            <text:p text:style-name="P2">PASYWA</text:p>
          </table:table-cell>
          <table:table-cell table:style-name="Tabela1.C1" office:value-type="string">
            <text:p text:style-name="P5">45 247,42</text:p>
          </table:table-cell>
          <table:table-cell table:style-name="Tabela1.B1" office:value-type="string">
            <text:p text:style-name="P55"><text:span text:style-name="T31">78</text:span> 999,49</text:p>
          </table:table-cell>
        </table:table-row>
        <text:soft-page-break/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Kapitał (fundusz) własny</text:p>
          </table:table-cell>
          <table:table-cell table:style-name="Tabela1.C92" office:value-type="string">
            <text:p text:style-name="P18">26 029,90</text:p>
          </table:table-cell>
          <table:table-cell table:style-name="Tabela1.A1" office:value-type="string">
            <text:p text:style-name="P85"><text:span text:style-name="T32">46</text:span> <text:span text:style-name="T33">96</text:span>7,99</text:p>
          </table:table-cell>
        </table:table-row>
        <table:table-row table:style-name="Tabela1.1"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Kapitał (fundusz) podstawowy</text:p>
          </table:table-cell>
          <table:table-cell table:style-name="Tabela1.C93" office:value-type="string">
            <text:p text:style-name="P2"><text:span text:style-name="T14">1</text:span>5 000,00</text:p>
          </table:table-cell>
          <table:table-cell table:style-name="Tabela1.A1" office:value-type="string">
            <text:p text:style-name="P56">15 000,00</text:p>
          </table:table-cell>
        </table:table-row>
        <table:table-row table:style-name="Tabela1.1">
          <table:table-cell table:style-name="Tabela1.A1" office:value-type="string">
            <text:p text:style-name="P2">II</text:p>
          </table:table-cell>
          <table:table-cell table:style-name="Tabela1.A1" office:value-type="string">
            <text:p text:style-name="P2">Kapitał (fundusz) zapasowy, w tym:</text:p>
          </table:table-cell>
          <table:table-cell table:style-name="Tabela1.C94" office:value-type="string">
            <text:p text:style-name="P11">0,00</text:p>
          </table:table-cell>
          <table:table-cell table:style-name="Tabela1.A1" office:value-type="string">
            <text:p text:style-name="P57">11 029,9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Kapitał (fundusz) zapasowy</text:p>
          </table:table-cell>
          <table:table-cell table:style-name="Tabela1.C95" office:value-type="string">
            <text:p text:style-name="P2"><text:span text:style-name="T14">0</text:span>,00</text:p>
          </table:table-cell>
          <table:table-cell table:style-name="Tabela1.A1" office:value-type="string">
            <text:p text:style-name="P57">11 029,90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nadw. wart. sprz. nad wart. nom. udz. (akcji)</text:p>
          </table:table-cell>
          <table:table-cell table:style-name="Tabela1.C9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II</text:p>
          </table:table-cell>
          <table:table-cell table:style-name="Tabela1.A1" office:value-type="string">
            <text:p text:style-name="P2">Kapitał (fundusz) z aktualizacji wyceny, w tym:</text:p>
          </table:table-cell>
          <table:table-cell table:style-name="Tabela1.C9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Kapitał (fundusz) z aktualizacji wyceny</text:p>
          </table:table-cell>
          <table:table-cell table:style-name="Tabela1.C9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z tytułu aktualizacji wartości godziwej</text:p>
          </table:table-cell>
          <table:table-cell table:style-name="Tabela1.C9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V</text:p>
          </table:table-cell>
          <table:table-cell table:style-name="Tabela1.A1" office:value-type="string">
            <text:p text:style-name="P2">Pozostałe kapitały (fundusze) rezerwowe, w tym:</text:p>
          </table:table-cell>
          <table:table-cell table:style-name="Tabela1.C10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Pozostałe kapitały (fundusze) rezerwowe</text:p>
          </table:table-cell>
          <table:table-cell table:style-name="Tabela1.C10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tworzone zgodnie z umową (statutem) spółki</text:p>
          </table:table-cell>
          <table:table-cell table:style-name="Tabela1.C10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na udziały (akcje) własne</text:p>
          </table:table-cell>
          <table:table-cell table:style-name="Tabela1.C10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V</text:p>
          </table:table-cell>
          <table:table-cell table:style-name="Tabela1.A1" office:value-type="string">
            <text:p text:style-name="P2">Zysk (strata) z lat ubiegłych</text:p>
          </table:table-cell>
          <table:table-cell table:style-name="Tabela1.C10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VI</text:p>
          </table:table-cell>
          <table:table-cell table:style-name="Tabela1.A1" office:value-type="string">
            <text:p text:style-name="P2">Zysk (strata) netto</text:p>
          </table:table-cell>
          <table:table-cell table:style-name="Tabela1.C105" office:value-type="string">
            <text:p text:style-name="P12">11 029,90</text:p>
          </table:table-cell>
          <table:table-cell table:style-name="Tabela1.A1" office:value-type="string">
            <text:p text:style-name="P88">20 938,09</text:p>
          </table:table-cell>
        </table:table-row>
        <table:table-row table:style-name="Tabela1.1">
          <table:table-cell table:style-name="Tabela1.A1" office:value-type="string">
            <text:p text:style-name="P2">VII</text:p>
          </table:table-cell>
          <table:table-cell table:style-name="Tabela1.A1" office:value-type="string">
            <text:p text:style-name="P2">Odpisy z zysku netto w roku obrot. (wielk. ujemna)</text:p>
          </table:table-cell>
          <table:table-cell table:style-name="Tabela1.C10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Zobowiązania i rezerwy na zobowiązania</text:p>
          </table:table-cell>
          <table:table-cell table:style-name="Tabela1.C107" office:value-type="string">
            <text:p text:style-name="P19">19 <text:span text:style-name="T16">217,52</text:span></text:p>
          </table:table-cell>
          <table:table-cell table:style-name="Tabela1.A1" office:value-type="string">
            <text:p text:style-name="P115">32 031,50</text:p>
          </table:table-cell>
        </table:table-row>
        <table:table-row table:style-name="Tabela1.1"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Rezerwy na zobowiązania</text:p>
          </table:table-cell>
          <table:table-cell table:style-name="Tabela1.C10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Rezerwa z tytułu odroczonego podatku dochodowego</text:p>
          </table:table-cell>
          <table:table-cell table:style-name="Tabela1.C10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Rezerwa na świadczenia emerytalne i podobne</text:p>
          </table:table-cell>
          <table:table-cell table:style-name="Tabela1.C11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długoterminowa</text:p>
          </table:table-cell>
          <table:table-cell table:style-name="Tabela1.C11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krótkoterminowa</text:p>
          </table:table-cell>
          <table:table-cell table:style-name="Tabela1.C11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Pozostałe rezerwy</text:p>
          </table:table-cell>
          <table:table-cell table:style-name="Tabela1.C11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długoterminowe</text:p>
          </table:table-cell>
          <table:table-cell table:style-name="Tabela1.C11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krótkoterminowe</text:p>
          </table:table-cell>
          <table:table-cell table:style-name="Tabela1.C11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I</text:p>
          </table:table-cell>
          <table:table-cell table:style-name="Tabela1.A1" office:value-type="string">
            <text:p text:style-name="P2">Zobowiązania długoterminowe</text:p>
          </table:table-cell>
          <table:table-cell table:style-name="Tabela1.C11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Wobec jednostek powiązanych</text:p>
          </table:table-cell>
          <table:table-cell table:style-name="Tabela1.C11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Wobec jedn., w których jedn. pos. zaang. w kap.</text:p>
          </table:table-cell>
          <table:table-cell table:style-name="Tabela1.C11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Wobec pozostałych jednostek</text:p>
          </table:table-cell>
          <table:table-cell table:style-name="Tabela1.C11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kredyty i pożyczki</text:p>
          </table:table-cell>
          <table:table-cell table:style-name="Tabela1.C12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z tytułu emisji dłużnych papierów wartościowych</text:p>
          </table:table-cell>
          <table:table-cell table:style-name="Tabela1.C12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inne zobowiązania finansowe</text:p>
          </table:table-cell>
          <table:table-cell table:style-name="Tabela1.C12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zobowiązania wekslowe</text:p>
          </table:table-cell>
          <table:table-cell table:style-name="Tabela1.C12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e</text:p>
          </table:table-cell>
          <table:table-cell table:style-name="Tabela1.A1" office:value-type="string">
            <text:p text:style-name="P2">inne</text:p>
          </table:table-cell>
          <table:table-cell table:style-name="Tabela1.C12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II</text:p>
          </table:table-cell>
          <table:table-cell table:style-name="Tabela1.A1" office:value-type="string">
            <text:p text:style-name="P2">Zobowiązania krótkoterminowe</text:p>
          </table:table-cell>
          <table:table-cell table:style-name="Tabela1.C125" office:value-type="string">
            <text:p text:style-name="P20">19 <text:span text:style-name="T16">217,52</text:span></text:p>
          </table:table-cell>
          <table:table-cell table:style-name="Tabela1.A1" office:value-type="string">
            <text:p text:style-name="P84"><text:span text:style-name="T34">32 031</text:span>,50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Zobowiązania wobec jednostek powiązanych</text:p>
          </table:table-cell>
          <table:table-cell table:style-name="Tabela1.C126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z tytułu dostaw i usług, o okresie wymagalności:</text:p>
          </table:table-cell>
          <table:table-cell table:style-name="Tabela1.C127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C12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C12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inne</text:p>
          </table:table-cell>
          <table:table-cell table:style-name="Tabela1.C13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Zob. wobec jedn., w kt. jedn. pos. zaang. w kap.</text:p>
          </table:table-cell>
          <table:table-cell table:style-name="Tabela1.C13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z tytułu dostaw i usług, o okresie wymagalności:</text:p>
          </table:table-cell>
          <table:table-cell table:style-name="Tabela1.C13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C13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C13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inne</text:p>
          </table:table-cell>
          <table:table-cell table:style-name="Tabela1.C135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Zobowiązania wobec pozostalych jednostek</text:p>
          </table:table-cell>
          <table:table-cell table:style-name="Tabela1.C136" office:value-type="string">
            <text:p text:style-name="P21">19 <text:span text:style-name="T16">217,52</text:span></text:p>
          </table:table-cell>
          <table:table-cell table:style-name="Tabela1.A1" office:value-type="string">
            <text:p text:style-name="P83"><text:span text:style-name="T35">32 03</text:span>1,50</text:p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kredyty i pożyczki</text:p>
          </table:table-cell>
          <table:table-cell table:style-name="Tabela1.C137" office:value-type="string">
            <text:p text:style-name="P2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z tytułu emisji dłużnych papierów wartościowych</text:p>
          </table:table-cell>
          <table:table-cell table:style-name="Tabela1.C13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c</text:p>
          </table:table-cell>
          <table:table-cell table:style-name="Tabela1.A1" office:value-type="string">
            <text:p text:style-name="P2">inne zobowiązania finansowe</text:p>
          </table:table-cell>
          <table:table-cell table:style-name="Tabela1.C13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ext:soft-page-break/>
        <table:table-row table:style-name="Tabela1.1"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z tytułu dostaw i usług, o okresie wymagalności:</text:p>
          </table:table-cell>
          <table:table-cell table:style-name="Tabela1.C140" office:value-type="string">
            <text:p text:style-name="P23">14 680,35</text:p>
          </table:table-cell>
          <table:table-cell table:style-name="Tabela1.A1" office:value-type="string">
            <text:p text:style-name="P58">22 020,<text:span text:style-name="T36">50</text:span>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 12 miesięcy</text:p>
          </table:table-cell>
          <table:table-cell table:style-name="Tabela1.C141" office:value-type="string">
            <text:p text:style-name="P23">14 680,35</text:p>
          </table:table-cell>
          <table:table-cell table:style-name="Tabela1.A1" office:value-type="string">
            <text:p text:style-name="P58">22 020,<text:span text:style-name="T36">50</text:span></text:p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powyżej 12 miesięcy</text:p>
          </table:table-cell>
          <table:table-cell table:style-name="Tabela1.C14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e</text:p>
          </table:table-cell>
          <table:table-cell table:style-name="Tabela1.A1" office:value-type="string">
            <text:p text:style-name="P2">zaliczki otrzymane na dostawy i usługi</text:p>
          </table:table-cell>
          <table:table-cell table:style-name="Tabela1.C143" office:value-type="string">
            <text:p text:style-name="P13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f</text:p>
          </table:table-cell>
          <table:table-cell table:style-name="Tabela1.A1" office:value-type="string">
            <text:p text:style-name="P2">zobowiązania wekslowe</text:p>
          </table:table-cell>
          <table:table-cell table:style-name="Tabela1.C144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g</text:p>
          </table:table-cell>
          <table:table-cell table:style-name="Tabela1.A1" office:value-type="string">
            <text:p text:style-name="P2">z tyt. pod., ceł, ubezp. innych tyt. publ.-praw.</text:p>
          </table:table-cell>
          <table:table-cell table:style-name="Tabela1.C145" office:value-type="string">
            <text:p text:style-name="P32">2 777,00</text:p>
          </table:table-cell>
          <table:table-cell table:style-name="Tabela1.A1" office:value-type="string">
            <text:p text:style-name="P82"><text:span text:style-name="T37">9 86</text:span>4,00</text:p>
          </table:table-cell>
        </table:table-row>
        <table:table-row table:style-name="Tabela1.1">
          <table:table-cell table:style-name="Tabela1.A1" office:value-type="string">
            <text:p text:style-name="P2">h</text:p>
          </table:table-cell>
          <table:table-cell table:style-name="Tabela1.A1" office:value-type="string">
            <text:p text:style-name="P2">z tytułu wynagrodzeń</text:p>
          </table:table-cell>
          <table:table-cell table:style-name="Tabela1.C146" office:value-type="string">
            <text:p text:style-name="P2">0,00</text:p>
          </table:table-cell>
          <table:table-cell table:style-name="Tabela1.A1" office:value-type="string">
            <text:p text:style-name="P59">147,00</text:p>
          </table:table-cell>
        </table:table-row>
        <table:table-row table:style-name="Tabela1.1">
          <table:table-cell table:style-name="Tabela1.A1" office:value-type="string">
            <text:p text:style-name="P2">i</text:p>
          </table:table-cell>
          <table:table-cell table:style-name="Tabela1.A1" office:value-type="string">
            <text:p text:style-name="P2">inne</text:p>
          </table:table-cell>
          <table:table-cell table:style-name="Tabela1.C147" office:value-type="string">
            <text:p text:style-name="P33">1 760,17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Fundusze specjalne</text:p>
          </table:table-cell>
          <table:table-cell table:style-name="Tabela1.C148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IV</text:p>
          </table:table-cell>
          <table:table-cell table:style-name="Tabela1.A1" office:value-type="string">
            <text:p text:style-name="P2">Rozliczenia międzyokresowe</text:p>
          </table:table-cell>
          <table:table-cell table:style-name="Tabela1.C149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Ujemna wartość firmy</text:p>
          </table:table-cell>
          <table:table-cell table:style-name="Tabela1.C150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Inne rozliczenia międzyokresowe</text:p>
          </table:table-cell>
          <table:table-cell table:style-name="Tabela1.C151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długoterminowe</text:p>
          </table:table-cell>
          <table:table-cell table:style-name="Tabela1.C152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krótkoterminowe</text:p>
          </table:table-cell>
          <table:table-cell table:style-name="Tabela1.C153" office:value-type="string">
            <text:p text:style-name="P2">0,00</text:p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2">-</text:p>
          </table:table-cell>
          <table:table-cell table:style-name="Tabela1.B1" office:value-type="string">
            <text:p text:style-name="P2">Pasywa razem</text:p>
          </table:table-cell>
          <table:table-cell table:style-name="Tabela1.C1" office:value-type="string">
            <text:p text:style-name="P14">45 247,42</text:p>
          </table:table-cell>
          <table:table-cell table:style-name="Tabela1.B1" office:value-type="string">
            <text:p text:style-name="P59"><text:span text:style-name="T38">78</text:span> 999,49</text:p>
          </table:table-cell>
        </table:table-row>
      </table:table>
      <text:p text:style-name="P89"/>
      <text:p text:style-name="P89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04"/>
      <text:p text:style-name="P104">Część III</text:p>
      <text:p text:style-name="P104"/>
      <text:p text:style-name="P104">Rachunek Zysków i Strat <text:s/>201<text:span text:style-name="T5">9</text:span></text:p>
      <text:p text:style-name="P104">(Porównawczy)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89"/>
      <text:p text:style-name="P94"><text:tab/></text:p>
      <text:p text:style-name="P8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Segment</text:p>
          </table:table-cell>
          <table:table-cell table:style-name="Tabela2.A1" office:value-type="string">
            <text:p text:style-name="P2">Nazwa</text:p>
          </table:table-cell>
          <table:table-cell table:style-name="Tabela2.C1" office:value-type="string">
            <text:p text:style-name="P2">2018</text:p>
          </table:table-cell>
          <table:table-cell table:style-name="Tabela2.A1" office:value-type="string">
            <text:p text:style-name="P47">2019</text:p>
            <text:p text:style-name="P47"/>
          </table:table-cell>
        </table:table-row>
        <table:table-row table:style-name="Tabela2.1">
          <table:table-cell table:style-name="Tabela2.A2" office:value-type="string">
            <text:p text:style-name="P2">A</text:p>
          </table:table-cell>
          <table:table-cell table:style-name="Tabela2.A2" office:value-type="string">
            <text:p text:style-name="P2">Przychody netto ze sprzedaży i zrównane z nimi</text:p>
          </table:table-cell>
          <table:table-cell table:style-name="Tabela2.C2" office:value-type="string">
            <text:p text:style-name="P34">268 253,51</text:p>
          </table:table-cell>
          <table:table-cell table:style-name="Tabela2.A2" office:value-type="string">
            <text:p text:style-name="P60">5<text:span text:style-name="T24">33</text:span> 112,72</text:p>
          </table:table-cell>
        </table:table-row>
        <table:table-row table:style-name="Tabela2.1">
          <table:table-cell table:style-name="Tabela2.A3" office:value-type="string">
            <text:p text:style-name="P2">I</text:p>
          </table:table-cell>
          <table:table-cell table:style-name="Tabela2.B3" office:value-type="string">
            <text:p text:style-name="P2">Przychody netto ze sprzedaży produktów</text:p>
          </table:table-cell>
          <table:table-cell table:style-name="Tabela2.C3" office:value-type="string">
            <text:p text:style-name="P42">0</text:p>
          </table:table-cell>
          <table:table-cell table:style-name="Tabela2.D3" office:value-type="string">
            <text:p text:style-name="P60"/>
          </table:table-cell>
        </table:table-row>
        <table:table-row table:style-name="Tabela2.1">
          <table:table-cell table:style-name="Tabela2.A4" office:value-type="string">
            <text:p text:style-name="P2">II</text:p>
          </table:table-cell>
          <table:table-cell table:style-name="Tabela2.B4" office:value-type="string">
            <text:p text:style-name="P2">Zmiana stanu produktów (zw.-wart.dod.,zm.-wart.uj)</text:p>
          </table:table-cell>
          <table:table-cell table:style-name="Tabela2.C4" office:value-type="string">
            <text:p text:style-name="P2">0</text:p>
          </table:table-cell>
          <table:table-cell table:style-name="Tabela2.D4" office:value-type="string">
            <text:p text:style-name="P2"/>
          </table:table-cell>
        </table:table-row>
        <table:table-row table:style-name="Tabela2.1">
          <table:table-cell table:style-name="Tabela2.A5" office:value-type="string">
            <text:p text:style-name="P2">III</text:p>
          </table:table-cell>
          <table:table-cell table:style-name="Tabela2.B5" office:value-type="string">
            <text:p text:style-name="P2">Koszt wytworzenia produktów na własne potrzeby jed</text:p>
          </table:table-cell>
          <table:table-cell table:style-name="Tabela2.C5" office:value-type="string">
            <text:p text:style-name="P2">0</text:p>
          </table:table-cell>
          <table:table-cell table:style-name="Tabela2.D5" office:value-type="string">
            <text:p text:style-name="P2"/>
          </table:table-cell>
        </table:table-row>
        <table:table-row table:style-name="Tabela2.1">
          <table:table-cell table:style-name="Tabela2.A6" office:value-type="string">
            <text:p text:style-name="P2">IV</text:p>
          </table:table-cell>
          <table:table-cell table:style-name="Tabela2.B6" office:value-type="string">
            <text:p text:style-name="P2">Przychody netto ze sprzedaży towarów i materiałów</text:p>
          </table:table-cell>
          <table:table-cell table:style-name="Tabela2.C6" office:value-type="string">
            <text:p text:style-name="P2">0</text:p>
          </table:table-cell>
          <table:table-cell table:style-name="Tabela2.D6" office:value-type="string">
            <text:p text:style-name="P2"/>
          </table:table-cell>
        </table:table-row>
        <table:table-row table:style-name="Tabela2.1">
          <table:table-cell table:style-name="Tabela2.A7" office:value-type="string">
            <text:p text:style-name="P2">V</text:p>
          </table:table-cell>
          <table:table-cell table:style-name="Tabela2.B7" office:value-type="string">
            <text:p text:style-name="P2">w tym od jednostek powiązanych</text:p>
          </table:table-cell>
          <table:table-cell table:style-name="Tabela2.C7" office:value-type="string">
            <text:p text:style-name="P2">0</text:p>
          </table:table-cell>
          <table:table-cell table:style-name="Tabela2.D7" office:value-type="string">
            <text:p text:style-name="P2"/>
          </table:table-cell>
        </table:table-row>
        <table:table-row table:style-name="Tabela2.1">
          <table:table-cell table:style-name="Tabela2.A8" office:value-type="string">
            <text:p text:style-name="P2">VI</text:p>
          </table:table-cell>
          <table:table-cell table:style-name="Tabela2.B8" office:value-type="string">
            <text:p text:style-name="P2">Przychody netto ze sprzedaży usług</text:p>
          </table:table-cell>
          <table:table-cell table:style-name="Tabela2.C8" office:value-type="string">
            <text:p text:style-name="P36">268 253,51</text:p>
          </table:table-cell>
          <table:table-cell table:style-name="Tabela2.D8" office:value-type="string">
            <text:p text:style-name="P60">5<text:span text:style-name="T25">33</text:span> 112,72</text:p>
          </table:table-cell>
        </table:table-row>
        <table:table-row table:style-name="Tabela2.1">
          <table:table-cell table:style-name="Tabela2.A9" office:value-type="string">
            <text:p text:style-name="P2">VII</text:p>
          </table:table-cell>
          <table:table-cell table:style-name="Tabela2.B9" office:value-type="string">
            <text:p text:style-name="P2">Przychody netto z wynajmu pracowników</text:p>
          </table:table-cell>
          <table:table-cell table:style-name="Tabela2.C9" office:value-type="string">
            <text:p text:style-name="P35">0</text:p>
          </table:table-cell>
          <table:table-cell table:style-name="Tabela2.D9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P2">B</text:p>
          </table:table-cell>
          <table:table-cell table:style-name="Tabela2.A2" office:value-type="string">
            <text:p text:style-name="P2">Koszty działalności operacyjnej</text:p>
          </table:table-cell>
          <table:table-cell table:style-name="Tabela2.C2" office:value-type="string">
            <text:p text:style-name="P43">254 332,04</text:p>
          </table:table-cell>
          <table:table-cell table:style-name="Tabela2.A2" office:value-type="string">
            <text:p text:style-name="P60">48<text:span text:style-name="T21">8</text:span> <text:span text:style-name="T21">267,23</text:span></text:p>
          </table:table-cell>
        </table:table-row>
        <table:table-row table:style-name="Tabela2.1">
          <table:table-cell table:style-name="Tabela2.A11" office:value-type="string">
            <text:p text:style-name="P2">I</text:p>
          </table:table-cell>
          <table:table-cell table:style-name="Tabela2.B11" office:value-type="string">
            <text:p text:style-name="P2">Amortyzacja</text:p>
          </table:table-cell>
          <table:table-cell table:style-name="Tabela2.C11" office:value-type="string">
            <text:p text:style-name="P2">0</text:p>
          </table:table-cell>
          <table:table-cell table:style-name="Tabela2.D11" office:value-type="string">
            <text:p text:style-name="P2"/>
          </table:table-cell>
        </table:table-row>
        <table:table-row table:style-name="Tabela2.1">
          <table:table-cell table:style-name="Tabela2.A12" office:value-type="string">
            <text:p text:style-name="P2">II</text:p>
          </table:table-cell>
          <table:table-cell table:style-name="Tabela2.B12" office:value-type="string">
            <text:p text:style-name="P2">Zużycie materiałów i energii</text:p>
          </table:table-cell>
          <table:table-cell table:style-name="Tabela2.C12" office:value-type="string">
            <text:p text:style-name="P37">6 319,76</text:p>
          </table:table-cell>
          <table:table-cell table:style-name="Tabela2.D12" office:value-type="string">
            <text:p text:style-name="P60">11 366,76</text:p>
          </table:table-cell>
        </table:table-row>
        <table:table-row table:style-name="Tabela2.1">
          <table:table-cell table:style-name="Tabela2.A13" office:value-type="string">
            <text:p text:style-name="P2">a</text:p>
          </table:table-cell>
          <table:table-cell table:style-name="Tabela2.B13" office:value-type="string">
            <text:p text:style-name="P2">materiały pomocnicze</text:p>
          </table:table-cell>
          <table:table-cell table:style-name="Tabela2.C13" office:value-type="string">
            <text:p text:style-name="P37">0</text:p>
          </table:table-cell>
          <table:table-cell table:style-name="Tabela2.D13" office:value-type="string">
            <text:p text:style-name="P63">1 310,52</text:p>
          </table:table-cell>
        </table:table-row>
        <table:table-row table:style-name="Tabela2.1">
          <table:table-cell table:style-name="Tabela2.A14" office:value-type="string">
            <text:p text:style-name="P2">b</text:p>
          </table:table-cell>
          <table:table-cell table:style-name="Tabela2.B14" office:value-type="string">
            <text:p text:style-name="P2">wyposażenie</text:p>
          </table:table-cell>
          <table:table-cell table:style-name="Tabela2.C14" office:value-type="string">
            <text:p text:style-name="P2">0</text:p>
          </table:table-cell>
          <table:table-cell table:style-name="Tabela2.D14" office:value-type="string">
            <text:p text:style-name="P65">2 777,52</text:p>
          </table:table-cell>
        </table:table-row>
        <table:table-row table:style-name="Tabela2.1">
          <table:table-cell table:style-name="Tabela2.A15" office:value-type="string">
            <text:p text:style-name="P2">c</text:p>
          </table:table-cell>
          <table:table-cell table:style-name="Tabela2.B15" office:value-type="string">
            <text:p text:style-name="P2">części samochodowe, maszyn</text:p>
          </table:table-cell>
          <table:table-cell table:style-name="Tabela2.C15" office:value-type="string">
            <text:p text:style-name="P2">0</text:p>
          </table:table-cell>
          <table:table-cell table:style-name="Tabela2.D15" office:value-type="string">
            <text:p text:style-name="P62">27,19</text:p>
          </table:table-cell>
        </table:table-row>
        <table:table-row table:style-name="Tabela2.1">
          <table:table-cell table:style-name="Tabela2.A16" office:value-type="string">
            <text:p text:style-name="P2">d</text:p>
          </table:table-cell>
          <table:table-cell table:style-name="Tabela2.B16" office:value-type="string">
            <text:p text:style-name="P2">zużycie energii</text:p>
          </table:table-cell>
          <table:table-cell table:style-name="Tabela2.C16" office:value-type="string">
            <text:p text:style-name="P2">0</text:p>
          </table:table-cell>
          <table:table-cell table:style-name="Tabela2.D16" office:value-type="string">
            <text:p text:style-name="P2"/>
          </table:table-cell>
        </table:table-row>
        <table:table-row table:style-name="Tabela2.1">
          <table:table-cell table:style-name="Tabela2.A17" office:value-type="string">
            <text:p text:style-name="P2">e</text:p>
          </table:table-cell>
          <table:table-cell table:style-name="Tabela2.B17" office:value-type="string">
            <text:p text:style-name="P2">zużycie paliw</text:p>
          </table:table-cell>
          <table:table-cell table:style-name="Tabela2.C17" office:value-type="string">
            <text:p text:style-name="P2">0</text:p>
          </table:table-cell>
          <table:table-cell table:style-name="Tabela2.D17" office:value-type="string">
            <text:p text:style-name="P61">1 448,89</text:p>
          </table:table-cell>
        </table:table-row>
        <table:table-row table:style-name="Tabela2.1">
          <table:table-cell table:style-name="Tabela2.A18" office:value-type="string">
            <text:p text:style-name="P2">f</text:p>
          </table:table-cell>
          <table:table-cell table:style-name="Tabela2.B18" office:value-type="string">
            <text:p text:style-name="P2">artykuły biurowe</text:p>
          </table:table-cell>
          <table:table-cell table:style-name="Tabela2.C18" office:value-type="string">
            <text:p text:style-name="P2">0</text:p>
          </table:table-cell>
          <table:table-cell table:style-name="Tabela2.D18" office:value-type="string">
            <text:p text:style-name="P64">5 802,59</text:p>
          </table:table-cell>
        </table:table-row>
        <table:table-row table:style-name="Tabela2.1">
          <table:table-cell table:style-name="Tabela2.A19" office:value-type="string">
            <text:p text:style-name="P2">III</text:p>
          </table:table-cell>
          <table:table-cell table:style-name="Tabela2.B19" office:value-type="string">
            <text:p text:style-name="P2">Usługi obce</text:p>
          </table:table-cell>
          <table:table-cell table:style-name="Tabela2.C19" office:value-type="string">
            <text:p text:style-name="P37">222 807,98</text:p>
          </table:table-cell>
          <table:table-cell table:style-name="Tabela2.D19" office:value-type="string">
            <text:p text:style-name="P66">44<text:span text:style-name="T23">6 849,79</text:span></text:p>
          </table:table-cell>
        </table:table-row>
        <table:table-row table:style-name="Tabela2.1">
          <table:table-cell table:style-name="Tabela2.A20" office:value-type="string">
            <text:p text:style-name="P2">a</text:p>
          </table:table-cell>
          <table:table-cell table:style-name="Tabela2.B20" office:value-type="string">
            <text:p text:style-name="P2">transport, przejazdy</text:p>
          </table:table-cell>
          <table:table-cell table:style-name="Tabela2.C20" office:value-type="string">
            <text:p text:style-name="P2">0</text:p>
          </table:table-cell>
          <table:table-cell table:style-name="Tabela2.D20" office:value-type="string">
            <text:p text:style-name="P69">1 281,12</text:p>
          </table:table-cell>
        </table:table-row>
        <table:table-row table:style-name="Tabela2.1">
          <table:table-cell table:style-name="Tabela2.A21" office:value-type="string">
            <text:p text:style-name="P2">b</text:p>
          </table:table-cell>
          <table:table-cell table:style-name="Tabela2.B21" office:value-type="string">
            <text:p text:style-name="P2">usługi <text:s/>samochodowe</text:p>
          </table:table-cell>
          <table:table-cell table:style-name="Tabela2.C21" office:value-type="string">
            <text:p text:style-name="P2">0</text:p>
          </table:table-cell>
          <table:table-cell table:style-name="Tabela2.D21" office:value-type="string">
            <text:p text:style-name="P70">26,48</text:p>
          </table:table-cell>
        </table:table-row>
        <table:table-row table:style-name="Tabela2.1">
          <table:table-cell table:style-name="Tabela2.A22" office:value-type="string">
            <text:p text:style-name="P2">c</text:p>
          </table:table-cell>
          <table:table-cell table:style-name="Tabela2.B22" office:value-type="string">
            <text:p text:style-name="P2">czynsz, wynajem</text:p>
          </table:table-cell>
          <table:table-cell table:style-name="Tabela2.C22" office:value-type="string">
            <text:p text:style-name="P38">0</text:p>
          </table:table-cell>
          <table:table-cell table:style-name="Tabela2.D22" office:value-type="string">
            <text:p text:style-name="P67">38 942,38</text:p>
          </table:table-cell>
        </table:table-row>
        <table:table-row table:style-name="Tabela2.1">
          <table:table-cell table:style-name="Tabela2.A23" office:value-type="string">
            <text:p text:style-name="P2">d</text:p>
          </table:table-cell>
          <table:table-cell table:style-name="Tabela2.B23" office:value-type="string">
            <text:p text:style-name="P2">opłaty tel. internet, <text:s/>itp.</text:p>
          </table:table-cell>
          <table:table-cell table:style-name="Tabela2.C23" office:value-type="string">
            <text:p text:style-name="P38">0</text:p>
          </table:table-cell>
          <table:table-cell table:style-name="Tabela2.D23" office:value-type="string">
            <text:p text:style-name="P73">1 709,53</text:p>
          </table:table-cell>
        </table:table-row>
        <table:table-row table:style-name="Tabela2.1">
          <table:table-cell table:style-name="Tabela2.A24" office:value-type="string">
            <text:p text:style-name="P2">e</text:p>
          </table:table-cell>
          <table:table-cell table:style-name="Tabela2.B24" office:value-type="string">
            <text:p text:style-name="P2">usługi bankowe</text:p>
          </table:table-cell>
          <table:table-cell table:style-name="Tabela2.C24" office:value-type="string">
            <text:p text:style-name="P38">0</text:p>
          </table:table-cell>
          <table:table-cell table:style-name="Tabela2.D24" office:value-type="string">
            <text:p text:style-name="P76">293,68</text:p>
          </table:table-cell>
        </table:table-row>
        <table:table-row table:style-name="Tabela2.1">
          <table:table-cell table:style-name="Tabela2.A25" office:value-type="string">
            <text:p text:style-name="P2">f</text:p>
          </table:table-cell>
          <table:table-cell table:style-name="Tabela2.B25" office:value-type="string">
            <text:p text:style-name="P2">pozostałe usługi</text:p>
          </table:table-cell>
          <table:table-cell table:style-name="Tabela2.C25" office:value-type="string">
            <text:p text:style-name="P38">0</text:p>
          </table:table-cell>
          <table:table-cell table:style-name="Tabela2.D25" office:value-type="string">
            <text:p text:style-name="P71">27 797,57</text:p>
          </table:table-cell>
        </table:table-row>
        <table:table-row table:style-name="Tabela2.1">
          <table:table-cell table:style-name="Tabela2.A26" office:value-type="string">
            <text:p text:style-name="P2">g</text:p>
          </table:table-cell>
          <table:table-cell table:style-name="Tabela2.B26" office:value-type="string">
            <text:p text:style-name="P69">noclegi, gastronomia</text:p>
          </table:table-cell>
          <table:table-cell table:style-name="Tabela2.C26" office:value-type="string">
            <text:p text:style-name="P38">0</text:p>
          </table:table-cell>
          <table:table-cell table:style-name="Tabela2.D26" office:value-type="string">
            <text:p text:style-name="P69">3 418,96</text:p>
          </table:table-cell>
        </table:table-row>
        <table:table-row table:style-name="Tabela2.1">
          <table:table-cell table:style-name="Tabela2.A30" office:value-type="string">
            <text:p text:style-name="P68">h</text:p>
          </table:table-cell>
          <table:table-cell table:style-name="Tabela2.B30" office:value-type="string">
            <text:p text:style-name="P68">ubezpieczenia</text:p>
          </table:table-cell>
          <table:table-cell table:style-name="Tabela2.C30" office:value-type="string">
            <text:p text:style-name="P68">0</text:p>
          </table:table-cell>
          <table:table-cell table:style-name="Tabela2.D30" office:value-type="string">
            <text:p text:style-name="P68">3 069,45</text:p>
          </table:table-cell>
        </table:table-row>
        <table:table-row table:style-name="Tabela2.1">
          <table:table-cell table:style-name="Tabela2.A30" office:value-type="string">
            <text:p text:style-name="P72">i</text:p>
          </table:table-cell>
          <table:table-cell table:style-name="Tabela2.B30" office:value-type="string">
            <text:p text:style-name="P72">leasing operacyjny</text:p>
          </table:table-cell>
          <table:table-cell table:style-name="Tabela2.C30" office:value-type="string">
            <text:p text:style-name="P72">0</text:p>
          </table:table-cell>
          <table:table-cell table:style-name="Tabela2.D30" office:value-type="string">
            <text:p text:style-name="P72">15 965,62</text:p>
          </table:table-cell>
        </table:table-row>
        <table:table-row table:style-name="Tabela2.1">
          <table:table-cell table:style-name="Tabela2.A30" office:value-type="string">
            <text:p text:style-name="P73">j</text:p>
          </table:table-cell>
          <table:table-cell table:style-name="Tabela2.B30" office:value-type="string">
            <text:p text:style-name="P73">koszty pośrednictwa leasingowego</text:p>
          </table:table-cell>
          <table:table-cell table:style-name="Tabela2.C30" office:value-type="string">
            <text:p text:style-name="P73">0</text:p>
          </table:table-cell>
          <table:table-cell table:style-name="Tabela2.D30" office:value-type="string">
            <text:p text:style-name="P73">34<text:span text:style-name="T22">4 785,91</text:span></text:p>
          </table:table-cell>
        </table:table-row>
        <table:table-row table:style-name="Tabela2.1">
          <table:table-cell table:style-name="Tabela2.A30" office:value-type="string">
            <text:p text:style-name="P73">k</text:p>
          </table:table-cell>
          <table:table-cell table:style-name="Tabela2.B30" office:value-type="string">
            <text:p text:style-name="P73">koszty reklamy, ogłoszeń</text:p>
          </table:table-cell>
          <table:table-cell table:style-name="Tabela2.C30" office:value-type="string">
            <text:p text:style-name="P73">0</text:p>
          </table:table-cell>
          <table:table-cell table:style-name="Tabela2.D30" office:value-type="string">
            <text:p text:style-name="P73">9 852,77</text:p>
          </table:table-cell>
        </table:table-row>
        <table:table-row table:style-name="Tabela2.1">
          <table:table-cell table:style-name="Tabela2.A31" office:value-type="string">
            <text:p text:style-name="P2">IV</text:p>
          </table:table-cell>
          <table:table-cell table:style-name="Tabela2.B31" office:value-type="string">
            <text:p text:style-name="P2">Podatki i opłaty, w tym:</text:p>
          </table:table-cell>
          <table:table-cell table:style-name="Tabela2.C31" office:value-type="string">
            <text:p text:style-name="P38">907,72</text:p>
          </table:table-cell>
          <table:table-cell table:style-name="Tabela2.D31" office:value-type="string">
            <text:p text:style-name="P38"/>
          </table:table-cell>
        </table:table-row>
        <table:table-row table:style-name="Tabela2.1">
          <table:table-cell table:style-name="Tabela2.A32" office:value-type="string">
            <text:p text:style-name="P2">a</text:p>
          </table:table-cell>
          <table:table-cell table:style-name="Tabela2.B32" office:value-type="string">
            <text:p text:style-name="P2">Podatki i opłaty <text:span text:style-name="T18">administracyjne</text:span></text:p>
          </table:table-cell>
          <table:table-cell table:style-name="Tabela2.C32" office:value-type="string">
            <text:p text:style-name="P38">907,72</text:p>
          </table:table-cell>
          <table:table-cell table:style-name="Tabela2.D32" office:value-type="string">
            <text:p text:style-name="P77">1 157,00</text:p>
          </table:table-cell>
        </table:table-row>
        <table:table-row table:style-name="Tabela2.1">
          <table:table-cell table:style-name="Tabela2.A33" office:value-type="string">
            <text:p text:style-name="P2">b</text:p>
          </table:table-cell>
          <table:table-cell table:style-name="Tabela2.B33" office:value-type="string">
            <text:p text:style-name="P2">podatek akcyzowy</text:p>
          </table:table-cell>
          <table:table-cell table:style-name="Tabela2.C33" office:value-type="string">
            <text:p text:style-name="P2">0</text:p>
          </table:table-cell>
          <table:table-cell table:style-name="Tabela2.D33" office:value-type="string">
            <text:p text:style-name="P2"/>
          </table:table-cell>
        </table:table-row>
        <table:table-row table:style-name="Tabela2.1">
          <table:table-cell table:style-name="Tabela2.A34" office:value-type="string">
            <text:p text:style-name="P2">V</text:p>
          </table:table-cell>
          <table:table-cell table:style-name="Tabela2.B34" office:value-type="string">
            <text:p text:style-name="P2">Wynagrodzenia</text:p>
          </table:table-cell>
          <table:table-cell table:style-name="Tabela2.C34" office:value-type="string">
            <text:p text:style-name="P39">0</text:p>
          </table:table-cell>
          <table:table-cell table:style-name="Tabela2.D34" office:value-type="string">
            <text:p text:style-name="P74">28 600,00</text:p>
          </table:table-cell>
        </table:table-row>
        <table:table-row table:style-name="Tabela2.1">
          <table:table-cell table:style-name="Tabela2.A35" office:value-type="string">
            <text:p text:style-name="P2">VI</text:p>
          </table:table-cell>
          <table:table-cell table:style-name="Tabela2.B35" office:value-type="string">
            <text:p text:style-name="P2">Ubezpieczenia społeczne i inne świadczenia, w tym:</text:p>
          </table:table-cell>
          <table:table-cell table:style-name="Tabela2.C35" office:value-type="string">
            <text:p text:style-name="P39">0</text:p>
          </table:table-cell>
          <table:table-cell table:style-name="Tabela2.D35" office:value-type="string">
            <text:p text:style-name="P39"/>
          </table:table-cell>
        </table:table-row>
        <table:table-row table:style-name="Tabela2.1">
          <table:table-cell table:style-name="Tabela2.A36" office:value-type="string">
            <text:p text:style-name="P2">a</text:p>
          </table:table-cell>
          <table:table-cell table:style-name="Tabela2.B36" office:value-type="string">
            <text:p text:style-name="P2">Ubezpieczenia społeczne i inne świadczenia</text:p>
          </table:table-cell>
          <table:table-cell table:style-name="Tabela2.C36" office:value-type="string">
            <text:p text:style-name="P39">0,</text:p>
          </table:table-cell>
          <table:table-cell table:style-name="Tabela2.D36" office:value-type="string">
            <text:p text:style-name="P39"/>
          </table:table-cell>
        </table:table-row>
        <table:table-row table:style-name="Tabela2.1">
          <table:table-cell table:style-name="Tabela2.A37" office:value-type="string">
            <text:p text:style-name="P2">b</text:p>
          </table:table-cell>
          <table:table-cell table:style-name="Tabela2.B37" office:value-type="string">
            <text:p text:style-name="P2">emerytalne</text:p>
          </table:table-cell>
          <table:table-cell table:style-name="Tabela2.C37" office:value-type="string">
            <text:p text:style-name="P2">0</text:p>
          </table:table-cell>
          <table:table-cell table:style-name="Tabela2.D37" office:value-type="string">
            <text:p text:style-name="P2"/>
          </table:table-cell>
        </table:table-row>
        <table:table-row table:style-name="Tabela2.1">
          <table:table-cell table:style-name="Tabela2.A38" office:value-type="string">
            <text:p text:style-name="P2">VII</text:p>
          </table:table-cell>
          <table:table-cell table:style-name="Tabela2.B38" office:value-type="string">
            <text:p text:style-name="P2">Pozostałe koszty rodzajowe</text:p>
          </table:table-cell>
          <table:table-cell table:style-name="Tabela2.C38" office:value-type="string">
            <text:p text:style-name="P39">24 296,58</text:p>
          </table:table-cell>
          <table:table-cell table:style-name="Tabela2.D38" office:value-type="string">
            <text:p text:style-name="P75">1 450,68</text:p>
          </table:table-cell>
        </table:table-row>
        <table:table-row table:style-name="Tabela2.1">
          <table:table-cell table:style-name="Tabela2.A39" office:value-type="string">
            <text:p text:style-name="P2">VIII</text:p>
          </table:table-cell>
          <table:table-cell table:style-name="Tabela2.B39" office:value-type="string">
            <text:p text:style-name="P2">Wartość sprzedanych towarów i materiałów</text:p>
          </table:table-cell>
          <table:table-cell table:style-name="Tabela2.C39" office:value-type="string">
            <text:p text:style-name="P2">0</text:p>
          </table:table-cell>
          <table:table-cell table:style-name="Tabela2.D39" office:value-type="string">
            <text:p text:style-name="P2"/>
          </table:table-cell>
        </table:table-row>
        <table:table-row table:style-name="Tabela2.1">
          <table:table-cell table:style-name="Tabela2.A40" office:value-type="string">
            <text:p text:style-name="P2">D</text:p>
          </table:table-cell>
          <table:table-cell table:style-name="Tabela2.B40" office:value-type="string">
            <text:p text:style-name="P2">Pozostałe przychody operacyjne</text:p>
          </table:table-cell>
          <table:table-cell table:style-name="Tabela2.C40" office:value-type="string">
            <text:p text:style-name="P40">4,29</text:p>
          </table:table-cell>
          <table:table-cell table:style-name="Tabela2.D40" office:value-type="string">
            <text:p text:style-name="P40"/>
          </table:table-cell>
        </table:table-row>
        <text:soft-page-break/>
        <table:table-row table:style-name="Tabela2.1">
          <table:table-cell table:style-name="Tabela2.A41" office:value-type="string">
            <text:p text:style-name="P2">I</text:p>
          </table:table-cell>
          <table:table-cell table:style-name="Tabela2.B41" office:value-type="string">
            <text:p text:style-name="P2">Zysk z tyt. rozchodu niefinansowych aktywów trwał.</text:p>
          </table:table-cell>
          <table:table-cell table:style-name="Tabela2.C41" office:value-type="string">
            <text:p text:style-name="P2">0</text:p>
          </table:table-cell>
          <table:table-cell table:style-name="Tabela2.D41" office:value-type="string">
            <text:p text:style-name="P2"/>
          </table:table-cell>
        </table:table-row>
        <table:table-row table:style-name="Tabela2.1">
          <table:table-cell table:style-name="Tabela2.A42" office:value-type="string">
            <text:p text:style-name="P2">II</text:p>
          </table:table-cell>
          <table:table-cell table:style-name="Tabela2.B42" office:value-type="string">
            <text:p text:style-name="P2">Dotacje</text:p>
          </table:table-cell>
          <table:table-cell table:style-name="Tabela2.C42" office:value-type="string">
            <text:p text:style-name="P2">0</text:p>
          </table:table-cell>
          <table:table-cell table:style-name="Tabela2.D42" office:value-type="string">
            <text:p text:style-name="P2"/>
          </table:table-cell>
        </table:table-row>
        <table:table-row table:style-name="Tabela2.1">
          <table:table-cell table:style-name="Tabela2.A43" office:value-type="string">
            <text:p text:style-name="P2">III</text:p>
          </table:table-cell>
          <table:table-cell table:style-name="Tabela2.B43" office:value-type="string">
            <text:p text:style-name="P2"> </text:p>
          </table:table-cell>
          <table:table-cell table:style-name="Tabela2.C43" office:value-type="string">
            <text:p text:style-name="P2"> </text:p>
          </table:table-cell>
          <table:table-cell table:style-name="Tabela2.D43" office:value-type="string">
            <text:p text:style-name="P2"/>
          </table:table-cell>
        </table:table-row>
        <table:table-row table:style-name="Tabela2.1">
          <table:table-cell table:style-name="Tabela2.A44" office:value-type="string">
            <text:p text:style-name="P2">IV</text:p>
          </table:table-cell>
          <table:table-cell table:style-name="Tabela2.B44" office:value-type="string">
            <text:p text:style-name="P2">Aktualizacja wartości aktywów niefinansowych</text:p>
          </table:table-cell>
          <table:table-cell table:style-name="Tabela2.C44" office:value-type="string">
            <text:p text:style-name="P46">0</text:p>
          </table:table-cell>
          <table:table-cell table:style-name="Tabela2.D44" office:value-type="string">
            <text:p text:style-name="P46"/>
          </table:table-cell>
        </table:table-row>
        <table:table-row table:style-name="Tabela2.1">
          <table:table-cell table:style-name="Tabela2.A45" office:value-type="string">
            <text:p text:style-name="P2">E</text:p>
          </table:table-cell>
          <table:table-cell table:style-name="Tabela2.B45" office:value-type="string">
            <text:p text:style-name="P2">Inne przychody operacyjne</text:p>
          </table:table-cell>
          <table:table-cell table:style-name="Tabela2.C45" office:value-type="string">
            <text:p text:style-name="P2">0</text:p>
          </table:table-cell>
          <table:table-cell table:style-name="Tabela2.D45" office:value-type="string">
            <text:p text:style-name="P2"/>
          </table:table-cell>
        </table:table-row>
        <table:table-row table:style-name="Tabela2.1">
          <table:table-cell table:style-name="Tabela2.A46" office:value-type="string">
            <text:p text:style-name="P2">I</text:p>
          </table:table-cell>
          <table:table-cell table:style-name="Tabela2.B46" office:value-type="string">
            <text:p text:style-name="P2">Pozostałe koszty operacyjne</text:p>
          </table:table-cell>
          <table:table-cell table:style-name="Tabela2.C46" office:value-type="string">
            <text:p text:style-name="P41">2,60</text:p>
          </table:table-cell>
          <table:table-cell table:style-name="Tabela2.D46" office:value-type="string">
            <text:p text:style-name="P41"/>
          </table:table-cell>
        </table:table-row>
        <table:table-row table:style-name="Tabela2.1">
          <table:table-cell table:style-name="Tabela2.A47" office:value-type="string">
            <text:p text:style-name="P2">II</text:p>
          </table:table-cell>
          <table:table-cell table:style-name="Tabela2.B47" office:value-type="string">
            <text:p text:style-name="P2">Strata z tyt. rozch. niefinansowych aktywów trwał.</text:p>
          </table:table-cell>
          <table:table-cell table:style-name="Tabela2.C47" office:value-type="string">
            <text:p text:style-name="P2">0</text:p>
          </table:table-cell>
          <table:table-cell table:style-name="Tabela2.D47" office:value-type="string">
            <text:p text:style-name="P2"/>
          </table:table-cell>
        </table:table-row>
        <table:table-row table:style-name="Tabela2.48">
          <table:table-cell table:style-name="Tabela2.A48" office:value-type="string">
            <text:p text:style-name="P2">III</text:p>
          </table:table-cell>
          <table:table-cell table:style-name="Tabela2.B48" office:value-type="string">
            <text:p text:style-name="P2">Aktualizacja wartości aktywów niefinansowych</text:p>
          </table:table-cell>
          <table:table-cell table:style-name="Tabela2.C48" office:value-type="string">
            <text:p text:style-name="P2">0</text:p>
          </table:table-cell>
          <table:table-cell table:style-name="Tabela2.D48" office:value-type="string">
            <text:p text:style-name="P2"/>
          </table:table-cell>
        </table:table-row>
        <table:table-row table:style-name="Tabela2.1">
          <table:table-cell table:style-name="Tabela2.A49" office:value-type="string">
            <text:p text:style-name="P2">IV</text:p>
          </table:table-cell>
          <table:table-cell table:style-name="Tabela2.B49" office:value-type="string">
            <text:p text:style-name="P2">Inne koszty operacyjne</text:p>
          </table:table-cell>
          <table:table-cell table:style-name="Tabela2.C49" office:value-type="string">
            <text:p text:style-name="P41">2,60</text:p>
          </table:table-cell>
          <table:table-cell table:style-name="Tabela2.D49" office:value-type="string">
            <text:p text:style-name="P78">6 010,20</text:p>
          </table:table-cell>
        </table:table-row>
        <table:table-row table:style-name="Tabela2.1">
          <table:table-cell table:style-name="Tabela2.A50" office:value-type="string">
            <text:p text:style-name="P2">F</text:p>
          </table:table-cell>
          <table:table-cell table:style-name="Tabela2.B50" office:value-type="string">
            <text:p text:style-name="P2">n - KUP nie stanowiące kosztów uzyskania przychodu</text:p>
          </table:table-cell>
          <table:table-cell table:style-name="Tabela2.C50" office:value-type="string">
            <text:p text:style-name="P2">0</text:p>
          </table:table-cell>
          <table:table-cell table:style-name="Tabela2.D50" office:value-type="string">
            <text:p text:style-name="P81">6 010,20</text:p>
          </table:table-cell>
        </table:table-row>
        <table:table-row table:style-name="Tabela2.1">
          <table:table-cell table:style-name="Tabela2.A51" office:value-type="string">
            <text:p text:style-name="P2">G</text:p>
          </table:table-cell>
          <table:table-cell table:style-name="Tabela2.B51" office:value-type="string">
            <text:p text:style-name="P2">Zysk (strata) z działalności operacyjnej (C+D-E)</text:p>
          </table:table-cell>
          <table:table-cell table:style-name="Tabela2.C51" office:value-type="string">
            <text:p text:style-name="P42">13 923,16</text:p>
          </table:table-cell>
          <table:table-cell table:style-name="Tabela2.D51" office:value-type="string">
            <text:p text:style-name="P42"/>
          </table:table-cell>
        </table:table-row>
        <table:table-row table:style-name="Tabela2.1">
          <table:table-cell table:style-name="Tabela2.A52" office:value-type="string">
            <text:p text:style-name="P2">I</text:p>
          </table:table-cell>
          <table:table-cell table:style-name="Tabela2.B52" office:value-type="string">
            <text:p text:style-name="P2">Przychody finansowe</text:p>
          </table:table-cell>
          <table:table-cell table:style-name="Tabela2.C52" office:value-type="string">
            <text:p text:style-name="P44">0</text:p>
          </table:table-cell>
          <table:table-cell table:style-name="Tabela2.D52" office:value-type="string">
            <text:p text:style-name="P44"/>
          </table:table-cell>
        </table:table-row>
        <table:table-row table:style-name="Tabela2.1">
          <table:table-cell table:style-name="Tabela2.A53" office:value-type="string">
            <text:p text:style-name="P2">a</text:p>
          </table:table-cell>
          <table:table-cell table:style-name="Tabela2.B53" office:value-type="string">
            <text:p text:style-name="P2">Dywidendy i udziały w zyskach, w tym:</text:p>
          </table:table-cell>
          <table:table-cell table:style-name="Tabela2.C53" office:value-type="string">
            <text:p text:style-name="P2">0</text:p>
          </table:table-cell>
          <table:table-cell table:style-name="Tabela2.D53" office:value-type="string">
            <text:p text:style-name="P2"/>
          </table:table-cell>
        </table:table-row>
        <table:table-row table:style-name="Tabela2.1">
          <table:table-cell table:style-name="Tabela2.A54" office:value-type="string">
            <text:p text:style-name="P2">b</text:p>
          </table:table-cell>
          <table:table-cell table:style-name="Tabela2.B54" office:value-type="string">
            <text:p text:style-name="P2">Dywidendy i udziały w zyskach</text:p>
          </table:table-cell>
          <table:table-cell table:style-name="Tabela2.C54" office:value-type="string">
            <text:p text:style-name="P2">0</text:p>
          </table:table-cell>
          <table:table-cell table:style-name="Tabela2.D54" office:value-type="string">
            <text:p text:style-name="P2"/>
          </table:table-cell>
        </table:table-row>
        <table:table-row table:style-name="Tabela2.1">
          <table:table-cell table:style-name="Tabela2.A55" office:value-type="string">
            <text:p text:style-name="P2">-</text:p>
          </table:table-cell>
          <table:table-cell table:style-name="Tabela2.B55" office:value-type="string">
            <text:p text:style-name="P2">od jednostek powiązanych, w tym:</text:p>
          </table:table-cell>
          <table:table-cell table:style-name="Tabela2.C55" office:value-type="string">
            <text:p text:style-name="P2">0</text:p>
          </table:table-cell>
          <table:table-cell table:style-name="Tabela2.D55" office:value-type="string">
            <text:p text:style-name="P2"/>
          </table:table-cell>
        </table:table-row>
        <table:table-row table:style-name="Tabela2.1">
          <table:table-cell table:style-name="Tabela2.A56" office:value-type="string">
            <text:p text:style-name="P2">-</text:p>
          </table:table-cell>
          <table:table-cell table:style-name="Tabela2.B56" office:value-type="string">
            <text:p text:style-name="P2">od jednostek powiązanych</text:p>
          </table:table-cell>
          <table:table-cell table:style-name="Tabela2.C56" office:value-type="string">
            <text:p text:style-name="P2">0</text:p>
          </table:table-cell>
          <table:table-cell table:style-name="Tabela2.D56" office:value-type="string">
            <text:p text:style-name="P2"/>
          </table:table-cell>
        </table:table-row>
        <table:table-row table:style-name="Tabela2.1">
          <table:table-cell table:style-name="Tabela2.A57" office:value-type="string">
            <text:p text:style-name="P2">c</text:p>
          </table:table-cell>
          <table:table-cell table:style-name="Tabela2.B57" office:value-type="string">
            <text:p text:style-name="P2">w których jedn. posiada zaangażowanie w kapitale</text:p>
          </table:table-cell>
          <table:table-cell table:style-name="Tabela2.C57" office:value-type="string">
            <text:p text:style-name="P2">0</text:p>
          </table:table-cell>
          <table:table-cell table:style-name="Tabela2.D57" office:value-type="string">
            <text:p text:style-name="P2"/>
          </table:table-cell>
        </table:table-row>
        <table:table-row table:style-name="Tabela2.1">
          <table:table-cell table:style-name="Tabela2.A58" office:value-type="string">
            <text:p text:style-name="P2">-</text:p>
          </table:table-cell>
          <table:table-cell table:style-name="Tabela2.B58" office:value-type="string">
            <text:p text:style-name="P2">od jednostek pozostałych, w tym:</text:p>
          </table:table-cell>
          <table:table-cell table:style-name="Tabela2.C58" office:value-type="string">
            <text:p text:style-name="P2">0</text:p>
          </table:table-cell>
          <table:table-cell table:style-name="Tabela2.D58" office:value-type="string">
            <text:p text:style-name="P2"/>
          </table:table-cell>
        </table:table-row>
        <table:table-row table:style-name="Tabela2.1">
          <table:table-cell table:style-name="Tabela2.A59" office:value-type="string">
            <text:p text:style-name="P2">-</text:p>
          </table:table-cell>
          <table:table-cell table:style-name="Tabela2.B59" office:value-type="string">
            <text:p text:style-name="P2">od jednostek pozostałych</text:p>
          </table:table-cell>
          <table:table-cell table:style-name="Tabela2.C59" office:value-type="string">
            <text:p text:style-name="P2">0</text:p>
          </table:table-cell>
          <table:table-cell table:style-name="Tabela2.D59" office:value-type="string">
            <text:p text:style-name="P2"/>
          </table:table-cell>
        </table:table-row>
        <table:table-row table:style-name="Tabela2.1">
          <table:table-cell table:style-name="Tabela2.A60" office:value-type="string">
            <text:p text:style-name="P2">II</text:p>
          </table:table-cell>
          <table:table-cell table:style-name="Tabela2.B60" office:value-type="string">
            <text:p text:style-name="P2">w których jedn. posiada zaangażowanie w kapitale</text:p>
          </table:table-cell>
          <table:table-cell table:style-name="Tabela2.C60" office:value-type="string">
            <text:p text:style-name="P2">0</text:p>
          </table:table-cell>
          <table:table-cell table:style-name="Tabela2.D60" office:value-type="string">
            <text:p text:style-name="P2"/>
          </table:table-cell>
        </table:table-row>
        <table:table-row table:style-name="Tabela2.1">
          <table:table-cell table:style-name="Tabela2.A61" office:value-type="string">
            <text:p text:style-name="P2">a</text:p>
          </table:table-cell>
          <table:table-cell table:style-name="Tabela2.B61" office:value-type="string">
            <text:p text:style-name="P2">Odsetki, w tym:</text:p>
          </table:table-cell>
          <table:table-cell table:style-name="Tabela2.C61" office:value-type="string">
            <text:p text:style-name="P44">0</text:p>
          </table:table-cell>
          <table:table-cell table:style-name="Tabela2.D61" office:value-type="string">
            <text:p text:style-name="P44"/>
          </table:table-cell>
        </table:table-row>
        <table:table-row table:style-name="Tabela2.1">
          <table:table-cell table:style-name="Tabela2.A62" office:value-type="string">
            <text:p text:style-name="P2">b</text:p>
          </table:table-cell>
          <table:table-cell table:style-name="Tabela2.B62" office:value-type="string">
            <text:p text:style-name="P2">Odsetki</text:p>
          </table:table-cell>
          <table:table-cell table:style-name="Tabela2.C62" office:value-type="string">
            <text:p text:style-name="P44">0</text:p>
          </table:table-cell>
          <table:table-cell table:style-name="Tabela2.D62" office:value-type="string">
            <text:p text:style-name="P44"/>
          </table:table-cell>
        </table:table-row>
        <table:table-row table:style-name="Tabela2.1">
          <table:table-cell table:style-name="Tabela2.A63" office:value-type="string">
            <text:p text:style-name="P2">III</text:p>
          </table:table-cell>
          <table:table-cell table:style-name="Tabela2.B63" office:value-type="string">
            <text:p text:style-name="P2">od jednostek powiązanych</text:p>
          </table:table-cell>
          <table:table-cell table:style-name="Tabela2.C63" office:value-type="string">
            <text:p text:style-name="P2">0</text:p>
          </table:table-cell>
          <table:table-cell table:style-name="Tabela2.D63" office:value-type="string">
            <text:p text:style-name="P2"/>
          </table:table-cell>
        </table:table-row>
        <table:table-row table:style-name="Tabela2.1">
          <table:table-cell table:style-name="Tabela2.A64" office:value-type="string">
            <text:p text:style-name="P2">a</text:p>
          </table:table-cell>
          <table:table-cell table:style-name="Tabela2.B64" office:value-type="string">
            <text:p text:style-name="P2">Zysk z tytułu rozchodu aktywów finansowych, w tym:</text:p>
          </table:table-cell>
          <table:table-cell table:style-name="Tabela2.C64" office:value-type="string">
            <text:p text:style-name="P2">0</text:p>
          </table:table-cell>
          <table:table-cell table:style-name="Tabela2.D64" office:value-type="string">
            <text:p text:style-name="P2"/>
          </table:table-cell>
        </table:table-row>
        <table:table-row table:style-name="Tabela2.1">
          <table:table-cell table:style-name="Tabela2.A65" office:value-type="string">
            <text:p text:style-name="P2">b</text:p>
          </table:table-cell>
          <table:table-cell table:style-name="Tabela2.B65" office:value-type="string">
            <text:p text:style-name="P2">Zysk z tytułu rozchodu aktywów finansowych</text:p>
          </table:table-cell>
          <table:table-cell table:style-name="Tabela2.C65" office:value-type="string">
            <text:p text:style-name="P2">0</text:p>
          </table:table-cell>
          <table:table-cell table:style-name="Tabela2.D65" office:value-type="string">
            <text:p text:style-name="P2"/>
          </table:table-cell>
        </table:table-row>
        <table:table-row table:style-name="Tabela2.1">
          <table:table-cell table:style-name="Tabela2.A66" office:value-type="string">
            <text:p text:style-name="P2">IV</text:p>
          </table:table-cell>
          <table:table-cell table:style-name="Tabela2.B66" office:value-type="string">
            <text:p text:style-name="P2">w jednostkach powiązanych</text:p>
          </table:table-cell>
          <table:table-cell table:style-name="Tabela2.C66" office:value-type="string">
            <text:p text:style-name="P2">0</text:p>
          </table:table-cell>
          <table:table-cell table:style-name="Tabela2.D66" office:value-type="string">
            <text:p text:style-name="P2"/>
          </table:table-cell>
        </table:table-row>
        <table:table-row table:style-name="Tabela2.1">
          <table:table-cell table:style-name="Tabela2.A67" office:value-type="string">
            <text:p text:style-name="P2">V</text:p>
          </table:table-cell>
          <table:table-cell table:style-name="Tabela2.B67" office:value-type="string">
            <text:p text:style-name="P2">Aktualizacja wartości aktywów finansowych</text:p>
          </table:table-cell>
          <table:table-cell table:style-name="Tabela2.C67" office:value-type="string">
            <text:p text:style-name="P2">0</text:p>
          </table:table-cell>
          <table:table-cell table:style-name="Tabela2.D67" office:value-type="string">
            <text:p text:style-name="P2"/>
          </table:table-cell>
        </table:table-row>
        <table:table-row table:style-name="Tabela2.1">
          <table:table-cell table:style-name="Tabela2.A68" office:value-type="string">
            <text:p text:style-name="P2">H</text:p>
          </table:table-cell>
          <table:table-cell table:style-name="Tabela2.B68" office:value-type="string">
            <text:p text:style-name="P2">Inne</text:p>
          </table:table-cell>
          <table:table-cell table:style-name="Tabela2.C68" office:value-type="string">
            <text:p text:style-name="P2">0</text:p>
          </table:table-cell>
          <table:table-cell table:style-name="Tabela2.D68" office:value-type="string">
            <text:p text:style-name="P2"/>
          </table:table-cell>
        </table:table-row>
        <table:table-row table:style-name="Tabela2.1">
          <table:table-cell table:style-name="Tabela2.A69" office:value-type="string">
            <text:p text:style-name="P2">I</text:p>
          </table:table-cell>
          <table:table-cell table:style-name="Tabela2.B69" office:value-type="string">
            <text:p text:style-name="P2">Koszty finansowe</text:p>
          </table:table-cell>
          <table:table-cell table:style-name="Tabela2.C69" office:value-type="string">
            <text:p text:style-name="P48">7,26</text:p>
          </table:table-cell>
          <table:table-cell table:style-name="Tabela2.D69" office:value-type="string">
            <text:p text:style-name="P79">15 232,20</text:p>
          </table:table-cell>
        </table:table-row>
        <table:table-row table:style-name="Tabela2.1">
          <table:table-cell table:style-name="Tabela2.A70" office:value-type="string">
            <text:p text:style-name="P2">a</text:p>
          </table:table-cell>
          <table:table-cell table:style-name="Tabela2.B70" office:value-type="string">
            <text:p text:style-name="P2">Odsetki, w tym:</text:p>
          </table:table-cell>
          <table:table-cell table:style-name="Tabela2.C70" office:value-type="string">
            <text:p text:style-name="P44">0</text:p>
          </table:table-cell>
          <table:table-cell table:style-name="Tabela2.D70" office:value-type="string">
            <text:p text:style-name="P44"/>
          </table:table-cell>
        </table:table-row>
        <table:table-row table:style-name="Tabela2.1">
          <table:table-cell table:style-name="Tabela2.A71" office:value-type="string">
            <text:p text:style-name="P2">b</text:p>
          </table:table-cell>
          <table:table-cell table:style-name="Tabela2.B71" office:value-type="string">
            <text:p text:style-name="P2">Odsetki</text:p>
          </table:table-cell>
          <table:table-cell table:style-name="Tabela2.C71" office:value-type="string">
            <text:p text:style-name="P44">0,</text:p>
          </table:table-cell>
          <table:table-cell table:style-name="Tabela2.D71" office:value-type="string">
            <text:p text:style-name="P44"/>
          </table:table-cell>
        </table:table-row>
        <table:table-row table:style-name="Tabela2.1">
          <table:table-cell table:style-name="Tabela2.A72" office:value-type="string">
            <text:p text:style-name="P2">II</text:p>
          </table:table-cell>
          <table:table-cell table:style-name="Tabela2.B72" office:value-type="string">
            <text:p text:style-name="P2">dla jednostek powiązanych</text:p>
          </table:table-cell>
          <table:table-cell table:style-name="Tabela2.C72" office:value-type="string">
            <text:p text:style-name="P2">0</text:p>
          </table:table-cell>
          <table:table-cell table:style-name="Tabela2.D72" office:value-type="string">
            <text:p text:style-name="P2"/>
          </table:table-cell>
        </table:table-row>
        <table:table-row table:style-name="Tabela2.1">
          <table:table-cell table:style-name="Tabela2.A73" office:value-type="string">
            <text:p text:style-name="P2">a</text:p>
          </table:table-cell>
          <table:table-cell table:style-name="Tabela2.B73" office:value-type="string">
            <text:p text:style-name="P2">Strata z tyt. rozchodu aktywów finansowych, w tym:</text:p>
          </table:table-cell>
          <table:table-cell table:style-name="Tabela2.C73" office:value-type="string">
            <text:p text:style-name="P2">0</text:p>
          </table:table-cell>
          <table:table-cell table:style-name="Tabela2.D73" office:value-type="string">
            <text:p text:style-name="P2"/>
          </table:table-cell>
        </table:table-row>
        <table:table-row table:style-name="Tabela2.1">
          <table:table-cell table:style-name="Tabela2.A74" office:value-type="string">
            <text:p text:style-name="P2">b</text:p>
          </table:table-cell>
          <table:table-cell table:style-name="Tabela2.B74" office:value-type="string">
            <text:p text:style-name="P2">Strata z tytułu rozchodu aktywów finansowych</text:p>
          </table:table-cell>
          <table:table-cell table:style-name="Tabela2.C74" office:value-type="string">
            <text:p text:style-name="P2">0</text:p>
          </table:table-cell>
          <table:table-cell table:style-name="Tabela2.D74" office:value-type="string">
            <text:p text:style-name="P2"/>
          </table:table-cell>
        </table:table-row>
        <table:table-row table:style-name="Tabela2.1">
          <table:table-cell table:style-name="Tabela2.A75" office:value-type="string">
            <text:p text:style-name="P2">III</text:p>
          </table:table-cell>
          <table:table-cell table:style-name="Tabela2.B75" office:value-type="string">
            <text:p text:style-name="P2">w jednostkach powiązanych</text:p>
          </table:table-cell>
          <table:table-cell table:style-name="Tabela2.C75" office:value-type="string">
            <text:p text:style-name="P2">0</text:p>
          </table:table-cell>
          <table:table-cell table:style-name="Tabela2.D75" office:value-type="string">
            <text:p text:style-name="P2"/>
          </table:table-cell>
        </table:table-row>
        <table:table-row table:style-name="Tabela2.1">
          <table:table-cell table:style-name="Tabela2.A76" office:value-type="string">
            <text:p text:style-name="P2">IV</text:p>
          </table:table-cell>
          <table:table-cell table:style-name="Tabela2.B76" office:value-type="string">
            <text:p text:style-name="P2">Aktualizacja wartości aktywów finansowych</text:p>
          </table:table-cell>
          <table:table-cell table:style-name="Tabela2.C76" office:value-type="string">
            <text:p text:style-name="P2">0</text:p>
          </table:table-cell>
          <table:table-cell table:style-name="Tabela2.D76" office:value-type="string">
            <text:p text:style-name="P2"/>
          </table:table-cell>
        </table:table-row>
        <table:table-row table:style-name="Tabela2.1">
          <table:table-cell table:style-name="Tabela2.A77" office:value-type="string">
            <text:p text:style-name="P2">I</text:p>
          </table:table-cell>
          <table:table-cell table:style-name="Tabela2.B77" office:value-type="string">
            <text:p text:style-name="P2">Inne</text:p>
          </table:table-cell>
          <table:table-cell table:style-name="Tabela2.C77" office:value-type="string">
            <text:p text:style-name="P2">0</text:p>
          </table:table-cell>
          <table:table-cell table:style-name="Tabela2.D77" office:value-type="string">
            <text:p text:style-name="P2"/>
          </table:table-cell>
        </table:table-row>
        <table:table-row table:style-name="Tabela2.1">
          <table:table-cell table:style-name="Tabela2.A78" office:value-type="string">
            <text:p text:style-name="P2">J</text:p>
          </table:table-cell>
          <table:table-cell table:style-name="Tabela2.B78" office:value-type="string">
            <text:p text:style-name="P2">Zysk (strata) brutto (F+G-H)</text:p>
          </table:table-cell>
          <table:table-cell table:style-name="Tabela2.C78" office:value-type="string">
            <text:p text:style-name="P44">13 915,90</text:p>
          </table:table-cell>
          <table:table-cell table:style-name="Tabela2.D78" office:value-type="string">
            <text:p text:style-name="P86">23 603,09</text:p>
          </table:table-cell>
        </table:table-row>
        <table:table-row table:style-name="Tabela2.1">
          <table:table-cell table:style-name="Tabela2.A79" office:value-type="string">
            <text:p text:style-name="P2">K</text:p>
          </table:table-cell>
          <table:table-cell table:style-name="Tabela2.B79" office:value-type="string">
            <text:p text:style-name="P2">Podatek dochodowy</text:p>
          </table:table-cell>
          <table:table-cell table:style-name="Tabela2.C79" office:value-type="string">
            <text:p text:style-name="P45">2 886,00</text:p>
          </table:table-cell>
          <table:table-cell table:style-name="Tabela2.D79" office:value-type="string">
            <text:p text:style-name="P80"><text:span text:style-name="T26">2 665</text:span>,00</text:p>
          </table:table-cell>
        </table:table-row>
        <table:table-row table:style-name="Tabela2.1">
          <table:table-cell table:style-name="Tabela2.A80" office:value-type="string">
            <text:p text:style-name="P2">L</text:p>
          </table:table-cell>
          <table:table-cell table:style-name="Tabela2.B80" office:value-type="string">
            <text:p text:style-name="P2">Pozostałe obow. zmniejszenia zysku (zwięk.straty)</text:p>
          </table:table-cell>
          <table:table-cell table:style-name="Tabela2.C80" office:value-type="string">
            <text:p text:style-name="P2">0</text:p>
          </table:table-cell>
          <table:table-cell table:style-name="Tabela2.D80" office:value-type="string">
            <text:p text:style-name="P2"/>
          </table:table-cell>
        </table:table-row>
        <table:table-row table:style-name="Tabela2.1">
          <table:table-cell table:style-name="Tabela2.A81" office:value-type="string">
            <text:p text:style-name="P2"> </text:p>
          </table:table-cell>
          <table:table-cell table:style-name="Tabela2.B81" office:value-type="string">
            <text:p text:style-name="P2">Zysk (strata) netto (I - J - K)</text:p>
          </table:table-cell>
          <table:table-cell table:style-name="Tabela2.C81" office:value-type="string">
            <text:p text:style-name="P45">11 029,90</text:p>
          </table:table-cell>
          <table:table-cell table:style-name="Tabela2.D81" office:value-type="string">
            <text:p text:style-name="P87">20 938,09</text:p>
          </table:table-cell>
        </table:table-row>
      </table:table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04">Część IV</text:p>
      <text:p text:style-name="P105"/>
      <text:p text:style-name="P104">INFORMACJA DODATKOWA 201<text:span text:style-name="T15">9</text:span></text:p>
      <text:p text:style-name="P89"/>
      <text:p text:style-name="P89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89"/>
      <text:p text:style-name="P89"/>
      <text:p text:style-name="P89"/>
      <text:p text:style-name="P89"/>
      <text:p text:style-name="P89"/>
      <text:p text:style-name="P100">METODY WYCENY AKTYWÓW I PASYWÓW</text:p>
      <text:p text:style-name="P89">Spółka dokonuje wyceny aktywów i pasywów zgodnie z postanowieniami Ustawy o rachunkowości przy założeniu, że Spółka będzie kontynuowała działalność gospodarczą, w oparciu o poniższe zasady stosowane w sposób ciągły: <text:s/></text:p>
      <text:p text:style-name="P101">1. ŚRODKI TRWAŁE I WARTOŚCI NIEMATERIALNE I PRAWNE</text:p>
      <text:p text:style-name="P89">Środki trwałe ujmowane są według ceny nabycia lub kosztów wytworzenia. W przypadku trwałej utraty wartości dokonywane są odpisy z tytułu trwałej utraty wartości. Środki trwałe amortyzowane są metodą liniową według <text:s/>stawek <text:s/>KŚT (Klasyfikacji Środków Trwałych) Amortyzacja środków trwałych o wartości nieprzekraczającej 3 500 zł odpisywana jest jednorazowo w koszty w miesiącu przekazania do użytkowania.</text:p>
      <text:p text:style-name="P89">Środki trwałe w budowie wyceniane są w wysokości ogółu kosztów pozostających w bezpośrednim związku z ich nabyciem lub wytworzeniem, w tym również kosztów finansowania zewnętrznego pomniejszonych o odpisy z tytułu trwałej utraty wartości. </text:p>
      <text:p text:style-name="P89">Wartości niematerialne i prawne wyceniane są według cen nabycia lub kosztów wytworzenia, pomniejszonych o odpisy amortyzacyjne lub umorzeniowe, a także o odpisy z tytułu trwałej utraty wartości. Wartości niematerialne i prawne amortyzowane są metodą liniową według następujących stawek:</text:p>
      <text:p text:style-name="P89">Amortyzacja wartości niematerialnych i prawnych o wartości do 10.000 zł :</text:p>
      <text:p text:style-name="P89">zastosować amortyzację jednorazową i tym samym ująć odpis amortyzacyjny w miesiącu przyjęcia WNiP do użytkowania</text:p>
      <text:p text:style-name="P89"/>
      <text:p text:style-name="P89">Amortyzacja wartości niematerialnych i prawnych o wartości powyżej 10.000 zł :</text:p>
      <text:p text:style-name="P89">licencji (sublicencji) na programy komputerowe oraz od praw autorskich - 24 miesiące (max. roczna stawka amortyzacji 50%);</text:p>
      <text:p text:style-name="P89">licencji na wyświetlanie filmów oraz na emisję programów radiowych i telewizyjnych - 24 miesiące (max. roczna stawka amortyzacji 50%);</text:p>
      <text:p text:style-name="P89">poniesionych kosztów zakończonych prac rozwojowych - 12 miesięcy;</text:p>
      <text:p text:style-name="P89">pozostałych wartości niematerialnych i prawnych - 60 miesięcy (max. roczna stawka amortyzacji 20%).</text:p>
      <text:p text:style-name="P89">Środki trwałe i wartości niematerialne i prawne o wartości równej lub niższej niż 3.500,00 zł są amortyzowane jednorazowo w momencie oddania do użytkowania. </text:p>
      <text:p text:style-name="P89">Odpisy z tytułu trwałej utraty wartości środków trwałych, środków trwałych w budowie oraz wartości niematerialnych i prawnych dokonywane są w ciężar pozostałych kosztów operacyjnych.</text:p>
      <text:p text:style-name="P89"/>
      <text:p text:style-name="P101">2. RZECZOWE SKŁADNIKI AKTYWÓW OBROTOWYCH</text:p>
      <text:p text:style-name="P89">Pozycja nie dotyczy</text:p>
      <text:p text:style-name="P89"/>
      <text:p text:style-name="P101">3. NALEŻNOŚCI</text:p>
      <text:p text:style-name="P89">Należności wycenia się w kwocie wymaganej zapłaty, z zachowaniem zasady ostrożnej wyceny i wykazuje w wartości netto po pomniejszeniu o odpisy aktualizujące.</text:p>
      <text:p text:style-name="P89">Należności w walucie obcej wycenia się przy pierwszym ujęciu używając średniego kursu NBP z dnia poprzedzającego dzień wystawienia faktury, chyba że w zgłoszeniu celnym lub innym wiążącym Spółkę dokumencie ustalono inny kurs wymiany. Na dzień bilansowy należności walutowe wyceniane są po średnim kursie NBP ogłaszanym w tym dniu.</text:p>
      <text:p text:style-name="P89">Wartość należności podlega aktualizacji wyceny przy uwzględnieniu stopnia prawdopodobieństwa ich zapłaty poprzez dokonanie odpisu aktualizującego.</text:p>
      <text:p text:style-name="P89">Różnice kursowe od należności wyrażanych w walutach obcych ujmuje się w księgach rachunkowych na dzień ich zapłaty oraz na dzień ich wyceny odpowiednio: ujemne do kosztów finansowych a dodatnie do przychodów finansowych. <text:s/></text:p>
      <text:p text:style-name="P89"/>
      <text:p text:style-name="P101">4. INWESTYCJE KRÓTKOTERMINOWE</text:p>
      <text:p text:style-name="P89">Krótkoterminowe inwestycje finansowe ujmuje się w księgach rachunkowych według ceny nabycia lub kosztów zakupu jeżeli koszty przeprowadzenia transakcji zakupu są nieistotne. </text:p>
      <text:p text:style-name="P89"/>
      <text:p text:style-name="P101">5. ŚRODKI PIENIĘŻNE</text:p>
      <text:p text:style-name="P89">Środki pieniężne wykazuje się w wartości nominalnej. <text:s/></text:p>
      <text:p text:style-name="P89">Środki pieniężne wyrażone w walutach obcych na dzień bilansowy wycenia się po obowiązującym na ten dzień kursie średnim ustalonym dla danej waluty przez NBP. </text:p>
      <text:p text:style-name="P89">Różnice kursowe powstałe w związku z wyceną na dzień bilansowy środków pieniężnych wyrażonych w walutach obcych zarachowuje się odpowiednio na przychody lub koszty finansowe. </text:p>
      <text:p text:style-name="P89"/>
      <text:p text:style-name="P101">6. ROZLICZENIA MIĘDZYOKRESOWE CZYNNE</text:p>
      <text:p text:style-name="P89">Rozliczenia międzyokresowe czynne dokonywane są, jeżeli koszty poniesione dotyczą przyszłych okresów sprawozdawczych. </text:p>
      <text:p text:style-name="P89">Odpisy czynnych rozliczeń międzyokresowych kosztów następują stosowanie do upływu czasu i sposób rozliczenia jest uzasadniony charakterem rozliczanych kosztów, z zachowaniem zasady ostrożnej wyceny. </text:p>
      <text:p text:style-name="P89"/>
      <text:p text:style-name="P101">7. KAPITAŁY WŁASNE</text:p>
      <text:p text:style-name="P89">Kapitały własne ujmuje się w księgach rachunkowych w wartości nominalnej według ich rodzajów i zasad określonych przepisami prawa i Umowy Spółki.</text:p>
      <text:p text:style-name="P89"/>
      <text:p text:style-name="P101">8. REZERWY</text:p>
      <text:p text:style-name="P89">Pozycja nie dotyczy Spółki.</text:p>
      <text:p text:style-name="P89"/>
      <text:p text:style-name="P101">9. ZOBOWIĄZANIA</text:p>
      <text:p text:style-name="P89">Na dzień powstania zobowiązania ujmuje się według wartości nominalnej. Na dzień bilansowy zobowiązania wycenia się w kwocie wymagającej zapłaty.</text:p>
      <text:p text:style-name="P89">Zobowiązania wyrażone w walutach obcych wycenia się na dzień bilansowy po kursie średnim ustalonym dla danej waluty przez Narodowy Bank Polski na ten dzień. Różnice kursowe dotyczące zobowiązań wyrażonych w walutach obcych powstałe na dzień wyceny i przy uregulowaniu zalicza się odpowiednio do kosztów finansowych lub do przychodów finansowych. </text:p>
      <text:p text:style-name="P89"/>
      <text:p text:style-name="P101">10. ROZLICZENIA MIĘDZYOKRESOWE KOSZTÓW BIERNE</text:p>
      <text:p text:style-name="P89">Bierne rozliczenia międzyokresowe kosztów dokonywane są w wysokości prawdopodobnych zobowiązań przypadających na bieżący okres sprawozdawczy, wynikających w szczególności: </text:p>
      <text:p text:style-name="P111">- ze świadczeń wykonanych na rzecz jednostki przez kontrahentów jednostki, gdy kwotę zobowiązania można oszacować w sposób wiarygodny,</text:p>
      <text:p text:style-name="P111"><text:soft-page-break/>- z obowiązku wykonania, związanych z bieżącą działalnością, przyszłych świadczeń wobec nieznanych osób, których kwotę można oszacować, mimo że data powstania zobowiązania nie jest jeszcze znana, w tym z tytułu napraw gwarancyjnych i rękojmi za sprzedane produkty długotrwałego użytku. </text:p>
      <text:p text:style-name="P89">Odpisy biernych rozliczeń międzyokresowych kosztów następują stosownie do upływu czasu. Czas i sposób rozliczenia jest uzasadniony charakterem rozliczanych kosztów, z zachowaniem zasady ostrożności. </text:p>
      <text:p text:style-name="P89"/>
      <text:p text:style-name="P89"/>
      <text:p text:style-name="P101">11. PRZYCHODY I KOSZTY</text:p>
      <text:p text:style-name="P89">Przychody i koszty są rozpoznawane według zasady memoriałowej, tj. w okresach których dotyczą, niezależnie od daty otrzymania lub dokonania płatności. Dla zapewnienia współmierności przychodów i związanych z nimi kosztów do aktywów lub pasywów danego okresu sprawozdawczego zaliczane będą koszty lub przychody dotyczące przyszłych okresów oraz przypadające na ten okres sprawozdawczy koszty, które jeszcze nie zostały poniesione. </text:p>
      <text:p text:style-name="P89">Spółka prowadzi ewidencję kosztów w układzie rodzajowo - funkcjonalnym oraz sporządza porównawczy wariant rachunku zysków i strat.</text:p>
      <text:p text:style-name="P89"/>
      <text:p text:style-name="P101">12. WYCENA TRANSKACJI W WALUTACH OBCYCH</text:p>
      <text:p text:style-name="P89">Wyrażone w walutach obcych operacje gospodarcze ujmuje się w księgach rachunkowych na dzień ich przeprowadzenia odpowiednio po kursie:</text:p>
      <text:p text:style-name="P111">- kupna lub sprzedaży walut stosowanym przez bank, z którego usług korzysta jednostka – w przypadku operacji sprzedaży lub kupna walut oraz operacji zapłaty należności lub zobowiązań;</text:p>
      <text:p text:style-name="P111">- średnim ustalonym dla danej waluty przez NBP na ten dzień, chyba że w zgłoszeniu celnym lub innym wiążącym jednostkę dokumencie ustalony został inny kurs – w przypadku pozostałych operacji.</text:p>
      <text:p text:style-name="P98"><text:span text:style-name="T1">Brak pozycji w walucie obcej do wyceny bilansowej na dzień 31 grudnia 2018 roku</text:span><text:span text:style-name="T6"> </text:span></text:p>
      <text:p text:style-name="P101"/>
      <text:p text:style-name="P101"/>
      <text:p text:style-name="P112">13 Wynik finansowy</text:p>
      <text:p text:style-name="P113">1. Wynik finansowy ustala się na poziomie wyniku netto.</text:p>
      <text:p text:style-name="P102">2. Spółka może ustalać aktywa i rezerwy z tytułu odroczonego podatku dochodowego<text:bookmark text:name="_Hlk4531723"/></text:p>
      <text:p text:style-name="P102"/>
      <text:p text:style-name="P101"/>
      <text:p text:style-name="P101"/>
      <text:p text:style-name="P101"/>
      <text:p text:style-name="P101">Opis wybranych pozycji:</text:p>
      <text:p text:style-name="P101"/>
      <text:p text:style-name="P89"/>
      <text:p text:style-name="P89">I</text:p>
      <text:p text:style-name="P89">Wydatki nie stanowiące kosztów uzyskania przychodów w roku 201<text:span text:style-name="T19">9</text:span> <text:span text:style-name="T19">wyniosły <text:s/>6 010,20 zł</text:span></text:p>
      <text:p text:style-name="P89"/>
      <text:p text:style-name="P89"/>
      <text:p text:style-name="P89">II</text:p>
      <text:p text:style-name="P89">Różnice między wynikiem finansowym brutto a podstawą opodatkowania podatkiem dochodowym od osób prawnych <text:span text:style-name="T19">wyniosła <text:s/>6 010,20 zł</text:span></text:p>
      <text:p text:style-name="P89"/>
      <text:p text:style-name="P96"/>
      <text:p text:style-name="P96">VI</text:p>
      <text:p text:style-name="P97">Podstawa do obliczenia podatku dochodowego wyniosła <text:s text:c="3"/><text:span text:style-name="T20">29 613,29</text:span> zł</text:p>
      <text:p text:style-name="P97"/>
      <text:p text:style-name="P96"/>
      <text:p text:style-name="P96">VI</text:p>
      <text:p text:style-name="P97">Podatek dochodowy wyniósł <text:s text:c="2"/><text:span text:style-name="T39">2 665</text:span>, 00 zł</text:p>
      <text:p text:style-name="P97"/>
      <text:p text:style-name="P89"/>
      <text:p text:style-name="P89">VI</text:p>
      <text:p text:style-name="P89">Wynik finansowy netto w roku 201<text:span text:style-name="T19">9</text:span> wynosi <text:s text:c="2"/><text:span text:style-name="T40">20 938,09 </text:span><text:s/>zł</text:p>
      <text:p text:style-name="P89"/>
      <text:p text:style-name="P89"/>
      <text:p text:style-name="P89"/>
      <text:p text:style-name="P89"/>
      <text:p text:style-name="P98"><text:span text:style-name="T6">Wrocław, 7 marca 20</text:span><text:span text:style-name="T7">20</text:span><text:span text:style-name="T6"> roku</text:span></text:p>
      <text:p text:style-name="P116"/>
      <text:p text:style-name="P114"/>
      <text:p text:style-name="P89"/>
      <text:p text:style-name="P117"/>
      <text:p text:style-name="P89"/>
      <text:p text:style-name="P89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89"/>
          </table:table-cell>
        </table:table-row>
      </table:table>
      <text:p text:style-name="P118"/>
      <text:p text:style-name="P114"/>
      <text:p text:style-name="P114"/>
      <text:p text:style-name="P98"/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53cm" fo:margin-bottom="1.249cm" fo:margin-left="1.838cm" fo:margin-right="1.8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 style:next-style-name="Converted1">
      <style:footer>
        <text:p text:style-name="Footer"/>
      </style:footer>
    </style:master-page>
    <style:master-page style:name="Converted1" style:page-layout-name="Mpm2">
      <style:footer>
        <text:p text:style-name="MP1"/>
      </style:footer>
    </style:master-page>
    <style:master-page style:name="Converted4" style:page-layout-name="Mpm2" style:next-style-name="Converted3">
      <style:footer>
        <text:p text:style-name="Footer"/>
      </style:footer>
    </style:master-page>
    <style:master-page style:name="Converted3" style:page-layout-name="Mpm2">
      <style:footer>
        <text:p text:style-name="MP1"/>
      </style:footer>
    </style:master-page>
    <style:master-page style:name="Converted5" style:page-layout-name="Mpm3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22:15:23.514000000</meta:creation-date>
    <dc:date>2020-03-17T19:32:50.759000000</dc:date>
    <meta:editing-duration>P2DT2H16M28S</meta:editing-duration>
    <meta:editing-cycles>174</meta:editing-cycles>
    <meta:generator>LibreOffice/6.2.5.2$Windows_X86_64 LibreOffice_project/1ec314fa52f458adc18c4f025c545a4e8b22c159</meta:generator>
    <meta:document-statistic meta:table-count="3" meta:image-count="0" meta:object-count="0" meta:page-count="21" meta:paragraph-count="906" meta:word-count="3021" meta:character-count="19681" meta:non-whitespace-character-count="17210"/>
  </office:meta>
</office:document-meta>
</file>